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2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0.23mm"/>
    </style:style>
    <style:style style:name="co5" style:family="table-column">
      <style:table-column-properties fo:break-before="auto" style:column-width="16.42mm"/>
    </style:style>
    <style:style style:name="co6" style:family="table-column">
      <style:table-column-properties fo:break-before="auto" style:column-width="26.6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elium in Neon (gas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/>
          <table:table-cell office:value-type="string" calcext:value-type="string">
            <text:p><text:s/>Ion</text:p>
          </table:table-cell>
          <table:table-cell table:number-columns-repeated="2" office:value-type="string" calcext:value-type="string">
            <text:p><text:s text:c="6"/>dE/dx</text:p>
          </table:table-cell>
          <table:table-cell office:value-type="string" calcext:value-type="string">
            <text:p><text:s text:c="4"/>Pro</text:p>
          </table:table-cell>
          <table:table-cell office:value-type="string" calcext:value-type="string">
            <text:p>ject</text:p>
          </table:table-cell>
          <table:table-cell office:value-type="string" calcext:value-type="string">
            <text:p>ed <text:s/>Long</text:p>
          </table:table-cell>
          <table:table-cell office:value-type="string" calcext:value-type="string">
            <text:p>itud</text:p>
          </table:table-cell>
          <table:table-cell office:value-type="string" calcext:value-type="string">
            <text:p>inal <text:s text:c="2"/>Latera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nergy</text:p>
          </table:table-cell>
          <table:table-cell office:value-type="string" calcext:value-type="string">
            <text:p><text:s text:c="6"/>Elec.</text:p>
          </table:table-cell>
          <table:table-cell office:value-type="string" calcext:value-type="string">
            <text:p><text:s text:c="6"/>Nuclea</text:p>
          </table:table-cell>
          <table:table-cell office:value-type="string" calcext:value-type="string">
            <text:p>r <text:s text:c="4"/>R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<text:s text:c="5"/>Str</text:p>
          </table:table-cell>
          <table:table-cell office:value-type="string" calcext:value-type="string">
            <text:p>aggl</text:p>
          </table:table-cell>
          <table:table-cell office:value-type="string" calcext:value-type="string">
            <text:p>ing <text:s text:c="2"/>Straggl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 text:c="2"/>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 <text:s/>------</text:p>
          </table:table-cell>
          <table:table-cell office:value-type="string" calcext:value-type="string">
            <text:p>---- -------</text:p>
          </table:table-cell>
          <table:table-cell office:value-type="string" calcext:value-type="string">
            <text:p>--- 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 <text:s/>----------</text:p>
          </table:table-cell>
          <table:table-cell table:number-columns-repeated="9"/>
        </table:table-row>
        <table:table-row table:style-name="ro1">
          <table:table-cell office:value-type="float" office:value="9.99999" calcext:value-type="float">
            <text:p>9,99999</text:p>
          </table:table-cell>
          <table:table-cell office:value-type="string" calcext:value-type="string">
            <text:p><text:s/>eV</text:p>
          </table:table-cell>
          <table:table-cell office:value-type="float" office:value="0.006086" calcext:value-type="float">
            <text:p>0,006086</text:p>
          </table:table-cell>
          <table:table-cell office:value-type="float" office:value="0.03489" calcext:value-type="float">
            <text:p>0,03489</text:p>
          </table:table-cell>
          <table:table-cell office:value-type="float" office:value="1.02" calcext:value-type="float">
            <text:p>1,02</text:p>
          </table:table-cell>
          <table:table-cell office:value-type="string" calcext:value-type="string">
            <text:p>um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8 um</text:p>
          </table:table-cell>
          <table:table-cell table:number-columns-repeated="2"/>
          <table:table-cell table:formula="of:=[.E4]*0.000001" office:value-type="float" office:value="0.00000102" calcext:value-type="float">
            <text:p>1,02E-06</text:p>
          </table:table-cell>
          <table:table-cell table:formula="of:=[.A4]" office:value-type="float" office:value="9.99999" calcext:value-type="float">
            <text:p>9,99999</text:p>
          </table:table-cell>
          <table:table-cell table:number-columns-repeated="3"/>
          <table:table-cell table:formula="of:=([.$L$160]-[.L4])/[.$L$160]" office:value-type="float" office:value="0.999993949101264" calcext:value-type="float">
            <text:p>0,999993949101264</text:p>
          </table:table-cell>
          <table:table-cell table:formula="of:=[.M4]/[.$M$160]" office:value-type="float" office:value="0.000000999999" calcext:value-type="float">
            <text:p>9,99999E-07</text:p>
          </table:table-cell>
        </table:table-row>
        <table:table-row table:style-name="ro1">
          <table:table-cell office:value-type="float" office:value="10.9999" calcext:value-type="float">
            <text:p>10,9999</text:p>
          </table:table-cell>
          <table:table-cell office:value-type="string" calcext:value-type="string">
            <text:p><text:s/>eV</text:p>
          </table:table-cell>
          <table:table-cell office:value-type="float" office:value="0.006383" calcext:value-type="float">
            <text:p>0,006383</text:p>
          </table:table-cell>
          <table:table-cell office:value-type="float" office:value="0.0364" calcext:value-type="float">
            <text:p>0,0364</text:p>
          </table:table-cell>
          <table:table-cell office:value-type="float" office:value="1.07" calcext:value-type="float">
            <text:p>1,07</text:p>
          </table:table-cell>
          <table:table-cell office:value-type="string" calcext:value-type="string">
            <text:p>um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3 um</text:p>
          </table:table-cell>
          <table:table-cell table:number-columns-repeated="2"/>
          <table:table-cell table:formula="of:=[.E5]*0.000001" office:value-type="float" office:value="0.00000107" calcext:value-type="float">
            <text:p>1,07E-06</text:p>
          </table:table-cell>
          <table:table-cell table:formula="of:=[.A5]" office:value-type="float" office:value="10.9999" calcext:value-type="float">
            <text:p>10,9999</text:p>
          </table:table-cell>
          <table:table-cell table:number-columns-repeated="3"/>
          <table:table-cell table:formula="of:=([.$L$160]-[.L5])/[.$L$160]" office:value-type="float" office:value="0.99999365248858" calcext:value-type="float">
            <text:p>0,99999365248858</text:p>
          </table:table-cell>
          <table:table-cell table:formula="of:=[.M5]/[.$M$160]" office:value-type="float" office:value="0.00000109999" calcext:value-type="float">
            <text:p>1,09999E-06</text:p>
          </table:table-cell>
        </table:table-row>
        <table:table-row table:style-name="ro1">
          <table:table-cell office:value-type="float" office:value="11.9999" calcext:value-type="float">
            <text:p>11,9999</text:p>
          </table:table-cell>
          <table:table-cell office:value-type="string" calcext:value-type="string">
            <text:p><text:s/>eV</text:p>
          </table:table-cell>
          <table:table-cell office:value-type="float" office:value="0.006667" calcext:value-type="float">
            <text:p>0,006667</text:p>
          </table:table-cell>
          <table:table-cell office:value-type="float" office:value="0.03781" calcext:value-type="float">
            <text:p>0,03781</text:p>
          </table:table-cell>
          <table:table-cell office:value-type="float" office:value="1.13" calcext:value-type="float">
            <text:p>1,13</text:p>
          </table:table-cell>
          <table:table-cell office:value-type="string" calcext:value-type="string">
            <text:p>um</text:p>
          </table:table-cell>
          <table:table-cell office:value-type="float" office:value="1.59" calcext:value-type="float">
            <text:p>1,5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8 um</text:p>
          </table:table-cell>
          <table:table-cell table:number-columns-repeated="2"/>
          <table:table-cell table:formula="of:=[.E6]*0.000001" office:value-type="float" office:value="0.00000113" calcext:value-type="float">
            <text:p>1,13E-06</text:p>
          </table:table-cell>
          <table:table-cell table:formula="of:=[.A6]" office:value-type="float" office:value="11.9999" calcext:value-type="float">
            <text:p>11,9999</text:p>
          </table:table-cell>
          <table:table-cell table:number-columns-repeated="3"/>
          <table:table-cell table:formula="of:=([.$L$160]-[.L6])/[.$L$160]" office:value-type="float" office:value="0.999993296553361" calcext:value-type="float">
            <text:p>0,999993296553361</text:p>
          </table:table-cell>
          <table:table-cell table:formula="of:=[.M6]/[.$M$160]" office:value-type="float" office:value="0.00000119999" calcext:value-type="float">
            <text:p>1,19999E-06</text:p>
          </table:table-cell>
        </table:table-row>
        <table:table-row table:style-name="ro1">
          <table:table-cell office:value-type="float" office:value="12.9999" calcext:value-type="float">
            <text:p>12,9999</text:p>
          </table:table-cell>
          <table:table-cell office:value-type="string" calcext:value-type="string">
            <text:p><text:s/>eV</text:p>
          </table:table-cell>
          <table:table-cell office:value-type="float" office:value="0.006939" calcext:value-type="float">
            <text:p>0,006939</text:p>
          </table:table-cell>
          <table:table-cell office:value-type="float" office:value="0.03913" calcext:value-type="float">
            <text:p>0,03913</text:p>
          </table:table-cell>
          <table:table-cell office:value-type="float" office:value="1.18" calcext:value-type="float">
            <text:p>1,18</text:p>
          </table:table-cell>
          <table:table-cell office:value-type="string" calcext:value-type="string">
            <text:p>um</text:p>
          </table:table-cell>
          <table:table-cell office:value-type="float" office:value="1.65" calcext:value-type="float">
            <text:p>1,6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3 um</text:p>
          </table:table-cell>
          <table:table-cell table:number-columns-repeated="2"/>
          <table:table-cell table:formula="of:=[.E7]*0.000001" office:value-type="float" office:value="0.00000118" calcext:value-type="float">
            <text:p>1,18E-06</text:p>
          </table:table-cell>
          <table:table-cell table:formula="of:=[.A7]" office:value-type="float" office:value="12.9999" calcext:value-type="float">
            <text:p>12,9999</text:p>
          </table:table-cell>
          <table:table-cell table:number-columns-repeated="3"/>
          <table:table-cell table:formula="of:=([.$L$160]-[.L7])/[.$L$160]" office:value-type="float" office:value="0.999992999940677" calcext:value-type="float">
            <text:p>0,999992999940677</text:p>
          </table:table-cell>
          <table:table-cell table:formula="of:=[.M7]/[.$M$160]" office:value-type="float" office:value="0.00000129999" calcext:value-type="float">
            <text:p>1,29999E-06</text:p>
          </table:table-cell>
        </table:table-row>
        <table:table-row table:style-name="ro1">
          <table:table-cell office:value-type="float" office:value="13.9999" calcext:value-type="float">
            <text:p>13,9999</text:p>
          </table:table-cell>
          <table:table-cell office:value-type="string" calcext:value-type="string">
            <text:p><text:s/>eV</text:p>
          </table:table-cell>
          <table:table-cell office:value-type="float" office:value="0.007201" calcext:value-type="float">
            <text:p>0,007201</text:p>
          </table:table-cell>
          <table:table-cell office:value-type="float" office:value="0.04039" calcext:value-type="float">
            <text:p>0,04039</text:p>
          </table:table-cell>
          <table:table-cell office:value-type="float" office:value="1.23" calcext:value-type="float">
            <text:p>1,23</text:p>
          </table:table-cell>
          <table:table-cell office:value-type="string" calcext:value-type="string">
            <text:p>um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28 um</text:p>
          </table:table-cell>
          <table:table-cell table:number-columns-repeated="2"/>
          <table:table-cell table:formula="of:=[.E8]*0.000001" office:value-type="float" office:value="0.00000123" calcext:value-type="float">
            <text:p>1,23E-06</text:p>
          </table:table-cell>
          <table:table-cell table:formula="of:=[.A8]" office:value-type="float" office:value="13.9999" calcext:value-type="float">
            <text:p>13,9999</text:p>
          </table:table-cell>
          <table:table-cell table:number-columns-repeated="3"/>
          <table:table-cell table:formula="of:=([.$L$160]-[.L8])/[.$L$160]" office:value-type="float" office:value="0.999992703327994" calcext:value-type="float">
            <text:p>0,999992703327994</text:p>
          </table:table-cell>
          <table:table-cell table:formula="of:=[.M8]/[.$M$160]" office:value-type="float" office:value="0.00000139999" calcext:value-type="float">
            <text:p>1,39999E-06</text:p>
          </table:table-cell>
        </table:table-row>
        <table:table-row table:style-name="ro1">
          <table:table-cell office:value-type="float" office:value="14.9999" calcext:value-type="float">
            <text:p>14,9999</text:p>
          </table:table-cell>
          <table:table-cell office:value-type="string" calcext:value-type="string">
            <text:p><text:s/>eV</text:p>
          </table:table-cell>
          <table:table-cell office:value-type="float" office:value="0.007453" calcext:value-type="float">
            <text:p>0,007453</text:p>
          </table:table-cell>
          <table:table-cell office:value-type="float" office:value="0.04157" calcext:value-type="float">
            <text:p>0,04157</text:p>
          </table:table-cell>
          <table:table-cell office:value-type="float" office:value="1.28" calcext:value-type="float">
            <text:p>1,28</text:p>
          </table:table-cell>
          <table:table-cell office:value-type="string" calcext:value-type="string">
            <text:p>um</text:p>
          </table:table-cell>
          <table:table-cell office:value-type="float" office:value="1.78" calcext:value-type="float">
            <text:p>1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2 um</text:p>
          </table:table-cell>
          <table:table-cell table:number-columns-repeated="2"/>
          <table:table-cell table:formula="of:=[.E9]*0.000001" office:value-type="float" office:value="0.00000128" calcext:value-type="float">
            <text:p>1,28E-06</text:p>
          </table:table-cell>
          <table:table-cell table:formula="of:=[.A9]" office:value-type="float" office:value="14.9999" calcext:value-type="float">
            <text:p>14,9999</text:p>
          </table:table-cell>
          <table:table-cell table:number-columns-repeated="3"/>
          <table:table-cell table:formula="of:=([.$L$160]-[.L9])/[.$L$160]" office:value-type="float" office:value="0.999992406715311" calcext:value-type="float">
            <text:p>0,999992406715311</text:p>
          </table:table-cell>
          <table:table-cell table:formula="of:=[.M9]/[.$M$160]" office:value-type="float" office:value="0.00000149999" calcext:value-type="float">
            <text:p>1,49999E-06</text:p>
          </table:table-cell>
        </table:table-row>
        <table:table-row table:style-name="ro1">
          <table:table-cell office:value-type="float" office:value="15.9999" calcext:value-type="float">
            <text:p>15,9999</text:p>
          </table:table-cell>
          <table:table-cell office:value-type="string" calcext:value-type="string">
            <text:p><text:s/>eV</text:p>
          </table:table-cell>
          <table:table-cell office:value-type="float" office:value="0.007698" calcext:value-type="float">
            <text:p>0,007698</text:p>
          </table:table-cell>
          <table:table-cell office:value-type="float" office:value="0.0427" calcext:value-type="float">
            <text:p>0,0427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um</text:p>
          </table:table-cell>
          <table:table-cell office:value-type="float" office:value="1.84" calcext:value-type="float">
            <text:p>1,8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37 um</text:p>
          </table:table-cell>
          <table:table-cell table:number-columns-repeated="2"/>
          <table:table-cell table:formula="of:=[.E10]*0.000001" office:value-type="float" office:value="0.00000132" calcext:value-type="float">
            <text:p>1,32E-06</text:p>
          </table:table-cell>
          <table:table-cell table:formula="of:=[.A10]" office:value-type="float" office:value="15.9999" calcext:value-type="float">
            <text:p>15,9999</text:p>
          </table:table-cell>
          <table:table-cell table:number-columns-repeated="3"/>
          <table:table-cell table:formula="of:=([.$L$160]-[.L10])/[.$L$160]" office:value-type="float" office:value="0.999992169425165" calcext:value-type="float">
            <text:p>0,999992169425165</text:p>
          </table:table-cell>
          <table:table-cell table:formula="of:=[.M10]/[.$M$160]" office:value-type="float" office:value="0.00000159999" calcext:value-type="float">
            <text:p>1,59999E-06</text:p>
          </table:table-cell>
        </table:table-row>
        <table:table-row table:style-name="ro1">
          <table:table-cell office:value-type="float" office:value="16.9999" calcext:value-type="float">
            <text:p>16,9999</text:p>
          </table:table-cell>
          <table:table-cell office:value-type="string" calcext:value-type="string">
            <text:p><text:s/>eV</text:p>
          </table:table-cell>
          <table:table-cell office:value-type="float" office:value="0.007935" calcext:value-type="float">
            <text:p>0,007935</text:p>
          </table:table-cell>
          <table:table-cell office:value-type="float" office:value="0.04378" calcext:value-type="float">
            <text:p>0,04378</text:p>
          </table:table-cell>
          <table:table-cell office:value-type="float" office:value="1.37" calcext:value-type="float">
            <text:p>1,37</text:p>
          </table:table-cell>
          <table:table-cell office:value-type="string" calcext:value-type="string">
            <text:p>um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1 um</text:p>
          </table:table-cell>
          <table:table-cell table:number-columns-repeated="2"/>
          <table:table-cell table:formula="of:=[.E11]*0.000001" office:value-type="float" office:value="0.00000137" calcext:value-type="float">
            <text:p>1,37E-06</text:p>
          </table:table-cell>
          <table:table-cell table:formula="of:=[.A11]" office:value-type="float" office:value="16.9999" calcext:value-type="float">
            <text:p>16,9999</text:p>
          </table:table-cell>
          <table:table-cell table:number-columns-repeated="3"/>
          <table:table-cell table:formula="of:=([.$L$160]-[.L11])/[.$L$160]" office:value-type="float" office:value="0.999991872812482" calcext:value-type="float">
            <text:p>0,999991872812482</text:p>
          </table:table-cell>
          <table:table-cell table:formula="of:=[.M11]/[.$M$160]" office:value-type="float" office:value="0.00000169999" calcext:value-type="float">
            <text:p>1,69999E-06</text:p>
          </table:table-cell>
        </table:table-row>
        <table:table-row table:style-name="ro1">
          <table:table-cell office:value-type="float" office:value="17.9999" calcext:value-type="float">
            <text:p>17,9999</text:p>
          </table:table-cell>
          <table:table-cell office:value-type="string" calcext:value-type="string">
            <text:p><text:s/>eV</text:p>
          </table:table-cell>
          <table:table-cell office:value-type="float" office:value="0.008165" calcext:value-type="float">
            <text:p>0,008165</text:p>
          </table:table-cell>
          <table:table-cell office:value-type="float" office:value="0.04481" calcext:value-type="float">
            <text:p>0,04481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um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46 um</text:p>
          </table:table-cell>
          <table:table-cell table:number-columns-repeated="2"/>
          <table:table-cell table:formula="of:=[.E12]*0.000001" office:value-type="float" office:value="0.00000142" calcext:value-type="float">
            <text:p>1,42E-06</text:p>
          </table:table-cell>
          <table:table-cell table:formula="of:=[.A12]" office:value-type="float" office:value="17.9999" calcext:value-type="float">
            <text:p>17,9999</text:p>
          </table:table-cell>
          <table:table-cell table:number-columns-repeated="3"/>
          <table:table-cell table:formula="of:=([.$L$160]-[.L12])/[.$L$160]" office:value-type="float" office:value="0.999991576199798" calcext:value-type="float">
            <text:p>0,999991576199798</text:p>
          </table:table-cell>
          <table:table-cell table:formula="of:=[.M12]/[.$M$160]" office:value-type="float" office:value="0.00000179999" calcext:value-type="float">
            <text:p>1,79999E-06</text:p>
          </table:table-cell>
        </table:table-row>
        <table:table-row table:style-name="ro1">
          <table:table-cell office:value-type="float" office:value="19.9999" calcext:value-type="float">
            <text:p>19,9999</text:p>
          </table:table-cell>
          <table:table-cell office:value-type="string" calcext:value-type="string">
            <text:p><text:s/>eV</text:p>
          </table:table-cell>
          <table:table-cell office:value-type="float" office:value="0.008606" calcext:value-type="float">
            <text:p>0,008606</text:p>
          </table:table-cell>
          <table:table-cell office:value-type="float" office:value="0.04673" calcext:value-type="float">
            <text:p>0,04673</text:p>
          </table:table-cell>
          <table:table-cell office:value-type="float" office:value="1.51" calcext:value-type="float">
            <text:p>1,51</text:p>
          </table:table-cell>
          <table:table-cell office:value-type="string" calcext:value-type="string">
            <text:p>um</text:p>
          </table:table-cell>
          <table:table-cell office:value-type="float" office:value="2.06" calcext:value-type="float">
            <text:p>2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54 um</text:p>
          </table:table-cell>
          <table:table-cell table:number-columns-repeated="2"/>
          <table:table-cell table:formula="of:=[.E13]*0.000001" office:value-type="float" office:value="0.00000151" calcext:value-type="float">
            <text:p>1,51E-06</text:p>
          </table:table-cell>
          <table:table-cell table:formula="of:=[.A13]" office:value-type="float" office:value="19.9999" calcext:value-type="float">
            <text:p>19,9999</text:p>
          </table:table-cell>
          <table:table-cell table:number-columns-repeated="3"/>
          <table:table-cell table:formula="of:=([.$L$160]-[.L13])/[.$L$160]" office:value-type="float" office:value="0.999991042296969" calcext:value-type="float">
            <text:p>0,999991042296969</text:p>
          </table:table-cell>
          <table:table-cell table:formula="of:=[.M13]/[.$M$160]" office:value-type="float" office:value="0.00000199999" calcext:value-type="float">
            <text:p>1,99999E-06</text:p>
          </table:table-cell>
        </table:table-row>
        <table:table-row table:style-name="ro1">
          <table:table-cell office:value-type="float" office:value="22.4999" calcext:value-type="float">
            <text:p>22,4999</text:p>
          </table:table-cell>
          <table:table-cell office:value-type="string" calcext:value-type="string">
            <text:p><text:s/>eV</text:p>
          </table:table-cell>
          <table:table-cell office:value-type="float" office:value="0.009129" calcext:value-type="float">
            <text:p>0,009129</text:p>
          </table:table-cell>
          <table:table-cell office:value-type="float" office:value="0.04893" calcext:value-type="float">
            <text:p>0,04893</text:p>
          </table:table-cell>
          <table:table-cell office:value-type="float" office:value="1.61" calcext:value-type="float">
            <text:p>1,61</text:p>
          </table:table-cell>
          <table:table-cell office:value-type="string" calcext:value-type="string">
            <text:p>um</text:p>
          </table:table-cell>
          <table:table-cell office:value-type="float" office:value="2.19" calcext:value-type="float">
            <text:p>2,1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64 um</text:p>
          </table:table-cell>
          <table:table-cell table:number-columns-repeated="2"/>
          <table:table-cell table:formula="of:=[.E14]*0.000001" office:value-type="float" office:value="0.00000161" calcext:value-type="float">
            <text:p>1,61E-06</text:p>
          </table:table-cell>
          <table:table-cell table:formula="of:=[.A14]" office:value-type="float" office:value="22.4999" calcext:value-type="float">
            <text:p>22,4999</text:p>
          </table:table-cell>
          <table:table-cell table:number-columns-repeated="3"/>
          <table:table-cell table:formula="of:=([.$L$160]-[.L14])/[.$L$160]" office:value-type="float" office:value="0.999990449071602" calcext:value-type="float">
            <text:p>0,999990449071602</text:p>
          </table:table-cell>
          <table:table-cell table:formula="of:=[.M14]/[.$M$160]" office:value-type="float" office:value="0.00000224999" calcext:value-type="float">
            <text:p>2,24999E-06</text:p>
          </table:table-cell>
        </table:table-row>
        <table:table-row table:style-name="ro1">
          <table:table-cell office:value-type="float" office:value="24.9999" calcext:value-type="float">
            <text:p>24,9999</text:p>
          </table:table-cell>
          <table:table-cell office:value-type="string" calcext:value-type="string">
            <text:p><text:s/>eV</text:p>
          </table:table-cell>
          <table:table-cell office:value-type="float" office:value="0.009622" calcext:value-type="float">
            <text:p>0,009622</text:p>
          </table:table-cell>
          <table:table-cell office:value-type="float" office:value="0.05094" calcext:value-type="float">
            <text:p>0,05094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um</text:p>
          </table:table-cell>
          <table:table-cell office:value-type="float" office:value="2.32" calcext:value-type="float">
            <text:p>2,3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73 um</text:p>
          </table:table-cell>
          <table:table-cell table:number-columns-repeated="2"/>
          <table:table-cell table:formula="of:=[.E15]*0.000001" office:value-type="float" office:value="0.00000172" calcext:value-type="float">
            <text:p>1,72E-06</text:p>
          </table:table-cell>
          <table:table-cell table:formula="of:=[.A15]" office:value-type="float" office:value="24.9999" calcext:value-type="float">
            <text:p>24,9999</text:p>
          </table:table-cell>
          <table:table-cell table:number-columns-repeated="3"/>
          <table:table-cell table:formula="of:=([.$L$160]-[.L15])/[.$L$160]" office:value-type="float" office:value="0.999989796523699" calcext:value-type="float">
            <text:p>0,999989796523699</text:p>
          </table:table-cell>
          <table:table-cell table:formula="of:=[.M15]/[.$M$160]" office:value-type="float" office:value="0.00000249999" calcext:value-type="float">
            <text:p>2,49999E-06</text:p>
          </table:table-cell>
        </table:table-row>
        <table:table-row table:style-name="ro1">
          <table:table-cell office:value-type="float" office:value="27.4999" calcext:value-type="float">
            <text:p>27,4999</text:p>
          </table:table-cell>
          <table:table-cell office:value-type="string" calcext:value-type="string">
            <text:p><text:s/>eV</text:p>
          </table:table-cell>
          <table:table-cell office:value-type="float" office:value="0.01009" calcext:value-type="float">
            <text:p>0,01009</text:p>
          </table:table-cell>
          <table:table-cell office:value-type="float" office:value="0.05279" calcext:value-type="float">
            <text:p>0,05279</text:p>
          </table:table-cell>
          <table:table-cell office:value-type="float" office:value="1.82" calcext:value-type="float">
            <text:p>1,82</text:p>
          </table:table-cell>
          <table:table-cell office:value-type="string" calcext:value-type="string">
            <text:p>um</text:p>
          </table:table-cell>
          <table:table-cell office:value-type="float" office:value="2.44" calcext:value-type="float">
            <text:p>2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83 um</text:p>
          </table:table-cell>
          <table:table-cell table:number-columns-repeated="2"/>
          <table:table-cell table:formula="of:=[.E16]*0.000001" office:value-type="float" office:value="0.00000182" calcext:value-type="float">
            <text:p>1,82E-06</text:p>
          </table:table-cell>
          <table:table-cell table:formula="of:=[.A16]" office:value-type="float" office:value="27.4999" calcext:value-type="float">
            <text:p>27,4999</text:p>
          </table:table-cell>
          <table:table-cell table:number-columns-repeated="3"/>
          <table:table-cell table:formula="of:=([.$L$160]-[.L16])/[.$L$160]" office:value-type="float" office:value="0.999989203298333" calcext:value-type="float">
            <text:p>0,999989203298333</text:p>
          </table:table-cell>
          <table:table-cell table:formula="of:=[.M16]/[.$M$160]" office:value-type="float" office:value="0.00000274999" calcext:value-type="float">
            <text:p>2,74999E-06</text:p>
          </table:table-cell>
        </table:table-row>
        <table:table-row table:style-name="ro1">
          <table:table-cell office:value-type="float" office:value="29.9999" calcext:value-type="float">
            <text:p>29,9999</text:p>
          </table:table-cell>
          <table:table-cell office:value-type="string" calcext:value-type="string">
            <text:p><text:s/>eV</text:p>
          </table:table-cell>
          <table:table-cell office:value-type="float" office:value="0.01054" calcext:value-type="float">
            <text:p>0,01054</text:p>
          </table:table-cell>
          <table:table-cell office:value-type="float" office:value="0.0545" calcext:value-type="float">
            <text:p>0,0545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um</text:p>
          </table:table-cell>
          <table:table-cell office:value-type="float" office:value="2.56" calcext:value-type="float">
            <text:p>2,5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91 um</text:p>
          </table:table-cell>
          <table:table-cell table:number-columns-repeated="2"/>
          <table:table-cell table:formula="of:=[.E17]*0.000001" office:value-type="float" office:value="0.00000192" calcext:value-type="float">
            <text:p>1,92E-06</text:p>
          </table:table-cell>
          <table:table-cell table:formula="of:=[.A17]" office:value-type="float" office:value="29.9999" calcext:value-type="float">
            <text:p>29,9999</text:p>
          </table:table-cell>
          <table:table-cell table:number-columns-repeated="3"/>
          <table:table-cell table:formula="of:=([.$L$160]-[.L17])/[.$L$160]" office:value-type="float" office:value="0.999988610072967" calcext:value-type="float">
            <text:p>0,999988610072967</text:p>
          </table:table-cell>
          <table:table-cell table:formula="of:=[.M17]/[.$M$160]" office:value-type="float" office:value="0.00000299999" calcext:value-type="float">
            <text:p>2,99999E-06</text:p>
          </table:table-cell>
        </table:table-row>
        <table:table-row table:style-name="ro1">
          <table:table-cell office:value-type="float" office:value="32.4999" calcext:value-type="float">
            <text:p>32,4999</text:p>
          </table:table-cell>
          <table:table-cell office:value-type="string" calcext:value-type="string">
            <text:p><text:s/>eV</text:p>
          </table:table-cell>
          <table:table-cell office:value-type="float" office:value="0.01097" calcext:value-type="float">
            <text:p>0,01097</text:p>
          </table:table-cell>
          <table:table-cell office:value-type="float" office:value="0.05609" calcext:value-type="float">
            <text:p>0,05609</text:p>
          </table:table-cell>
          <table:table-cell office:value-type="float" office:value="2.02" calcext:value-type="float">
            <text:p>2,02</text:p>
          </table:table-cell>
          <table:table-cell office:value-type="string" calcext:value-type="string">
            <text:p>um</text:p>
          </table:table-cell>
          <table:table-cell office:value-type="float" office:value="2.67" calcext:value-type="float">
            <text:p>2,6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00 um</text:p>
          </table:table-cell>
          <table:table-cell table:number-columns-repeated="2"/>
          <table:table-cell table:formula="of:=[.E18]*0.000001" office:value-type="float" office:value="0.00000202" calcext:value-type="float">
            <text:p>2,02E-06</text:p>
          </table:table-cell>
          <table:table-cell table:formula="of:=[.A18]" office:value-type="float" office:value="32.4999" calcext:value-type="float">
            <text:p>32,4999</text:p>
          </table:table-cell>
          <table:table-cell table:number-columns-repeated="3"/>
          <table:table-cell table:formula="of:=([.$L$160]-[.L18])/[.$L$160]" office:value-type="float" office:value="0.9999880168476" calcext:value-type="float">
            <text:p>0,9999880168476</text:p>
          </table:table-cell>
          <table:table-cell table:formula="of:=[.M18]/[.$M$160]" office:value-type="float" office:value="0.00000324999" calcext:value-type="float">
            <text:p>3,24999E-06</text:p>
          </table:table-cell>
        </table:table-row>
        <table:table-row table:style-name="ro1">
          <table:table-cell office:value-type="float" office:value="34.9999" calcext:value-type="float">
            <text:p>34,9999</text:p>
          </table:table-cell>
          <table:table-cell office:value-type="string" calcext:value-type="string">
            <text:p><text:s/>eV</text:p>
          </table:table-cell>
          <table:table-cell office:value-type="float" office:value="0.01139" calcext:value-type="float">
            <text:p>0,01139</text:p>
          </table:table-cell>
          <table:table-cell office:value-type="float" office:value="0.05757" calcext:value-type="float">
            <text:p>0,05757</text:p>
          </table:table-cell>
          <table:table-cell office:value-type="float" office:value="2.12" calcext:value-type="float">
            <text:p>2,12</text:p>
          </table:table-cell>
          <table:table-cell office:value-type="string" calcext:value-type="string">
            <text:p>um</text:p>
          </table:table-cell>
          <table:table-cell office:value-type="float" office:value="2.78" calcext:value-type="float">
            <text:p>2,7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09 um</text:p>
          </table:table-cell>
          <table:table-cell table:number-columns-repeated="2"/>
          <table:table-cell table:formula="of:=[.E19]*0.000001" office:value-type="float" office:value="0.00000212" calcext:value-type="float">
            <text:p>2,12E-06</text:p>
          </table:table-cell>
          <table:table-cell table:formula="of:=[.A19]" office:value-type="float" office:value="34.9999" calcext:value-type="float">
            <text:p>34,9999</text:p>
          </table:table-cell>
          <table:table-cell table:number-columns-repeated="3"/>
          <table:table-cell table:formula="of:=([.$L$160]-[.L19])/[.$L$160]" office:value-type="float" office:value="0.999987423622234" calcext:value-type="float">
            <text:p>0,999987423622234</text:p>
          </table:table-cell>
          <table:table-cell table:formula="of:=[.M19]/[.$M$160]" office:value-type="float" office:value="0.00000349999" calcext:value-type="float">
            <text:p>3,49999E-06</text:p>
          </table:table-cell>
        </table:table-row>
        <table:table-row table:style-name="ro1">
          <table:table-cell office:value-type="float" office:value="37.4999" calcext:value-type="float">
            <text:p>37,4999</text:p>
          </table:table-cell>
          <table:table-cell office:value-type="string" calcext:value-type="string">
            <text:p><text:s/>eV</text:p>
          </table:table-cell>
          <table:table-cell office:value-type="float" office:value="0.01178" calcext:value-type="float">
            <text:p>0,01178</text:p>
          </table:table-cell>
          <table:table-cell office:value-type="float" office:value="0.05897" calcext:value-type="float">
            <text:p>0,05897</text:p>
          </table:table-cell>
          <table:table-cell office:value-type="float" office:value="2.21" calcext:value-type="float">
            <text:p>2,21</text:p>
          </table:table-cell>
          <table:table-cell office:value-type="string" calcext:value-type="string">
            <text:p>um</text:p>
          </table:table-cell>
          <table:table-cell office:value-type="float" office:value="2.89" calcext:value-type="float">
            <text:p>2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17 um</text:p>
          </table:table-cell>
          <table:table-cell table:number-columns-repeated="2"/>
          <table:table-cell table:formula="of:=[.E20]*0.000001" office:value-type="float" office:value="0.00000221" calcext:value-type="float">
            <text:p>2,21E-06</text:p>
          </table:table-cell>
          <table:table-cell table:formula="of:=[.A20]" office:value-type="float" office:value="37.4999" calcext:value-type="float">
            <text:p>37,4999</text:p>
          </table:table-cell>
          <table:table-cell table:number-columns-repeated="3"/>
          <table:table-cell table:formula="of:=([.$L$160]-[.L20])/[.$L$160]" office:value-type="float" office:value="0.999986889719404" calcext:value-type="float">
            <text:p>0,999986889719404</text:p>
          </table:table-cell>
          <table:table-cell table:formula="of:=[.M20]/[.$M$160]" office:value-type="float" office:value="0.00000374999" calcext:value-type="float">
            <text:p>3,74999E-06</text:p>
          </table:table-cell>
        </table:table-row>
        <table:table-row table:style-name="ro1">
          <table:table-cell office:value-type="float" office:value="39.9999" calcext:value-type="float">
            <text:p>39,9999</text:p>
          </table:table-cell>
          <table:table-cell office:value-type="string" calcext:value-type="string">
            <text:p><text:s/>eV</text:p>
          </table:table-cell>
          <table:table-cell office:value-type="float" office:value="0.01217" calcext:value-type="float">
            <text:p>0,01217</text:p>
          </table:table-cell>
          <table:table-cell office:value-type="float" office:value="0.06028" calcext:value-type="float">
            <text:p>0,06028</text:p>
          </table:table-cell>
          <table:table-cell office:value-type="float" office:value="2.3" calcext:value-type="float">
            <text:p>2,3</text:p>
          </table:table-cell>
          <table:table-cell office:value-type="string" calcext:value-type="string">
            <text:p>u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25 um</text:p>
          </table:table-cell>
          <table:table-cell table:number-columns-repeated="2"/>
          <table:table-cell table:formula="of:=[.E21]*0.000001" office:value-type="float" office:value="0.0000023" calcext:value-type="float">
            <text:p>2,3E-06</text:p>
          </table:table-cell>
          <table:table-cell table:formula="of:=[.A21]" office:value-type="float" office:value="39.9999" calcext:value-type="float">
            <text:p>39,9999</text:p>
          </table:table-cell>
          <table:table-cell table:number-columns-repeated="3"/>
          <table:table-cell table:formula="of:=([.$L$160]-[.L21])/[.$L$160]" office:value-type="float" office:value="0.999986355816575" calcext:value-type="float">
            <text:p>0,999986355816575</text:p>
          </table:table-cell>
          <table:table-cell table:formula="of:=[.M21]/[.$M$160]" office:value-type="float" office:value="0.00000399999" calcext:value-type="float">
            <text:p>3,99999E-06</text:p>
          </table:table-cell>
        </table:table-row>
        <table:table-row table:style-name="ro1">
          <table:table-cell office:value-type="float" office:value="44.9999" calcext:value-type="float">
            <text:p>44,9999</text:p>
          </table:table-cell>
          <table:table-cell office:value-type="string" calcext:value-type="string">
            <text:p><text:s/>eV</text:p>
          </table:table-cell>
          <table:table-cell office:value-type="float" office:value="0.01291" calcext:value-type="float">
            <text:p>0,01291</text:p>
          </table:table-cell>
          <table:table-cell office:value-type="float" office:value="0.06268" calcext:value-type="float">
            <text:p>0,06268</text:p>
          </table:table-cell>
          <table:table-cell office:value-type="float" office:value="2.48" calcext:value-type="float">
            <text:p>2,48</text:p>
          </table:table-cell>
          <table:table-cell office:value-type="string" calcext:value-type="string">
            <text:p>um</text:p>
          </table:table-cell>
          <table:table-cell office:value-type="float" office:value="3.2" calcext:value-type="float">
            <text:p>3,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40 um</text:p>
          </table:table-cell>
          <table:table-cell table:number-columns-repeated="2"/>
          <table:table-cell table:formula="of:=[.E22]*0.000001" office:value-type="float" office:value="0.00000248" calcext:value-type="float">
            <text:p>2,48E-06</text:p>
          </table:table-cell>
          <table:table-cell table:formula="of:=[.A22]" office:value-type="float" office:value="44.9999" calcext:value-type="float">
            <text:p>44,9999</text:p>
          </table:table-cell>
          <table:table-cell table:number-columns-repeated="3"/>
          <table:table-cell table:formula="of:=([.$L$160]-[.L22])/[.$L$160]" office:value-type="float" office:value="0.999985288010915" calcext:value-type="float">
            <text:p>0,999985288010915</text:p>
          </table:table-cell>
          <table:table-cell table:formula="of:=[.M22]/[.$M$160]" office:value-type="float" office:value="0.00000449999" calcext:value-type="float">
            <text:p>4,49999E-06</text:p>
          </table:table-cell>
        </table:table-row>
        <table:table-row table:style-name="ro1">
          <table:table-cell office:value-type="float" office:value="49.9999" calcext:value-type="float">
            <text:p>49,9999</text:p>
          </table:table-cell>
          <table:table-cell office:value-type="string" calcext:value-type="string">
            <text:p><text:s/>eV</text:p>
          </table:table-cell>
          <table:table-cell office:value-type="float" office:value="0.01361" calcext:value-type="float">
            <text:p>0,01361</text:p>
          </table:table-cell>
          <table:table-cell office:value-type="float" office:value="0.06485" calcext:value-type="float">
            <text:p>0,06485</text:p>
          </table:table-cell>
          <table:table-cell office:value-type="float" office:value="2.66" calcext:value-type="float">
            <text:p>2,66</text:p>
          </table:table-cell>
          <table:table-cell office:value-type="string" calcext:value-type="string">
            <text:p>um</text:p>
          </table:table-cell>
          <table:table-cell office:value-type="float" office:value="3.4" calcext:value-type="float">
            <text:p>3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56 um</text:p>
          </table:table-cell>
          <table:table-cell table:number-columns-repeated="2"/>
          <table:table-cell table:formula="of:=[.E23]*0.000001" office:value-type="float" office:value="0.00000266" calcext:value-type="float">
            <text:p>2,66E-06</text:p>
          </table:table-cell>
          <table:table-cell table:formula="of:=[.A23]" office:value-type="float" office:value="49.9999" calcext:value-type="float">
            <text:p>49,9999</text:p>
          </table:table-cell>
          <table:table-cell table:number-columns-repeated="3"/>
          <table:table-cell table:formula="of:=([.$L$160]-[.L23])/[.$L$160]" office:value-type="float" office:value="0.999984220205256" calcext:value-type="float">
            <text:p>0,999984220205256</text:p>
          </table:table-cell>
          <table:table-cell table:formula="of:=[.M23]/[.$M$160]" office:value-type="float" office:value="0.00000499999" calcext:value-type="float">
            <text:p>4,99999E-06</text:p>
          </table:table-cell>
        </table:table-row>
        <table:table-row table:style-name="ro1">
          <table:table-cell office:value-type="float" office:value="54.9999" calcext:value-type="float">
            <text:p>54,9999</text:p>
          </table:table-cell>
          <table:table-cell office:value-type="string" calcext:value-type="string">
            <text:p><text:s/>eV</text:p>
          </table:table-cell>
          <table:table-cell office:value-type="float" office:value="0.01427" calcext:value-type="float">
            <text:p>0,01427</text:p>
          </table:table-cell>
          <table:table-cell office:value-type="float" office:value="0.06682" calcext:value-type="float">
            <text:p>0,06682</text:p>
          </table:table-cell>
          <table:table-cell office:value-type="float" office:value="2.83" calcext:value-type="float">
            <text:p>2,83</text:p>
          </table:table-cell>
          <table:table-cell office:value-type="string" calcext:value-type="string">
            <text:p>um</text:p>
          </table:table-cell>
          <table:table-cell office:value-type="float" office:value="3.59" calcext:value-type="float">
            <text:p>3,5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70 um</text:p>
          </table:table-cell>
          <table:table-cell table:number-columns-repeated="2"/>
          <table:table-cell table:formula="of:=[.E24]*0.000001" office:value-type="float" office:value="0.00000283" calcext:value-type="float">
            <text:p>2,83E-06</text:p>
          </table:table-cell>
          <table:table-cell table:formula="of:=[.A24]" office:value-type="float" office:value="54.9999" calcext:value-type="float">
            <text:p>54,9999</text:p>
          </table:table-cell>
          <table:table-cell table:number-columns-repeated="3"/>
          <table:table-cell table:formula="of:=([.$L$160]-[.L24])/[.$L$160]" office:value-type="float" office:value="0.999983211722133" calcext:value-type="float">
            <text:p>0,999983211722133</text:p>
          </table:table-cell>
          <table:table-cell table:formula="of:=[.M24]/[.$M$160]" office:value-type="float" office:value="0.00000549999" calcext:value-type="float">
            <text:p>5,49999E-06</text:p>
          </table:table-cell>
        </table:table-row>
        <table:table-row table:style-name="ro1">
          <table:table-cell office:value-type="float" office:value="59.9999" calcext:value-type="float">
            <text:p>59,9999</text:p>
          </table:table-cell>
          <table:table-cell office:value-type="string" calcext:value-type="string">
            <text:p><text:s/>eV</text:p>
          </table:table-cell>
          <table:table-cell office:value-type="float" office:value="0.01491" calcext:value-type="float">
            <text:p>0,01491</text:p>
          </table:table-cell>
          <table:table-cell office:value-type="float" office:value="0.06861" calcext:value-type="float">
            <text:p>0,068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m</text:p>
          </table:table-cell>
          <table:table-cell office:value-type="float" office:value="3.77" calcext:value-type="float">
            <text:p>3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85 um</text:p>
          </table:table-cell>
          <table:table-cell table:number-columns-repeated="2"/>
          <table:table-cell table:formula="of:=[.E25]*0.000001" office:value-type="float" office:value="0.000003" calcext:value-type="float">
            <text:p>3E-06</text:p>
          </table:table-cell>
          <table:table-cell table:formula="of:=[.A25]" office:value-type="float" office:value="59.9999" calcext:value-type="float">
            <text:p>59,9999</text:p>
          </table:table-cell>
          <table:table-cell table:number-columns-repeated="3"/>
          <table:table-cell table:formula="of:=([.$L$160]-[.L25])/[.$L$160]" office:value-type="float" office:value="0.99998220323901" calcext:value-type="float">
            <text:p>0,99998220323901</text:p>
          </table:table-cell>
          <table:table-cell table:formula="of:=[.M25]/[.$M$160]" office:value-type="float" office:value="0.00000599999" calcext:value-type="float">
            <text:p>5,99999E-06</text:p>
          </table:table-cell>
        </table:table-row>
        <table:table-row table:style-name="ro1">
          <table:table-cell office:value-type="float" office:value="64.9999" calcext:value-type="float">
            <text:p>64,9999</text:p>
          </table:table-cell>
          <table:table-cell office:value-type="string" calcext:value-type="string">
            <text:p><text:s/>eV</text:p>
          </table:table-cell>
          <table:table-cell office:value-type="float" office:value="0.01552" calcext:value-type="float">
            <text:p>0,01552</text:p>
          </table:table-cell>
          <table:table-cell office:value-type="float" office:value="0.07026" calcext:value-type="float">
            <text:p>0,07026</text:p>
          </table:table-cell>
          <table:table-cell office:value-type="float" office:value="3.17" calcext:value-type="float">
            <text:p>3,17</text:p>
          </table:table-cell>
          <table:table-cell office:value-type="string" calcext:value-type="string">
            <text:p>um</text:p>
          </table:table-cell>
          <table:table-cell office:value-type="float" office:value="3.96" calcext:value-type="float">
            <text:p>3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2,98 um</text:p>
          </table:table-cell>
          <table:table-cell table:number-columns-repeated="2"/>
          <table:table-cell table:formula="of:=[.E26]*0.000001" office:value-type="float" office:value="0.00000317" calcext:value-type="float">
            <text:p>3,17E-06</text:p>
          </table:table-cell>
          <table:table-cell table:formula="of:=[.A26]" office:value-type="float" office:value="64.9999" calcext:value-type="float">
            <text:p>64,9999</text:p>
          </table:table-cell>
          <table:table-cell table:number-columns-repeated="3"/>
          <table:table-cell table:formula="of:=([.$L$160]-[.L26])/[.$L$160]" office:value-type="float" office:value="0.999981194755888" calcext:value-type="float">
            <text:p>0,999981194755888</text:p>
          </table:table-cell>
          <table:table-cell table:formula="of:=[.M26]/[.$M$160]" office:value-type="float" office:value="0.00000649999" calcext:value-type="float">
            <text:p>6,49999E-06</text:p>
          </table:table-cell>
        </table:table-row>
        <table:table-row table:style-name="ro1">
          <table:table-cell office:value-type="float" office:value="69.9999" calcext:value-type="float">
            <text:p>69,9999</text:p>
          </table:table-cell>
          <table:table-cell office:value-type="string" calcext:value-type="string">
            <text:p><text:s/>eV</text:p>
          </table:table-cell>
          <table:table-cell office:value-type="float" office:value="0.0161" calcext:value-type="float">
            <text:p>0,0161</text:p>
          </table:table-cell>
          <table:table-cell office:value-type="float" office:value="0.07179" calcext:value-type="float">
            <text:p>0,07179</text:p>
          </table:table-cell>
          <table:table-cell office:value-type="float" office:value="3.33" calcext:value-type="float">
            <text:p>3,33</text:p>
          </table:table-cell>
          <table:table-cell office:value-type="string" calcext:value-type="string">
            <text:p>um</text:p>
          </table:table-cell>
          <table:table-cell office:value-type="float" office:value="4.13" calcext:value-type="float">
            <text:p>4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12 um</text:p>
          </table:table-cell>
          <table:table-cell table:number-columns-repeated="2"/>
          <table:table-cell table:formula="of:=[.E27]*0.000001" office:value-type="float" office:value="0.00000333" calcext:value-type="float">
            <text:p>3,33E-06</text:p>
          </table:table-cell>
          <table:table-cell table:formula="of:=[.A27]" office:value-type="float" office:value="69.9999" calcext:value-type="float">
            <text:p>69,9999</text:p>
          </table:table-cell>
          <table:table-cell table:number-columns-repeated="3"/>
          <table:table-cell table:formula="of:=([.$L$160]-[.L27])/[.$L$160]" office:value-type="float" office:value="0.999980245595302" calcext:value-type="float">
            <text:p>0,999980245595302</text:p>
          </table:table-cell>
          <table:table-cell table:formula="of:=[.M27]/[.$M$160]" office:value-type="float" office:value="0.00000699999" calcext:value-type="float">
            <text:p>6,99999E-06</text:p>
          </table:table-cell>
        </table:table-row>
        <table:table-row table:style-name="ro1">
          <table:table-cell office:value-type="float" office:value="79.9999" calcext:value-type="float">
            <text:p>79,9999</text:p>
          </table:table-cell>
          <table:table-cell office:value-type="string" calcext:value-type="string">
            <text:p><text:s/>eV</text:p>
          </table:table-cell>
          <table:table-cell office:value-type="float" office:value="0.01721" calcext:value-type="float">
            <text:p>0,01721</text:p>
          </table:table-cell>
          <table:table-cell office:value-type="float" office:value="0.07452" calcext:value-type="float">
            <text:p>0,07452</text:p>
          </table:table-cell>
          <table:table-cell office:value-type="float" office:value="3.65" calcext:value-type="float">
            <text:p>3,65</text:p>
          </table:table-cell>
          <table:table-cell office:value-type="string" calcext:value-type="string">
            <text:p>um</text:p>
          </table:table-cell>
          <table:table-cell office:value-type="float" office:value="4.48" calcext:value-type="float">
            <text:p>4,4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38 um</text:p>
          </table:table-cell>
          <table:table-cell table:number-columns-repeated="2"/>
          <table:table-cell table:formula="of:=[.E28]*0.000001" office:value-type="float" office:value="0.00000365" calcext:value-type="float">
            <text:p>3,65E-06</text:p>
          </table:table-cell>
          <table:table-cell table:formula="of:=[.A28]" office:value-type="float" office:value="79.9999" calcext:value-type="float">
            <text:p>79,9999</text:p>
          </table:table-cell>
          <table:table-cell table:number-columns-repeated="3"/>
          <table:table-cell table:formula="of:=([.$L$160]-[.L28])/[.$L$160]" office:value-type="float" office:value="0.999978347274129" calcext:value-type="float">
            <text:p>0,999978347274129</text:p>
          </table:table-cell>
          <table:table-cell table:formula="of:=[.M28]/[.$M$160]" office:value-type="float" office:value="0.00000799999" calcext:value-type="float">
            <text:p>7,99999E-06</text:p>
          </table:table-cell>
        </table:table-row>
        <table:table-row table:style-name="ro1">
          <table:table-cell office:value-type="float" office:value="89.9999" calcext:value-type="float">
            <text:p>89,9999</text:p>
          </table:table-cell>
          <table:table-cell office:value-type="string" calcext:value-type="string">
            <text:p><text:s/>eV</text:p>
          </table:table-cell>
          <table:table-cell office:value-type="float" office:value="0.01826" calcext:value-type="float">
            <text:p>0,01826</text:p>
          </table:table-cell>
          <table:table-cell office:value-type="float" office:value="0.0769" calcext:value-type="float">
            <text:p>0,0769</text:p>
          </table:table-cell>
          <table:table-cell office:value-type="float" office:value="3.97" calcext:value-type="float">
            <text:p>3,97</text:p>
          </table:table-cell>
          <table:table-cell office:value-type="string" calcext:value-type="string">
            <text:p>um</text:p>
          </table:table-cell>
          <table:table-cell office:value-type="float" office:value="4.81" calcext:value-type="float">
            <text:p>4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64 um</text:p>
          </table:table-cell>
          <table:table-cell table:number-columns-repeated="2"/>
          <table:table-cell table:formula="of:=[.E29]*0.000001" office:value-type="float" office:value="0.00000397" calcext:value-type="float">
            <text:p>3,97E-06</text:p>
          </table:table-cell>
          <table:table-cell table:formula="of:=[.A29]" office:value-type="float" office:value="89.9999" calcext:value-type="float">
            <text:p>89,9999</text:p>
          </table:table-cell>
          <table:table-cell table:number-columns-repeated="3"/>
          <table:table-cell table:formula="of:=([.$L$160]-[.L29])/[.$L$160]" office:value-type="float" office:value="0.999976448952957" calcext:value-type="float">
            <text:p>0,999976448952957</text:p>
          </table:table-cell>
          <table:table-cell table:formula="of:=[.M29]/[.$M$160]" office:value-type="float" office:value="0.00000899999" calcext:value-type="float">
            <text:p>8,99999E-06</text:p>
          </table:table-cell>
        </table:table-row>
        <table:table-row table:style-name="ro1">
          <table:table-cell office:value-type="float" office:value="99.9999" calcext:value-type="float">
            <text:p>99,9999</text:p>
          </table:table-cell>
          <table:table-cell office:value-type="string" calcext:value-type="string">
            <text:p><text:s/>eV</text:p>
          </table:table-cell>
          <table:table-cell office:value-type="float" office:value="0.01924" calcext:value-type="float">
            <text:p>0,01924</text:p>
          </table:table-cell>
          <table:table-cell office:value-type="float" office:value="0.079" calcext:value-type="float">
            <text:p>0,079</text:p>
          </table:table-cell>
          <table:table-cell office:value-type="float" office:value="4.28" calcext:value-type="float">
            <text:p>4,28</text:p>
          </table:table-cell>
          <table:table-cell office:value-type="string" calcext:value-type="string">
            <text:p>um</text:p>
          </table:table-cell>
          <table:table-cell office:value-type="float" office:value="5.13" calcext:value-type="float">
            <text:p>5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3,89 um</text:p>
          </table:table-cell>
          <table:table-cell table:number-columns-repeated="2"/>
          <table:table-cell table:formula="of:=[.E30]*0.000001" office:value-type="float" office:value="0.00000428" calcext:value-type="float">
            <text:p>4,28E-06</text:p>
          </table:table-cell>
          <table:table-cell table:formula="of:=[.A30]" office:value-type="float" office:value="99.9999" calcext:value-type="float">
            <text:p>99,9999</text:p>
          </table:table-cell>
          <table:table-cell table:number-columns-repeated="3"/>
          <table:table-cell table:formula="of:=([.$L$160]-[.L30])/[.$L$160]" office:value-type="float" office:value="0.999974609954322" calcext:value-type="float">
            <text:p>0,999974609954322</text:p>
          </table:table-cell>
          <table:table-cell table:formula="of:=[.M30]/[.$M$160]" office:value-type="float" office:value="0.00000999999" calcext:value-type="float">
            <text:p>9,99999E-0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eV</text:p>
          </table:table-cell>
          <table:table-cell office:value-type="float" office:value="0.02018" calcext:value-type="float">
            <text:p>0,02018</text:p>
          </table:table-cell>
          <table:table-cell office:value-type="float" office:value="0.08087" calcext:value-type="float">
            <text:p>0,08087</text:p>
          </table:table-cell>
          <table:table-cell office:value-type="float" office:value="4.58" calcext:value-type="float">
            <text:p>4,58</text:p>
          </table:table-cell>
          <table:table-cell office:value-type="string" calcext:value-type="string">
            <text:p>um</text:p>
          </table:table-cell>
          <table:table-cell office:value-type="float" office:value="5.45" calcext:value-type="float">
            <text:p>5,4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13 um</text:p>
          </table:table-cell>
          <table:table-cell table:number-columns-repeated="2"/>
          <table:table-cell table:formula="of:=[.E31]*0.000001" office:value-type="float" office:value="0.00000458" calcext:value-type="float">
            <text:p>4,58E-06</text:p>
          </table:table-cell>
          <table:table-cell table:formula="of:=[.A31]" office:value-type="float" office:value="110" calcext:value-type="float">
            <text:p>110</text:p>
          </table:table-cell>
          <table:table-cell table:number-columns-repeated="3"/>
          <table:table-cell table:formula="of:=([.$L$160]-[.L31])/[.$L$160]" office:value-type="float" office:value="0.999972830278223" calcext:value-type="float">
            <text:p>0,999972830278223</text:p>
          </table:table-cell>
          <table:table-cell table:formula="of:=[.M31]/[.$M$160]" office:value-type="float" office:value="0.000011" calcext:value-type="float">
            <text:p>1,1E-0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eV</text:p>
          </table:table-cell>
          <table:table-cell office:value-type="float" office:value="0.02108" calcext:value-type="float">
            <text:p>0,02108</text:p>
          </table:table-cell>
          <table:table-cell office:value-type="float" office:value="0.08255" calcext:value-type="float">
            <text:p>0,08255</text:p>
          </table:table-cell>
          <table:table-cell office:value-type="float" office:value="4.88" calcext:value-type="float">
            <text:p>4,88</text:p>
          </table:table-cell>
          <table:table-cell office:value-type="string" calcext:value-type="string">
            <text:p>um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36 um</text:p>
          </table:table-cell>
          <table:table-cell table:number-columns-repeated="2"/>
          <table:table-cell table:formula="of:=[.E32]*0.000001" office:value-type="float" office:value="0.00000488" calcext:value-type="float">
            <text:p>4,88E-06</text:p>
          </table:table-cell>
          <table:table-cell table:formula="of:=[.A32]" office:value-type="float" office:value="120" calcext:value-type="float">
            <text:p>120</text:p>
          </table:table-cell>
          <table:table-cell table:number-columns-repeated="3"/>
          <table:table-cell table:formula="of:=([.$L$160]-[.L32])/[.$L$160]" office:value-type="float" office:value="0.999971050602124" calcext:value-type="float">
            <text:p>0,999971050602124</text:p>
          </table:table-cell>
          <table:table-cell table:formula="of:=[.M32]/[.$M$160]" office:value-type="float" office:value="0.000012" calcext:value-type="float">
            <text:p>1,2E-0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eV</text:p>
          </table:table-cell>
          <table:table-cell office:value-type="float" office:value="0.02194" calcext:value-type="float">
            <text:p>0,02194</text:p>
          </table:table-cell>
          <table:table-cell office:value-type="float" office:value="0.08407" calcext:value-type="float">
            <text:p>0,08407</text:p>
          </table:table-cell>
          <table:table-cell office:value-type="float" office:value="5.17" calcext:value-type="float">
            <text:p>5,17</text:p>
          </table:table-cell>
          <table:table-cell office:value-type="string" calcext:value-type="string">
            <text:p>um</text:p>
          </table:table-cell>
          <table:table-cell office:value-type="float" office:value="6.05" calcext:value-type="float">
            <text:p>6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60 um</text:p>
          </table:table-cell>
          <table:table-cell table:number-columns-repeated="2"/>
          <table:table-cell table:formula="of:=[.E33]*0.000001" office:value-type="float" office:value="0.00000517" calcext:value-type="float">
            <text:p>5,17E-06</text:p>
          </table:table-cell>
          <table:table-cell table:formula="of:=[.A33]" office:value-type="float" office:value="130" calcext:value-type="float">
            <text:p>130</text:p>
          </table:table-cell>
          <table:table-cell table:number-columns-repeated="3"/>
          <table:table-cell table:formula="of:=([.$L$160]-[.L33])/[.$L$160]" office:value-type="float" office:value="0.999969330248561" calcext:value-type="float">
            <text:p>0,999969330248561</text:p>
          </table:table-cell>
          <table:table-cell table:formula="of:=[.M33]/[.$M$160]" office:value-type="float" office:value="0.000013" calcext:value-type="float">
            <text:p>1,3E-05</text:p>
          </table:table-cell>
        </table:table-row>
        <table:table-row table:style-name="ro1">
          <table:table-cell office:value-type="float" office:value="139.999" calcext:value-type="float">
            <text:p>139,999</text:p>
          </table:table-cell>
          <table:table-cell office:value-type="string" calcext:value-type="string">
            <text:p><text:s/>eV</text:p>
          </table:table-cell>
          <table:table-cell office:value-type="float" office:value="0.02277" calcext:value-type="float">
            <text:p>0,02277</text:p>
          </table:table-cell>
          <table:table-cell office:value-type="float" office:value="0.08544" calcext:value-type="float">
            <text:p>0,08544</text:p>
          </table:table-cell>
          <table:table-cell office:value-type="float" office:value="5.46" calcext:value-type="float">
            <text:p>5,46</text:p>
          </table:table-cell>
          <table:table-cell office:value-type="string" calcext:value-type="string">
            <text:p>um</text:p>
          </table:table-cell>
          <table:table-cell office:value-type="float" office:value="6.35" calcext:value-type="float">
            <text:p>6,3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4,82 um</text:p>
          </table:table-cell>
          <table:table-cell table:number-columns-repeated="2"/>
          <table:table-cell table:formula="of:=[.E34]*0.000001" office:value-type="float" office:value="0.00000546" calcext:value-type="float">
            <text:p>5,46E-06</text:p>
          </table:table-cell>
          <table:table-cell table:formula="of:=[.A34]" office:value-type="float" office:value="139.999" calcext:value-type="float">
            <text:p>139,999</text:p>
          </table:table-cell>
          <table:table-cell table:number-columns-repeated="3"/>
          <table:table-cell table:formula="of:=([.$L$160]-[.L34])/[.$L$160]" office:value-type="float" office:value="0.999967609894999" calcext:value-type="float">
            <text:p>0,999967609894999</text:p>
          </table:table-cell>
          <table:table-cell table:formula="of:=[.M34]/[.$M$160]" office:value-type="float" office:value="0.0000139999" calcext:value-type="float">
            <text:p>1,39999E-05</text:p>
          </table:table-cell>
        </table:table-row>
        <table:table-row table:style-name="ro1">
          <table:table-cell office:value-type="float" office:value="149.999" calcext:value-type="float">
            <text:p>149,999</text:p>
          </table:table-cell>
          <table:table-cell office:value-type="string" calcext:value-type="string">
            <text:p><text:s/>eV</text:p>
          </table:table-cell>
          <table:table-cell office:value-type="float" office:value="0.02357" calcext:value-type="float">
            <text:p>0,02357</text:p>
          </table:table-cell>
          <table:table-cell office:value-type="float" office:value="0.0867" calcext:value-type="float">
            <text:p>0,0867</text:p>
          </table:table-cell>
          <table:table-cell office:value-type="float" office:value="5.75" calcext:value-type="float">
            <text:p>5,75</text:p>
          </table:table-cell>
          <table:table-cell office:value-type="string" calcext:value-type="string">
            <text:p>um</text:p>
          </table:table-cell>
          <table:table-cell office:value-type="float" office:value="6.64" calcext:value-type="float">
            <text:p>6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05 um</text:p>
          </table:table-cell>
          <table:table-cell table:number-columns-repeated="2"/>
          <table:table-cell table:formula="of:=[.E35]*0.000001" office:value-type="float" office:value="0.00000575" calcext:value-type="float">
            <text:p>5,75E-06</text:p>
          </table:table-cell>
          <table:table-cell table:formula="of:=[.A35]" office:value-type="float" office:value="149.999" calcext:value-type="float">
            <text:p>149,999</text:p>
          </table:table-cell>
          <table:table-cell table:number-columns-repeated="3"/>
          <table:table-cell table:formula="of:=([.$L$160]-[.L35])/[.$L$160]" office:value-type="float" office:value="0.999965889541437" calcext:value-type="float">
            <text:p>0,999965889541437</text:p>
          </table:table-cell>
          <table:table-cell table:formula="of:=[.M35]/[.$M$160]" office:value-type="float" office:value="0.0000149999" calcext:value-type="float">
            <text:p>1,49999E-05</text:p>
          </table:table-cell>
        </table:table-row>
        <table:table-row table:style-name="ro1">
          <table:table-cell office:value-type="float" office:value="159.999" calcext:value-type="float">
            <text:p>159,999</text:p>
          </table:table-cell>
          <table:table-cell office:value-type="string" calcext:value-type="string">
            <text:p><text:s/>eV</text:p>
          </table:table-cell>
          <table:table-cell office:value-type="float" office:value="0.02434" calcext:value-type="float">
            <text:p>0,02434</text:p>
          </table:table-cell>
          <table:table-cell office:value-type="float" office:value="0.08784" calcext:value-type="float">
            <text:p>0,08784</text:p>
          </table:table-cell>
          <table:table-cell office:value-type="float" office:value="6.04" calcext:value-type="float">
            <text:p>6,04</text:p>
          </table:table-cell>
          <table:table-cell office:value-type="string" calcext:value-type="string">
            <text:p>um</text:p>
          </table:table-cell>
          <table:table-cell office:value-type="float" office:value="6.93" calcext:value-type="float">
            <text:p>6,9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26 um</text:p>
          </table:table-cell>
          <table:table-cell table:number-columns-repeated="2"/>
          <table:table-cell table:formula="of:=[.E36]*0.000001" office:value-type="float" office:value="0.00000604" calcext:value-type="float">
            <text:p>6,04E-06</text:p>
          </table:table-cell>
          <table:table-cell table:formula="of:=[.A36]" office:value-type="float" office:value="159.999" calcext:value-type="float">
            <text:p>159,999</text:p>
          </table:table-cell>
          <table:table-cell table:number-columns-repeated="3"/>
          <table:table-cell table:formula="of:=([.$L$160]-[.L36])/[.$L$160]" office:value-type="float" office:value="0.999964169187874" calcext:value-type="float">
            <text:p>0,999964169187874</text:p>
          </table:table-cell>
          <table:table-cell table:formula="of:=[.M36]/[.$M$160]" office:value-type="float" office:value="0.0000159999" calcext:value-type="float">
            <text:p>1,59999E-05</text:p>
          </table:table-cell>
        </table:table-row>
        <table:table-row table:style-name="ro1">
          <table:table-cell office:value-type="float" office:value="169.999" calcext:value-type="float">
            <text:p>169,999</text:p>
          </table:table-cell>
          <table:table-cell office:value-type="string" calcext:value-type="string">
            <text:p><text:s/>eV</text:p>
          </table:table-cell>
          <table:table-cell office:value-type="float" office:value="0.02509" calcext:value-type="float">
            <text:p>0,02509</text:p>
          </table:table-cell>
          <table:table-cell office:value-type="float" office:value="0.0889" calcext:value-type="float">
            <text:p>0,0889</text:p>
          </table:table-cell>
          <table:table-cell office:value-type="float" office:value="6.32" calcext:value-type="float">
            <text:p>6,32</text:p>
          </table:table-cell>
          <table:table-cell office:value-type="string" calcext:value-type="string">
            <text:p>um</text:p>
          </table:table-cell>
          <table:table-cell office:value-type="float" office:value="7.21" calcext:value-type="float">
            <text:p>7,2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48 um</text:p>
          </table:table-cell>
          <table:table-cell table:number-columns-repeated="2"/>
          <table:table-cell table:formula="of:=[.E37]*0.000001" office:value-type="float" office:value="0.00000632" calcext:value-type="float">
            <text:p>6,32E-06</text:p>
          </table:table-cell>
          <table:table-cell table:formula="of:=[.A37]" office:value-type="float" office:value="169.999" calcext:value-type="float">
            <text:p>169,999</text:p>
          </table:table-cell>
          <table:table-cell table:number-columns-repeated="3"/>
          <table:table-cell table:formula="of:=([.$L$160]-[.L37])/[.$L$160]" office:value-type="float" office:value="0.999962508156849" calcext:value-type="float">
            <text:p>0,999962508156849</text:p>
          </table:table-cell>
          <table:table-cell table:formula="of:=[.M37]/[.$M$160]" office:value-type="float" office:value="0.0000169999" calcext:value-type="float">
            <text:p>1,69999E-05</text:p>
          </table:table-cell>
        </table:table-row>
        <table:table-row table:style-name="ro1">
          <table:table-cell office:value-type="float" office:value="179.999" calcext:value-type="float">
            <text:p>179,999</text:p>
          </table:table-cell>
          <table:table-cell office:value-type="string" calcext:value-type="string">
            <text:p><text:s/>eV</text:p>
          </table:table-cell>
          <table:table-cell office:value-type="float" office:value="0.02582" calcext:value-type="float">
            <text:p>0,02582</text:p>
          </table:table-cell>
          <table:table-cell office:value-type="float" office:value="0.08987" calcext:value-type="float">
            <text:p>0,08987</text:p>
          </table:table-cell>
          <table:table-cell office:value-type="float" office:value="6.6" calcext:value-type="float">
            <text:p>6,6</text:p>
          </table:table-cell>
          <table:table-cell office:value-type="string" calcext:value-type="string">
            <text:p>um</text:p>
          </table:table-cell>
          <table:table-cell office:value-type="float" office:value="7.49" calcext:value-type="float">
            <text:p>7,4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5,69 um</text:p>
          </table:table-cell>
          <table:table-cell table:number-columns-repeated="2"/>
          <table:table-cell table:formula="of:=[.E38]*0.000001" office:value-type="float" office:value="0.0000066" calcext:value-type="float">
            <text:p>6,6E-06</text:p>
          </table:table-cell>
          <table:table-cell table:formula="of:=[.A38]" office:value-type="float" office:value="179.999" calcext:value-type="float">
            <text:p>179,999</text:p>
          </table:table-cell>
          <table:table-cell table:number-columns-repeated="3"/>
          <table:table-cell table:formula="of:=([.$L$160]-[.L38])/[.$L$160]" office:value-type="float" office:value="0.999960847125823" calcext:value-type="float">
            <text:p>0,999960847125823</text:p>
          </table:table-cell>
          <table:table-cell table:formula="of:=[.M38]/[.$M$160]" office:value-type="float" office:value="0.0000179999" calcext:value-type="float">
            <text:p>1,79999E-05</text:p>
          </table:table-cell>
        </table:table-row>
        <table:table-row table:style-name="ro1">
          <table:table-cell office:value-type="float" office:value="199.999" calcext:value-type="float">
            <text:p>199,999</text:p>
          </table:table-cell>
          <table:table-cell office:value-type="string" calcext:value-type="string">
            <text:p><text:s/>eV</text:p>
          </table:table-cell>
          <table:table-cell office:value-type="float" office:value="0.02722" calcext:value-type="float">
            <text:p>0,02722</text:p>
          </table:table-cell>
          <table:table-cell office:value-type="float" office:value="0.09159" calcext:value-type="float">
            <text:p>0,09159</text:p>
          </table:table-cell>
          <table:table-cell office:value-type="float" office:value="7.16" calcext:value-type="float">
            <text:p>7,16</text:p>
          </table:table-cell>
          <table:table-cell office:value-type="string" calcext:value-type="string">
            <text:p>um</text:p>
          </table:table-cell>
          <table:table-cell office:value-type="float" office:value="8.03" calcext:value-type="float">
            <text:p>8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11 um</text:p>
          </table:table-cell>
          <table:table-cell table:number-columns-repeated="2"/>
          <table:table-cell table:formula="of:=[.E39]*0.000001" office:value-type="float" office:value="0.00000716" calcext:value-type="float">
            <text:p>7,16E-06</text:p>
          </table:table-cell>
          <table:table-cell table:formula="of:=[.A39]" office:value-type="float" office:value="199.999" calcext:value-type="float">
            <text:p>199,999</text:p>
          </table:table-cell>
          <table:table-cell table:number-columns-repeated="3"/>
          <table:table-cell table:formula="of:=([.$L$160]-[.L39])/[.$L$160]" office:value-type="float" office:value="0.999957525063772" calcext:value-type="float">
            <text:p>0,999957525063772</text:p>
          </table:table-cell>
          <table:table-cell table:formula="of:=[.M39]/[.$M$160]" office:value-type="float" office:value="0.0000199999" calcext:value-type="float">
            <text:p>1,99999E-05</text:p>
          </table:table-cell>
        </table:table-row>
        <table:table-row table:style-name="ro1">
          <table:table-cell office:value-type="float" office:value="224.999" calcext:value-type="float">
            <text:p>224,999</text:p>
          </table:table-cell>
          <table:table-cell office:value-type="string" calcext:value-type="string">
            <text:p><text:s/>eV</text:p>
          </table:table-cell>
          <table:table-cell office:value-type="float" office:value="0.02887" calcext:value-type="float">
            <text:p>0,02887</text:p>
          </table:table-cell>
          <table:table-cell office:value-type="float" office:value="0.09342" calcext:value-type="float">
            <text:p>0,09342</text:p>
          </table:table-cell>
          <table:table-cell office:value-type="float" office:value="7.86" calcext:value-type="float">
            <text:p>7,86</text:p>
          </table:table-cell>
          <table:table-cell office:value-type="string" calcext:value-type="string">
            <text:p>um</text:p>
          </table:table-cell>
          <table:table-cell office:value-type="float" office:value="8.7" calcext:value-type="float">
            <text:p>8,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6,63 um</text:p>
          </table:table-cell>
          <table:table-cell table:number-columns-repeated="2"/>
          <table:table-cell table:formula="of:=[.E40]*0.000001" office:value-type="float" office:value="0.00000786" calcext:value-type="float">
            <text:p>7,86E-06</text:p>
          </table:table-cell>
          <table:table-cell table:formula="of:=[.A40]" office:value-type="float" office:value="224.999" calcext:value-type="float">
            <text:p>224,999</text:p>
          </table:table-cell>
          <table:table-cell table:number-columns-repeated="3"/>
          <table:table-cell table:formula="of:=([.$L$160]-[.L40])/[.$L$160]" office:value-type="float" office:value="0.999953372486207" calcext:value-type="float">
            <text:p>0,999953372486207</text:p>
          </table:table-cell>
          <table:table-cell table:formula="of:=[.M40]/[.$M$160]" office:value-type="float" office:value="0.0000224999" calcext:value-type="float">
            <text:p>2,24999E-05</text:p>
          </table:table-cell>
        </table:table-row>
        <table:table-row table:style-name="ro1">
          <table:table-cell office:value-type="float" office:value="249.999" calcext:value-type="float">
            <text:p>249,999</text:p>
          </table:table-cell>
          <table:table-cell office:value-type="string" calcext:value-type="string">
            <text:p><text:s/>eV</text:p>
          </table:table-cell>
          <table:table-cell office:value-type="float" office:value="0.03043" calcext:value-type="float">
            <text:p>0,03043</text:p>
          </table:table-cell>
          <table:table-cell office:value-type="float" office:value="0.09494" calcext:value-type="float">
            <text:p>0,09494</text:p>
          </table:table-cell>
          <table:table-cell office:value-type="float" office:value="8.54" calcext:value-type="float">
            <text:p>8,54</text:p>
          </table:table-cell>
          <table:table-cell office:value-type="string" calcext:value-type="string">
            <text:p>um</text:p>
          </table:table-cell>
          <table:table-cell office:value-type="float" office:value="9.35" calcext:value-type="float">
            <text:p>9,3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13 um</text:p>
          </table:table-cell>
          <table:table-cell table:number-columns-repeated="2"/>
          <table:table-cell table:formula="of:=[.E41]*0.000001" office:value-type="float" office:value="0.00000854" calcext:value-type="float">
            <text:p>8,54E-06</text:p>
          </table:table-cell>
          <table:table-cell table:formula="of:=[.A41]" office:value-type="float" office:value="249.999" calcext:value-type="float">
            <text:p>249,999</text:p>
          </table:table-cell>
          <table:table-cell table:number-columns-repeated="3"/>
          <table:table-cell table:formula="of:=([.$L$160]-[.L41])/[.$L$160]" office:value-type="float" office:value="0.999949338553717" calcext:value-type="float">
            <text:p>0,999949338553717</text:p>
          </table:table-cell>
          <table:table-cell table:formula="of:=[.M41]/[.$M$160]" office:value-type="float" office:value="0.0000249999" calcext:value-type="float">
            <text:p>2,49999E-05</text:p>
          </table:table-cell>
        </table:table-row>
        <table:table-row table:style-name="ro1">
          <table:table-cell office:value-type="float" office:value="274.999" calcext:value-type="float">
            <text:p>274,999</text:p>
          </table:table-cell>
          <table:table-cell office:value-type="string" calcext:value-type="string">
            <text:p><text:s/>eV</text:p>
          </table:table-cell>
          <table:table-cell office:value-type="float" office:value="0.03191" calcext:value-type="float">
            <text:p>0,03191</text:p>
          </table:table-cell>
          <table:table-cell office:value-type="float" office:value="0.09623" calcext:value-type="float">
            <text:p>0,09623</text:p>
          </table:table-cell>
          <table:table-cell office:value-type="float" office:value="9.22" calcext:value-type="float">
            <text:p>9,22</text:p>
          </table:table-cell>
          <table:table-cell office:value-type="string" calcext:value-type="string">
            <text:p>um</text:p>
          </table:table-cell>
          <table:table-cell office:value-type="float" office:value="9.99" calcext:value-type="float">
            <text:p>9,9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7,62 um</text:p>
          </table:table-cell>
          <table:table-cell table:number-columns-repeated="2"/>
          <table:table-cell table:formula="of:=[.E42]*0.000001" office:value-type="float" office:value="0.00000922" calcext:value-type="float">
            <text:p>9,22E-06</text:p>
          </table:table-cell>
          <table:table-cell table:formula="of:=[.A42]" office:value-type="float" office:value="274.999" calcext:value-type="float">
            <text:p>274,999</text:p>
          </table:table-cell>
          <table:table-cell table:number-columns-repeated="3"/>
          <table:table-cell table:formula="of:=([.$L$160]-[.L42])/[.$L$160]" office:value-type="float" office:value="0.999945304621225" calcext:value-type="float">
            <text:p>0,999945304621225</text:p>
          </table:table-cell>
          <table:table-cell table:formula="of:=[.M42]/[.$M$160]" office:value-type="float" office:value="0.0000274999" calcext:value-type="float">
            <text:p>2,74999E-05</text:p>
          </table:table-cell>
        </table:table-row>
        <table:table-row table:style-name="ro1">
          <table:table-cell office:value-type="float" office:value="299.999" calcext:value-type="float">
            <text:p>299,999</text:p>
          </table:table-cell>
          <table:table-cell office:value-type="string" calcext:value-type="string">
            <text:p><text:s/>eV</text:p>
          </table:table-cell>
          <table:table-cell office:value-type="float" office:value="0.03333" calcext:value-type="float">
            <text:p>0,03333</text:p>
          </table:table-cell>
          <table:table-cell office:value-type="float" office:value="0.09732" calcext:value-type="float">
            <text:p>0,09732</text:p>
          </table:table-cell>
          <table:table-cell office:value-type="float" office:value="9.9" calcext:value-type="float">
            <text:p>9,9</text:p>
          </table:table-cell>
          <table:table-cell office:value-type="string" calcext:value-type="string">
            <text:p>um</text:p>
          </table:table-cell>
          <table:table-cell office:value-type="float" office:value="10.62" calcext:value-type="float">
            <text:p>10,6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10 um</text:p>
          </table:table-cell>
          <table:table-cell table:number-columns-repeated="2"/>
          <table:table-cell table:formula="of:=[.E43]*0.000001" office:value-type="float" office:value="0.0000099" calcext:value-type="float">
            <text:p>9,9E-06</text:p>
          </table:table-cell>
          <table:table-cell table:formula="of:=[.A43]" office:value-type="float" office:value="299.999" calcext:value-type="float">
            <text:p>299,999</text:p>
          </table:table-cell>
          <table:table-cell table:number-columns-repeated="3"/>
          <table:table-cell table:formula="of:=([.$L$160]-[.L43])/[.$L$160]" office:value-type="float" office:value="0.999941270688735" calcext:value-type="float">
            <text:p>0,999941270688735</text:p>
          </table:table-cell>
          <table:table-cell table:formula="of:=[.M43]/[.$M$160]" office:value-type="float" office:value="0.0000299999" calcext:value-type="float">
            <text:p>2,99999E-05</text:p>
          </table:table-cell>
        </table:table-row>
        <table:table-row table:style-name="ro1">
          <table:table-cell office:value-type="float" office:value="324.999" calcext:value-type="float">
            <text:p>324,999</text:p>
          </table:table-cell>
          <table:table-cell office:value-type="string" calcext:value-type="string">
            <text:p><text:s/>eV</text:p>
          </table:table-cell>
          <table:table-cell office:value-type="float" office:value="0.03469" calcext:value-type="float">
            <text:p>0,03469</text:p>
          </table:table-cell>
          <table:table-cell office:value-type="float" office:value="0.09825" calcext:value-type="float">
            <text:p>0,09825</text:p>
          </table:table-cell>
          <table:table-cell office:value-type="float" office:value="10.57" calcext:value-type="float">
            <text:p>10,57</text:p>
          </table:table-cell>
          <table:table-cell office:value-type="string" calcext:value-type="string">
            <text:p>um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8,58 um</text:p>
          </table:table-cell>
          <table:table-cell table:number-columns-repeated="2"/>
          <table:table-cell table:formula="of:=[.E44]*0.000001" office:value-type="float" office:value="0.00001057" calcext:value-type="float">
            <text:p>1,057E-05</text:p>
          </table:table-cell>
          <table:table-cell table:formula="of:=[.A44]" office:value-type="float" office:value="324.999" calcext:value-type="float">
            <text:p>324,999</text:p>
          </table:table-cell>
          <table:table-cell table:number-columns-repeated="3"/>
          <table:table-cell table:formula="of:=([.$L$160]-[.L44])/[.$L$160]" office:value-type="float" office:value="0.99993729607878" calcext:value-type="float">
            <text:p>0,99993729607878</text:p>
          </table:table-cell>
          <table:table-cell table:formula="of:=[.M44]/[.$M$160]" office:value-type="float" office:value="0.0000324999" calcext:value-type="float">
            <text:p>3,24999E-05</text:p>
          </table:table-cell>
        </table:table-row>
        <table:table-row table:style-name="ro1">
          <table:table-cell office:value-type="float" office:value="349.999" calcext:value-type="float">
            <text:p>349,999</text:p>
          </table:table-cell>
          <table:table-cell office:value-type="string" calcext:value-type="string">
            <text:p><text:s/>eV</text:p>
          </table:table-cell>
          <table:table-cell office:value-type="float" office:value="0.036" calcext:value-type="float">
            <text:p>0,036</text:p>
          </table:table-cell>
          <table:table-cell office:value-type="float" office:value="0.09904" calcext:value-type="float">
            <text:p>0,09904</text:p>
          </table:table-cell>
          <table:table-cell office:value-type="float" office:value="11.24" calcext:value-type="float">
            <text:p>11,24</text:p>
          </table:table-cell>
          <table:table-cell office:value-type="string" calcext:value-type="string">
            <text:p>um</text:p>
          </table:table-cell>
          <table:table-cell office:value-type="float" office:value="11.85" calcext:value-type="float">
            <text:p>11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04 um</text:p>
          </table:table-cell>
          <table:table-cell table:number-columns-repeated="2"/>
          <table:table-cell table:formula="of:=[.E45]*0.000001" office:value-type="float" office:value="0.00001124" calcext:value-type="float">
            <text:p>1,124E-05</text:p>
          </table:table-cell>
          <table:table-cell table:formula="of:=[.A45]" office:value-type="float" office:value="349.999" calcext:value-type="float">
            <text:p>349,999</text:p>
          </table:table-cell>
          <table:table-cell table:number-columns-repeated="3"/>
          <table:table-cell table:formula="of:=([.$L$160]-[.L45])/[.$L$160]" office:value-type="float" office:value="0.999933321468826" calcext:value-type="float">
            <text:p>0,999933321468826</text:p>
          </table:table-cell>
          <table:table-cell table:formula="of:=[.M45]/[.$M$160]" office:value-type="float" office:value="0.0000349999" calcext:value-type="float">
            <text:p>3,49999E-05</text:p>
          </table:table-cell>
        </table:table-row>
        <table:table-row table:style-name="ro1">
          <table:table-cell office:value-type="float" office:value="374.999" calcext:value-type="float">
            <text:p>374,999</text:p>
          </table:table-cell>
          <table:table-cell office:value-type="string" calcext:value-type="string">
            <text:p><text:s/>eV</text:p>
          </table:table-cell>
          <table:table-cell office:value-type="float" office:value="0.03727" calcext:value-type="float">
            <text:p>0,03727</text:p>
          </table:table-cell>
          <table:table-cell office:value-type="float" office:value="0.09971" calcext:value-type="float">
            <text:p>0,09971</text:p>
          </table:table-cell>
          <table:table-cell office:value-type="float" office:value="11.9" calcext:value-type="float">
            <text:p>11,9</text:p>
          </table:table-cell>
          <table:table-cell office:value-type="string" calcext:value-type="string">
            <text:p>um</text:p>
          </table:table-cell>
          <table:table-cell office:value-type="float" office:value="12.46" calcext:value-type="float">
            <text:p>12,4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50 um</text:p>
          </table:table-cell>
          <table:table-cell table:number-columns-repeated="2"/>
          <table:table-cell table:formula="of:=[.E46]*0.000001" office:value-type="float" office:value="0.0000119" calcext:value-type="float">
            <text:p>1,19E-05</text:p>
          </table:table-cell>
          <table:table-cell table:formula="of:=[.A46]" office:value-type="float" office:value="374.999" calcext:value-type="float">
            <text:p>374,999</text:p>
          </table:table-cell>
          <table:table-cell table:number-columns-repeated="3"/>
          <table:table-cell table:formula="of:=([.$L$160]-[.L46])/[.$L$160]" office:value-type="float" office:value="0.999929406181408" calcext:value-type="float">
            <text:p>0,999929406181408</text:p>
          </table:table-cell>
          <table:table-cell table:formula="of:=[.M46]/[.$M$160]" office:value-type="float" office:value="0.0000374999" calcext:value-type="float">
            <text:p>3,74999E-05</text:p>
          </table:table-cell>
        </table:table-row>
        <table:table-row table:style-name="ro1">
          <table:table-cell office:value-type="float" office:value="399.999" calcext:value-type="float">
            <text:p>399,999</text:p>
          </table:table-cell>
          <table:table-cell office:value-type="string" calcext:value-type="string">
            <text:p><text:s/>eV</text:p>
          </table:table-cell>
          <table:table-cell office:value-type="float" office:value="0.03849" calcext:value-type="float">
            <text:p>0,03849</text:p>
          </table:table-cell>
          <table:table-cell office:value-type="float" office:value="0.1003" calcext:value-type="float">
            <text:p>0,1003</text:p>
          </table:table-cell>
          <table:table-cell office:value-type="float" office:value="12.57" calcext:value-type="float">
            <text:p>12,57</text:p>
          </table:table-cell>
          <table:table-cell office:value-type="string" calcext:value-type="string">
            <text:p>um</text:p>
          </table:table-cell>
          <table:table-cell office:value-type="float" office:value="13.06" calcext:value-type="float">
            <text:p>13,0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9,96 um</text:p>
          </table:table-cell>
          <table:table-cell table:number-columns-repeated="2"/>
          <table:table-cell table:formula="of:=[.E47]*0.000001" office:value-type="float" office:value="0.00001257" calcext:value-type="float">
            <text:p>1,257E-05</text:p>
          </table:table-cell>
          <table:table-cell table:formula="of:=[.A47]" office:value-type="float" office:value="399.999" calcext:value-type="float">
            <text:p>399,999</text:p>
          </table:table-cell>
          <table:table-cell table:number-columns-repeated="3"/>
          <table:table-cell table:formula="of:=([.$L$160]-[.L47])/[.$L$160]" office:value-type="float" office:value="0.999925431571454" calcext:value-type="float">
            <text:p>0,999925431571454</text:p>
          </table:table-cell>
          <table:table-cell table:formula="of:=[.M47]/[.$M$160]" office:value-type="float" office:value="0.0000399999" calcext:value-type="float">
            <text:p>3,99999E-05</text:p>
          </table:table-cell>
        </table:table-row>
        <table:table-row table:style-name="ro1">
          <table:table-cell office:value-type="float" office:value="449.999" calcext:value-type="float">
            <text:p>449,999</text:p>
          </table:table-cell>
          <table:table-cell office:value-type="string" calcext:value-type="string">
            <text:p><text:s/>eV</text:p>
          </table:table-cell>
          <table:table-cell office:value-type="float" office:value="0.04082" calcext:value-type="float">
            <text:p>0,04082</text:p>
          </table:table-cell>
          <table:table-cell office:value-type="float" office:value="0.1012" calcext:value-type="float">
            <text:p>0,1012</text:p>
          </table:table-cell>
          <table:table-cell office:value-type="float" office:value="13.9" calcext:value-type="float">
            <text:p>13,9</text:p>
          </table:table-cell>
          <table:table-cell office:value-type="string" calcext:value-type="string">
            <text:p>um</text:p>
          </table:table-cell>
          <table:table-cell office:value-type="float" office:value="14.24" calcext:value-type="float">
            <text:p>14,2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0,86 um</text:p>
          </table:table-cell>
          <table:table-cell table:number-columns-repeated="2"/>
          <table:table-cell table:formula="of:=[.E48]*0.000001" office:value-type="float" office:value="0.0000139" calcext:value-type="float">
            <text:p>1,39E-05</text:p>
          </table:table-cell>
          <table:table-cell table:formula="of:=[.A48]" office:value-type="float" office:value="449.999" calcext:value-type="float">
            <text:p>449,999</text:p>
          </table:table-cell>
          <table:table-cell table:number-columns-repeated="3"/>
          <table:table-cell table:formula="of:=([.$L$160]-[.L48])/[.$L$160]" office:value-type="float" office:value="0.999917541674082" calcext:value-type="float">
            <text:p>0,999917541674082</text:p>
          </table:table-cell>
          <table:table-cell table:formula="of:=[.M48]/[.$M$160]" office:value-type="float" office:value="0.0000449999" calcext:value-type="float">
            <text:p>4,49999E-05</text:p>
          </table:table-cell>
        </table:table-row>
        <table:table-row table:style-name="ro1">
          <table:table-cell office:value-type="float" office:value="499.999" calcext:value-type="float">
            <text:p>499,999</text:p>
          </table:table-cell>
          <table:table-cell office:value-type="string" calcext:value-type="string">
            <text:p><text:s/>eV</text:p>
          </table:table-cell>
          <table:table-cell office:value-type="float" office:value="0.04303" calcext:value-type="float">
            <text:p>0,04303</text:p>
          </table:table-cell>
          <table:table-cell office:value-type="float" office:value="0.1018" calcext:value-type="float">
            <text:p>0,1018</text:p>
          </table:table-cell>
          <table:table-cell office:value-type="float" office:value="15.23" calcext:value-type="float">
            <text:p>15,23</text:p>
          </table:table-cell>
          <table:table-cell office:value-type="string" calcext:value-type="string">
            <text:p>um</text:p>
          </table:table-cell>
          <table:table-cell office:value-type="float" office:value="15.4" calcext:value-type="float">
            <text:p>15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1,74 um</text:p>
          </table:table-cell>
          <table:table-cell table:number-columns-repeated="2"/>
          <table:table-cell table:formula="of:=[.E49]*0.000001" office:value-type="float" office:value="0.00001523" calcext:value-type="float">
            <text:p>1,523E-05</text:p>
          </table:table-cell>
          <table:table-cell table:formula="of:=[.A49]" office:value-type="float" office:value="499.999" calcext:value-type="float">
            <text:p>499,999</text:p>
          </table:table-cell>
          <table:table-cell table:number-columns-repeated="3"/>
          <table:table-cell table:formula="of:=([.$L$160]-[.L49])/[.$L$160]" office:value-type="float" office:value="0.99990965177671" calcext:value-type="float">
            <text:p>0,99990965177671</text:p>
          </table:table-cell>
          <table:table-cell table:formula="of:=[.M49]/[.$M$160]" office:value-type="float" office:value="0.0000499999" calcext:value-type="float">
            <text:p>4,99999E-05</text:p>
          </table:table-cell>
        </table:table-row>
        <table:table-row table:style-name="ro1">
          <table:table-cell office:value-type="float" office:value="549.999" calcext:value-type="float">
            <text:p>549,999</text:p>
          </table:table-cell>
          <table:table-cell office:value-type="string" calcext:value-type="string">
            <text:p><text:s/>eV</text:p>
          </table:table-cell>
          <table:table-cell office:value-type="float" office:value="0.04513" calcext:value-type="float">
            <text:p>0,04513</text:p>
          </table:table-cell>
          <table:table-cell office:value-type="float" office:value="0.1023" calcext:value-type="float">
            <text:p>0,1023</text:p>
          </table:table-cell>
          <table:table-cell office:value-type="float" office:value="16.55" calcext:value-type="float">
            <text:p>16,55</text:p>
          </table:table-cell>
          <table:table-cell office:value-type="string" calcext:value-type="string">
            <text:p>um</text:p>
          </table:table-cell>
          <table:table-cell office:value-type="float" office:value="16.55" calcext:value-type="float">
            <text:p>16,5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2,60 um</text:p>
          </table:table-cell>
          <table:table-cell table:number-columns-repeated="2"/>
          <table:table-cell table:formula="of:=[.E50]*0.000001" office:value-type="float" office:value="0.00001655" calcext:value-type="float">
            <text:p>1,655E-05</text:p>
          </table:table-cell>
          <table:table-cell table:formula="of:=[.A50]" office:value-type="float" office:value="549.999" calcext:value-type="float">
            <text:p>549,999</text:p>
          </table:table-cell>
          <table:table-cell table:number-columns-repeated="3"/>
          <table:table-cell table:formula="of:=([.$L$160]-[.L50])/[.$L$160]" office:value-type="float" office:value="0.999901821201875" calcext:value-type="float">
            <text:p>0,999901821201875</text:p>
          </table:table-cell>
          <table:table-cell table:formula="of:=[.M50]/[.$M$160]" office:value-type="float" office:value="0.0000549999" calcext:value-type="float">
            <text:p>5,49999E-05</text:p>
          </table:table-cell>
        </table:table-row>
        <table:table-row table:style-name="ro1">
          <table:table-cell office:value-type="float" office:value="599.999" calcext:value-type="float">
            <text:p>599,999</text:p>
          </table:table-cell>
          <table:table-cell office:value-type="string" calcext:value-type="string">
            <text:p><text:s/>eV</text:p>
          </table:table-cell>
          <table:table-cell office:value-type="float" office:value="0.04714" calcext:value-type="float">
            <text:p>0,04714</text:p>
          </table:table-cell>
          <table:table-cell office:value-type="float" office:value="0.1025" calcext:value-type="float">
            <text:p>0,1025</text:p>
          </table:table-cell>
          <table:table-cell office:value-type="float" office:value="17.87" calcext:value-type="float">
            <text:p>17,87</text:p>
          </table:table-cell>
          <table:table-cell office:value-type="string" calcext:value-type="string">
            <text:p>um</text:p>
          </table:table-cell>
          <table:table-cell office:value-type="float" office:value="17.68" calcext:value-type="float">
            <text:p>17,6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3,46 um</text:p>
          </table:table-cell>
          <table:table-cell table:number-columns-repeated="2"/>
          <table:table-cell table:formula="of:=[.E51]*0.000001" office:value-type="float" office:value="0.00001787" calcext:value-type="float">
            <text:p>1,787E-05</text:p>
          </table:table-cell>
          <table:table-cell table:formula="of:=[.A51]" office:value-type="float" office:value="599.999" calcext:value-type="float">
            <text:p>599,999</text:p>
          </table:table-cell>
          <table:table-cell table:number-columns-repeated="3"/>
          <table:table-cell table:formula="of:=([.$L$160]-[.L51])/[.$L$160]" office:value-type="float" office:value="0.999893990627039" calcext:value-type="float">
            <text:p>0,999893990627039</text:p>
          </table:table-cell>
          <table:table-cell table:formula="of:=[.M51]/[.$M$160]" office:value-type="float" office:value="0.0000599999" calcext:value-type="float">
            <text:p>5,99999E-05</text:p>
          </table:table-cell>
        </table:table-row>
        <table:table-row table:style-name="ro1">
          <table:table-cell office:value-type="float" office:value="649.999" calcext:value-type="float">
            <text:p>649,999</text:p>
          </table:table-cell>
          <table:table-cell office:value-type="string" calcext:value-type="string">
            <text:p><text:s/>eV</text:p>
          </table:table-cell>
          <table:table-cell office:value-type="float" office:value="0.04906" calcext:value-type="float">
            <text:p>0,04906</text:p>
          </table:table-cell>
          <table:table-cell office:value-type="float" office:value="0.1027" calcext:value-type="float">
            <text:p>0,1027</text:p>
          </table:table-cell>
          <table:table-cell office:value-type="float" office:value="19.2" calcext:value-type="float">
            <text:p>19,2</text:p>
          </table:table-cell>
          <table:table-cell office:value-type="string" calcext:value-type="string">
            <text:p>um</text:p>
          </table:table-cell>
          <table:table-cell office:value-type="float" office:value="18.8" calcext:value-type="float">
            <text:p>18,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4,30 um</text:p>
          </table:table-cell>
          <table:table-cell table:number-columns-repeated="2"/>
          <table:table-cell table:formula="of:=[.E52]*0.000001" office:value-type="float" office:value="0.0000192" calcext:value-type="float">
            <text:p>1,92E-05</text:p>
          </table:table-cell>
          <table:table-cell table:formula="of:=[.A52]" office:value-type="float" office:value="649.999" calcext:value-type="float">
            <text:p>649,999</text:p>
          </table:table-cell>
          <table:table-cell table:number-columns-repeated="3"/>
          <table:table-cell table:formula="of:=([.$L$160]-[.L52])/[.$L$160]" office:value-type="float" office:value="0.999886100729667" calcext:value-type="float">
            <text:p>0,999886100729667</text:p>
          </table:table-cell>
          <table:table-cell table:formula="of:=[.M52]/[.$M$160]" office:value-type="float" office:value="0.0000649999" calcext:value-type="float">
            <text:p>6,49999E-05</text:p>
          </table:table-cell>
        </table:table-row>
        <table:table-row table:style-name="ro1">
          <table:table-cell office:value-type="float" office:value="699.999" calcext:value-type="float">
            <text:p>699,999</text:p>
          </table:table-cell>
          <table:table-cell office:value-type="string" calcext:value-type="string">
            <text:p><text:s/>eV</text:p>
          </table:table-cell>
          <table:table-cell office:value-type="float" office:value="0.05092" calcext:value-type="float">
            <text:p>0,05092</text:p>
          </table:table-cell>
          <table:table-cell office:value-type="float" office:value="0.1027" calcext:value-type="float">
            <text:p>0,1027</text:p>
          </table:table-cell>
          <table:table-cell office:value-type="float" office:value="20.53" calcext:value-type="float">
            <text:p>20,53</text:p>
          </table:table-cell>
          <table:table-cell office:value-type="string" calcext:value-type="string">
            <text:p>um</text:p>
          </table:table-cell>
          <table:table-cell office:value-type="float" office:value="19.92" calcext:value-type="float">
            <text:p>19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5,13 um</text:p>
          </table:table-cell>
          <table:table-cell table:number-columns-repeated="2"/>
          <table:table-cell table:formula="of:=[.E53]*0.000001" office:value-type="float" office:value="0.00002053" calcext:value-type="float">
            <text:p>2,053E-05</text:p>
          </table:table-cell>
          <table:table-cell table:formula="of:=[.A53]" office:value-type="float" office:value="699.999" calcext:value-type="float">
            <text:p>699,999</text:p>
          </table:table-cell>
          <table:table-cell table:number-columns-repeated="3"/>
          <table:table-cell table:formula="of:=([.$L$160]-[.L53])/[.$L$160]" office:value-type="float" office:value="0.999878210832295" calcext:value-type="float">
            <text:p>0,999878210832295</text:p>
          </table:table-cell>
          <table:table-cell table:formula="of:=[.M53]/[.$M$160]" office:value-type="float" office:value="0.0000699999" calcext:value-type="float">
            <text:p>6,99999E-05</text:p>
          </table:table-cell>
        </table:table-row>
        <table:table-row table:style-name="ro1">
          <table:table-cell office:value-type="float" office:value="799.999" calcext:value-type="float">
            <text:p>799,999</text:p>
          </table:table-cell>
          <table:table-cell office:value-type="string" calcext:value-type="string">
            <text:p><text:s/>eV</text:p>
          </table:table-cell>
          <table:table-cell office:value-type="float" office:value="0.05443" calcext:value-type="float">
            <text:p>0,05443</text:p>
          </table:table-cell>
          <table:table-cell office:value-type="float" office:value="0.1025" calcext:value-type="float">
            <text:p>0,1025</text:p>
          </table:table-cell>
          <table:table-cell office:value-type="float" office:value="23.2" calcext:value-type="float">
            <text:p>23,2</text:p>
          </table:table-cell>
          <table:table-cell office:value-type="string" calcext:value-type="string">
            <text:p>um</text:p>
          </table:table-cell>
          <table:table-cell office:value-type="float" office:value="22.11" calcext:value-type="float">
            <text:p>22,1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6,76 um</text:p>
          </table:table-cell>
          <table:table-cell table:number-columns-repeated="2"/>
          <table:table-cell table:formula="of:=[.E54]*0.000001" office:value-type="float" office:value="0.0000232" calcext:value-type="float">
            <text:p>2,32E-05</text:p>
          </table:table-cell>
          <table:table-cell table:formula="of:=[.A54]" office:value-type="float" office:value="799.999" calcext:value-type="float">
            <text:p>799,999</text:p>
          </table:table-cell>
          <table:table-cell table:number-columns-repeated="3"/>
          <table:table-cell table:formula="of:=([.$L$160]-[.L54])/[.$L$160]" office:value-type="float" office:value="0.999862371715015" calcext:value-type="float">
            <text:p>0,999862371715015</text:p>
          </table:table-cell>
          <table:table-cell table:formula="of:=[.M54]/[.$M$160]" office:value-type="float" office:value="0.0000799999" calcext:value-type="float">
            <text:p>7,99999E-05</text:p>
          </table:table-cell>
        </table:table-row>
        <table:table-row table:style-name="ro1">
          <table:table-cell office:value-type="float" office:value="899.999" calcext:value-type="float">
            <text:p>899,999</text:p>
          </table:table-cell>
          <table:table-cell office:value-type="string" calcext:value-type="string">
            <text:p><text:s/>eV</text:p>
          </table:table-cell>
          <table:table-cell office:value-type="float" office:value="0.05773" calcext:value-type="float">
            <text:p>0,05773</text:p>
          </table:table-cell>
          <table:table-cell office:value-type="float" office:value="0.1021" calcext:value-type="float">
            <text:p>0,1021</text:p>
          </table:table-cell>
          <table:table-cell office:value-type="float" office:value="25.87" calcext:value-type="float">
            <text:p>25,87</text:p>
          </table:table-cell>
          <table:table-cell office:value-type="string" calcext:value-type="string">
            <text:p>um</text:p>
          </table:table-cell>
          <table:table-cell office:value-type="float" office:value="24.29" calcext:value-type="float">
            <text:p>24,2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8,35 um</text:p>
          </table:table-cell>
          <table:table-cell table:number-columns-repeated="2"/>
          <table:table-cell table:formula="of:=[.E55]*0.000001" office:value-type="float" office:value="0.00002587" calcext:value-type="float">
            <text:p>2,587E-05</text:p>
          </table:table-cell>
          <table:table-cell table:formula="of:=[.A55]" office:value-type="float" office:value="899.999" calcext:value-type="float">
            <text:p>899,999</text:p>
          </table:table-cell>
          <table:table-cell table:number-columns-repeated="3"/>
          <table:table-cell table:formula="of:=([.$L$160]-[.L55])/[.$L$160]" office:value-type="float" office:value="0.999846532597734" calcext:value-type="float">
            <text:p>0,999846532597734</text:p>
          </table:table-cell>
          <table:table-cell table:formula="of:=[.M55]/[.$M$160]" office:value-type="float" office:value="0.0000899999" calcext:value-type="float">
            <text:p>8,99999E-05</text:p>
          </table:table-cell>
        </table:table-row>
        <table:table-row table:style-name="ro1">
          <table:table-cell office:value-type="float" office:value="999.999" calcext:value-type="float">
            <text:p>999,999</text:p>
          </table:table-cell>
          <table:table-cell office:value-type="string" calcext:value-type="string">
            <text:p><text:s/>eV</text:p>
          </table:table-cell>
          <table:table-cell office:value-type="float" office:value="0.06086" calcext:value-type="float">
            <text:p>0,06086</text:p>
          </table:table-cell>
          <table:table-cell office:value-type="float" office:value="0.1015" calcext:value-type="float">
            <text:p>0,1015</text:p>
          </table:table-cell>
          <table:table-cell office:value-type="float" office:value="28.56" calcext:value-type="float">
            <text:p>28,56</text:p>
          </table:table-cell>
          <table:table-cell office:value-type="string" calcext:value-type="string">
            <text:p>um</text:p>
          </table:table-cell>
          <table:table-cell office:value-type="float" office:value="26.44" calcext:value-type="float">
            <text:p>26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19,92 um</text:p>
          </table:table-cell>
          <table:table-cell table:number-columns-repeated="2"/>
          <table:table-cell table:formula="of:=[.E56]*0.000001" office:value-type="float" office:value="0.00002856" calcext:value-type="float">
            <text:p>2,856E-05</text:p>
          </table:table-cell>
          <table:table-cell table:formula="of:=[.A56]" office:value-type="float" office:value="999.999" calcext:value-type="float">
            <text:p>999,999</text:p>
          </table:table-cell>
          <table:table-cell table:number-columns-repeated="3"/>
          <table:table-cell table:formula="of:=([.$L$160]-[.L56])/[.$L$160]" office:value-type="float" office:value="0.99983057483538" calcext:value-type="float">
            <text:p>0,99983057483538</text:p>
          </table:table-cell>
          <table:table-cell table:formula="of:=[.M56]/[.$M$160]" office:value-type="float" office:value="0.0000999999" calcext:value-type="float">
            <text:p>9,99999E-05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keV</text:p>
          </table:table-cell>
          <table:table-cell office:value-type="float" office:value="0.06383" calcext:value-type="float">
            <text:p>0,06383</text:p>
          </table:table-cell>
          <table:table-cell office:value-type="float" office:value="0.1008" calcext:value-type="float">
            <text:p>0,1008</text:p>
          </table:table-cell>
          <table:table-cell office:value-type="float" office:value="31.27" calcext:value-type="float">
            <text:p>31,27</text:p>
          </table:table-cell>
          <table:table-cell office:value-type="string" calcext:value-type="string">
            <text:p>um</text:p>
          </table:table-cell>
          <table:table-cell office:value-type="float" office:value="28.58" calcext:value-type="float">
            <text:p>28,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1,46 um</text:p>
          </table:table-cell>
          <table:table-cell table:number-columns-repeated="2"/>
          <table:table-cell table:formula="of:=[.E57]*0.000001" office:value-type="float" office:value="0.00003127" calcext:value-type="float">
            <text:p>3,127E-05</text:p>
          </table:table-cell>
          <table:table-cell table:formula="of:=[.A57]*1000" office:value-type="float" office:value="1100" calcext:value-type="float">
            <text:p>1100</text:p>
          </table:table-cell>
          <table:table-cell table:number-columns-repeated="3"/>
          <table:table-cell table:formula="of:=([.$L$160]-[.L57])/[.$L$160]" office:value-type="float" office:value="0.999814498427953" calcext:value-type="float">
            <text:p>0,999814498427953</text:p>
          </table:table-cell>
          <table:table-cell table:formula="of:=[.M57]/[.$M$160]" office:value-type="float" office:value="0.00011" calcext:value-type="float">
            <text:p>0,000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keV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.1" calcext:value-type="float">
            <text:p>0,1</text:p>
          </table:table-cell>
          <table:table-cell office:value-type="float" office:value="33.99" calcext:value-type="float">
            <text:p>33,99</text:p>
          </table:table-cell>
          <table:table-cell office:value-type="string" calcext:value-type="string">
            <text:p>um</text:p>
          </table:table-cell>
          <table:table-cell office:value-type="float" office:value="30.71" calcext:value-type="float">
            <text:p>30,7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2,97 um</text:p>
          </table:table-cell>
          <table:table-cell table:number-columns-repeated="2"/>
          <table:table-cell table:formula="of:=[.E58]*0.000001" office:value-type="float" office:value="0.00003399" calcext:value-type="float">
            <text:p>3,399E-05</text:p>
          </table:table-cell>
          <table:table-cell table:formula="of:=[.A58]*1000" office:value-type="float" office:value="1200" calcext:value-type="float">
            <text:p>1200</text:p>
          </table:table-cell>
          <table:table-cell table:number-columns-repeated="3"/>
          <table:table-cell table:formula="of:=([.$L$160]-[.L58])/[.$L$160]" office:value-type="float" office:value="0.999798362697989" calcext:value-type="float">
            <text:p>0,999798362697989</text:p>
          </table:table-cell>
          <table:table-cell table:formula="of:=[.M58]/[.$M$160]" office:value-type="float" office:value="0.00012" calcext:value-type="float">
            <text:p>0,000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keV</text:p>
          </table:table-cell>
          <table:table-cell office:value-type="float" office:value="0.06939" calcext:value-type="float">
            <text:p>0,06939</text:p>
          </table:table-cell>
          <table:table-cell office:value-type="float" office:value="0.09918" calcext:value-type="float">
            <text:p>0,09918</text:p>
          </table:table-cell>
          <table:table-cell office:value-type="float" office:value="36.73" calcext:value-type="float">
            <text:p>36,73</text:p>
          </table:table-cell>
          <table:table-cell office:value-type="string" calcext:value-type="string">
            <text:p>um</text:p>
          </table:table-cell>
          <table:table-cell office:value-type="float" office:value="32.82" calcext:value-type="float">
            <text:p>32,8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4,46 um</text:p>
          </table:table-cell>
          <table:table-cell table:number-columns-repeated="2"/>
          <table:table-cell table:formula="of:=[.E59]*0.000001" office:value-type="float" office:value="0.00003673" calcext:value-type="float">
            <text:p>3,673E-05</text:p>
          </table:table-cell>
          <table:table-cell table:formula="of:=[.A59]*1000" office:value-type="float" office:value="1300" calcext:value-type="float">
            <text:p>1300</text:p>
          </table:table-cell>
          <table:table-cell table:number-columns-repeated="3"/>
          <table:table-cell table:formula="of:=([.$L$160]-[.L59])/[.$L$160]" office:value-type="float" office:value="0.999782108322952" calcext:value-type="float">
            <text:p>0,999782108322952</text:p>
          </table:table-cell>
          <table:table-cell table:formula="of:=[.M59]/[.$M$160]" office:value-type="float" office:value="0.00013" calcext:value-type="float">
            <text:p>0,000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keV</text:p>
          </table:table-cell>
          <table:table-cell office:value-type="float" office:value="0.07201" calcext:value-type="float">
            <text:p>0,07201</text:p>
          </table:table-cell>
          <table:table-cell office:value-type="float" office:value="0.0983" calcext:value-type="float">
            <text:p>0,0983</text:p>
          </table:table-cell>
          <table:table-cell office:value-type="float" office:value="39.48" calcext:value-type="float">
            <text:p>39,48</text:p>
          </table:table-cell>
          <table:table-cell office:value-type="string" calcext:value-type="string">
            <text:p>um</text:p>
          </table:table-cell>
          <table:table-cell office:value-type="float" office:value="34.81" calcext:value-type="float">
            <text:p>34,8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6,00 um</text:p>
          </table:table-cell>
          <table:table-cell table:number-columns-repeated="2"/>
          <table:table-cell table:formula="of:=[.E60]*0.000001" office:value-type="float" office:value="0.00003948" calcext:value-type="float">
            <text:p>3,948E-05</text:p>
          </table:table-cell>
          <table:table-cell table:formula="of:=[.A60]*1000" office:value-type="float" office:value="1400" calcext:value-type="float">
            <text:p>1400</text:p>
          </table:table-cell>
          <table:table-cell table:number-columns-repeated="3"/>
          <table:table-cell table:formula="of:=([.$L$160]-[.L60])/[.$L$160]" office:value-type="float" office:value="0.999765794625378" calcext:value-type="float">
            <text:p>0,999765794625378</text:p>
          </table:table-cell>
          <table:table-cell table:formula="of:=[.M60]/[.$M$160]" office:value-type="float" office:value="0.00014" calcext:value-type="float">
            <text:p>0,000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keV</text:p>
          </table:table-cell>
          <table:table-cell office:value-type="float" office:value="0.07453" calcext:value-type="float">
            <text:p>0,07453</text:p>
          </table:table-cell>
          <table:table-cell office:value-type="float" office:value="0.09739" calcext:value-type="float">
            <text:p>0,09739</text:p>
          </table:table-cell>
          <table:table-cell office:value-type="float" office:value="42.24" calcext:value-type="float">
            <text:p>42,24</text:p>
          </table:table-cell>
          <table:table-cell office:value-type="string" calcext:value-type="string">
            <text:p>um</text:p>
          </table:table-cell>
          <table:table-cell office:value-type="float" office:value="36.8" calcext:value-type="float">
            <text:p>36,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7,52 um</text:p>
          </table:table-cell>
          <table:table-cell table:number-columns-repeated="2"/>
          <table:table-cell table:formula="of:=[.E61]*0.000001" office:value-type="float" office:value="0.00004224" calcext:value-type="float">
            <text:p>4,224E-05</text:p>
          </table:table-cell>
          <table:table-cell table:formula="of:=[.A61]*1000" office:value-type="float" office:value="1500" calcext:value-type="float">
            <text:p>1500</text:p>
          </table:table-cell>
          <table:table-cell table:number-columns-repeated="3"/>
          <table:table-cell table:formula="of:=([.$L$160]-[.L61])/[.$L$160]" office:value-type="float" office:value="0.999749421605268" calcext:value-type="float">
            <text:p>0,999749421605268</text:p>
          </table:table-cell>
          <table:table-cell table:formula="of:=[.M61]/[.$M$160]" office:value-type="float" office:value="0.00015" calcext:value-type="float">
            <text:p>0,000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keV</text:p>
          </table:table-cell>
          <table:table-cell office:value-type="float" office:value="0.07698" calcext:value-type="float">
            <text:p>0,07698</text:p>
          </table:table-cell>
          <table:table-cell office:value-type="float" office:value="0.09647" calcext:value-type="float">
            <text:p>0,09647</text:p>
          </table:table-cell>
          <table:table-cell office:value-type="float" office:value="45.02" calcext:value-type="float">
            <text:p>45,02</text:p>
          </table:table-cell>
          <table:table-cell office:value-type="string" calcext:value-type="string">
            <text:p>um</text:p>
          </table:table-cell>
          <table:table-cell office:value-type="float" office:value="38.77" calcext:value-type="float">
            <text:p>38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29,03 um</text:p>
          </table:table-cell>
          <table:table-cell table:number-columns-repeated="2"/>
          <table:table-cell table:formula="of:=[.E62]*0.000001" office:value-type="float" office:value="0.00004502" calcext:value-type="float">
            <text:p>4,502E-05</text:p>
          </table:table-cell>
          <table:table-cell table:formula="of:=[.A62]*1000" office:value-type="float" office:value="1600" calcext:value-type="float">
            <text:p>1600</text:p>
          </table:table-cell>
          <table:table-cell table:number-columns-repeated="3"/>
          <table:table-cell table:formula="of:=([.$L$160]-[.L62])/[.$L$160]" office:value-type="float" office:value="0.999732929940084" calcext:value-type="float">
            <text:p>0,999732929940084</text:p>
          </table:table-cell>
          <table:table-cell table:formula="of:=[.M62]/[.$M$160]" office:value-type="float" office:value="0.00016" calcext:value-type="float">
            <text:p>0,000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keV</text:p>
          </table:table-cell>
          <table:table-cell office:value-type="float" office:value="0.07935" calcext:value-type="float">
            <text:p>0,07935</text:p>
          </table:table-cell>
          <table:table-cell office:value-type="float" office:value="0.09554" calcext:value-type="float">
            <text:p>0,09554</text:p>
          </table:table-cell>
          <table:table-cell office:value-type="float" office:value="47.82" calcext:value-type="float">
            <text:p>47,82</text:p>
          </table:table-cell>
          <table:table-cell office:value-type="string" calcext:value-type="string">
            <text:p>um</text:p>
          </table:table-cell>
          <table:table-cell office:value-type="float" office:value="40.71" calcext:value-type="float">
            <text:p>40,7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0,52 um</text:p>
          </table:table-cell>
          <table:table-cell table:number-columns-repeated="2"/>
          <table:table-cell table:formula="of:=[.E63]*0.000001" office:value-type="float" office:value="0.00004782" calcext:value-type="float">
            <text:p>4,782E-05</text:p>
          </table:table-cell>
          <table:table-cell table:formula="of:=[.A63]*1000" office:value-type="float" office:value="1700" calcext:value-type="float">
            <text:p>1700</text:p>
          </table:table-cell>
          <table:table-cell table:number-columns-repeated="3"/>
          <table:table-cell table:formula="of:=([.$L$160]-[.L63])/[.$L$160]" office:value-type="float" office:value="0.999716319629827" calcext:value-type="float">
            <text:p>0,999716319629827</text:p>
          </table:table-cell>
          <table:table-cell table:formula="of:=[.M63]/[.$M$160]" office:value-type="float" office:value="0.00017" calcext:value-type="float">
            <text:p>0,000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keV</text:p>
          </table:table-cell>
          <table:table-cell office:value-type="float" office:value="0.08165" calcext:value-type="float">
            <text:p>0,08165</text:p>
          </table:table-cell>
          <table:table-cell office:value-type="float" office:value="0.0946" calcext:value-type="float">
            <text:p>0,0946</text:p>
          </table:table-cell>
          <table:table-cell office:value-type="float" office:value="50.63" calcext:value-type="float">
            <text:p>50,63</text:p>
          </table:table-cell>
          <table:table-cell office:value-type="string" calcext:value-type="string">
            <text:p>um</text:p>
          </table:table-cell>
          <table:table-cell office:value-type="float" office:value="42.64" calcext:value-type="float">
            <text:p>42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2,01 um</text:p>
          </table:table-cell>
          <table:table-cell table:number-columns-repeated="2"/>
          <table:table-cell table:formula="of:=[.E64]*0.000001" office:value-type="float" office:value="0.00005063" calcext:value-type="float">
            <text:p>5,063E-05</text:p>
          </table:table-cell>
          <table:table-cell table:formula="of:=[.A64]*1000" office:value-type="float" office:value="1800" calcext:value-type="float">
            <text:p>1800</text:p>
          </table:table-cell>
          <table:table-cell table:number-columns-repeated="3"/>
          <table:table-cell table:formula="of:=([.$L$160]-[.L64])/[.$L$160]" office:value-type="float" office:value="0.999699649997034" calcext:value-type="float">
            <text:p>0,999699649997034</text:p>
          </table:table-cell>
          <table:table-cell table:formula="of:=[.M64]/[.$M$160]" office:value-type="float" office:value="0.00018" calcext:value-type="float">
            <text:p>0,00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keV</text:p>
          </table:table-cell>
          <table:table-cell office:value-type="float" office:value="0.08606" calcext:value-type="float">
            <text:p>0,08606</text:p>
          </table:table-cell>
          <table:table-cell office:value-type="float" office:value="0.09275" calcext:value-type="float">
            <text:p>0,09275</text:p>
          </table:table-cell>
          <table:table-cell office:value-type="float" office:value="56.3" calcext:value-type="float">
            <text:p>56,3</text:p>
          </table:table-cell>
          <table:table-cell office:value-type="string" calcext:value-type="string">
            <text:p>um</text:p>
          </table:table-cell>
          <table:table-cell office:value-type="float" office:value="46.4" calcext:value-type="float">
            <text:p>46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4,99 um</text:p>
          </table:table-cell>
          <table:table-cell table:number-columns-repeated="2"/>
          <table:table-cell table:formula="of:=[.E65]*0.000001" office:value-type="float" office:value="0.0000563" calcext:value-type="float">
            <text:p>5,63E-05</text:p>
          </table:table-cell>
          <table:table-cell table:formula="of:=[.A65]*1000" office:value-type="float" office:value="2000" calcext:value-type="float">
            <text:p>2000</text:p>
          </table:table-cell>
          <table:table-cell table:number-columns-repeated="3"/>
          <table:table-cell table:formula="of:=([.$L$160]-[.L65])/[.$L$160]" office:value-type="float" office:value="0.999666014118764" calcext:value-type="float">
            <text:p>0,999666014118764</text:p>
          </table:table-cell>
          <table:table-cell table:formula="of:=[.M65]/[.$M$160]" office:value-type="float" office:value="0.0002" calcext:value-type="float">
            <text:p>0,000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keV</text:p>
          </table:table-cell>
          <table:table-cell office:value-type="float" office:value="0.09129" calcext:value-type="float">
            <text:p>0,09129</text:p>
          </table:table-cell>
          <table:table-cell office:value-type="float" office:value="0.09047" calcext:value-type="float">
            <text:p>0,09047</text:p>
          </table:table-cell>
          <table:table-cell office:value-type="float" office:value="63.47" calcext:value-type="float">
            <text:p>63,47</text:p>
          </table:table-cell>
          <table:table-cell office:value-type="string" calcext:value-type="string">
            <text:p>um</text:p>
          </table:table-cell>
          <table:table-cell office:value-type="float" office:value="51.02" calcext:value-type="float">
            <text:p>51,0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38,64 um</text:p>
          </table:table-cell>
          <table:table-cell table:number-columns-repeated="2"/>
          <table:table-cell table:formula="of:=[.E66]*0.000001" office:value-type="float" office:value="0.00006347" calcext:value-type="float">
            <text:p>6,347E-05</text:p>
          </table:table-cell>
          <table:table-cell table:formula="of:=[.A66]*1000" office:value-type="float" office:value="2250" calcext:value-type="float">
            <text:p>2250</text:p>
          </table:table-cell>
          <table:table-cell table:number-columns-repeated="3"/>
          <table:table-cell table:formula="of:=([.$L$160]-[.L66])/[.$L$160]" office:value-type="float" office:value="0.999623479859999" calcext:value-type="float">
            <text:p>0,999623479859999</text:p>
          </table:table-cell>
          <table:table-cell table:formula="of:=[.M66]/[.$M$160]" office:value-type="float" office:value="0.000225" calcext:value-type="float">
            <text:p>0,000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keV</text:p>
          </table:table-cell>
          <table:table-cell office:value-type="float" office:value="0.09622" calcext:value-type="float">
            <text:p>0,09622</text:p>
          </table:table-cell>
          <table:table-cell office:value-type="float" office:value="0.08828" calcext:value-type="float">
            <text:p>0,08828</text:p>
          </table:table-cell>
          <table:table-cell office:value-type="float" office:value="70.69" calcext:value-type="float">
            <text:p>70,69</text:p>
          </table:table-cell>
          <table:table-cell office:value-type="string" calcext:value-type="string">
            <text:p>um</text:p>
          </table:table-cell>
          <table:table-cell office:value-type="float" office:value="55.58" calcext:value-type="float">
            <text:p>55,5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2,23 um</text:p>
          </table:table-cell>
          <table:table-cell table:number-columns-repeated="2"/>
          <table:table-cell table:formula="of:=[.E67]*0.000001" office:value-type="float" office:value="0.00007069" calcext:value-type="float">
            <text:p>7,069E-05</text:p>
          </table:table-cell>
          <table:table-cell table:formula="of:=[.A67]*1000" office:value-type="float" office:value="2500" calcext:value-type="float">
            <text:p>2500</text:p>
          </table:table-cell>
          <table:table-cell table:number-columns-repeated="3"/>
          <table:table-cell table:formula="of:=([.$L$160]-[.L67])/[.$L$160]" office:value-type="float" office:value="0.999580648988551" calcext:value-type="float">
            <text:p>0,999580648988551</text:p>
          </table:table-cell>
          <table:table-cell table:formula="of:=[.M67]/[.$M$160]" office:value-type="float" office:value="0.00025" calcext:value-type="float">
            <text:p>0,000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keV</text:p>
          </table:table-cell>
          <table:table-cell office:value-type="float" office:value="0.1009" calcext:value-type="float">
            <text:p>0,1009</text:p>
          </table:table-cell>
          <table:table-cell office:value-type="float" office:value="0.08617" calcext:value-type="float">
            <text:p>0,08617</text:p>
          </table:table-cell>
          <table:table-cell office:value-type="float" office:value="77.99" calcext:value-type="float">
            <text:p>77,99</text:p>
          </table:table-cell>
          <table:table-cell office:value-type="string" calcext:value-type="string">
            <text:p>um</text:p>
          </table:table-cell>
          <table:table-cell office:value-type="float" office:value="60.04" calcext:value-type="float">
            <text:p>60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5,78 um</text:p>
          </table:table-cell>
          <table:table-cell table:number-columns-repeated="2"/>
          <table:table-cell table:formula="of:=[.E68]*0.000001" office:value-type="float" office:value="0.00007799" calcext:value-type="float">
            <text:p>7,799E-05</text:p>
          </table:table-cell>
          <table:table-cell table:formula="of:=[.A68]*1000" office:value-type="float" office:value="2750" calcext:value-type="float">
            <text:p>2750</text:p>
          </table:table-cell>
          <table:table-cell table:number-columns-repeated="3"/>
          <table:table-cell table:formula="of:=([.$L$160]-[.L68])/[.$L$160]" office:value-type="float" office:value="0.99953734353681" calcext:value-type="float">
            <text:p>0,99953734353681</text:p>
          </table:table-cell>
          <table:table-cell table:formula="of:=[.M68]/[.$M$160]" office:value-type="float" office:value="0.000275" calcext:value-type="float">
            <text:p>0,000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keV</text:p>
          </table:table-cell>
          <table:table-cell office:value-type="float" office:value="0.1054" calcext:value-type="float">
            <text:p>0,1054</text:p>
          </table:table-cell>
          <table:table-cell office:value-type="float" office:value="0.08416" calcext:value-type="float">
            <text:p>0,08416</text:p>
          </table:table-cell>
          <table:table-cell office:value-type="float" office:value="85.33" calcext:value-type="float">
            <text:p>85,33</text:p>
          </table:table-cell>
          <table:table-cell office:value-type="string" calcext:value-type="string">
            <text:p>um</text:p>
          </table:table-cell>
          <table:table-cell office:value-type="float" office:value="64.41" calcext:value-type="float">
            <text:p>64,4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49,29 um</text:p>
          </table:table-cell>
          <table:table-cell table:number-columns-repeated="2"/>
          <table:table-cell table:formula="of:=[.E69]*0.000001" office:value-type="float" office:value="0.00008533" calcext:value-type="float">
            <text:p>8,533E-05</text:p>
          </table:table-cell>
          <table:table-cell table:formula="of:=[.A69]*1000" office:value-type="float" office:value="3000" calcext:value-type="float">
            <text:p>3000</text:p>
          </table:table-cell>
          <table:table-cell table:number-columns-repeated="3"/>
          <table:table-cell table:formula="of:=([.$L$160]-[.L69])/[.$L$160]" office:value-type="float" office:value="0.999493800794922" calcext:value-type="float">
            <text:p>0,999493800794922</text:p>
          </table:table-cell>
          <table:table-cell table:formula="of:=[.M69]/[.$M$160]" office:value-type="float" office:value="0.0003" calcext:value-type="float">
            <text:p>0,000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keV</text:p>
          </table:table-cell>
          <table:table-cell office:value-type="float" office:value="0.1097" calcext:value-type="float">
            <text:p>0,1097</text:p>
          </table:table-cell>
          <table:table-cell office:value-type="float" office:value="0.08223" calcext:value-type="float">
            <text:p>0,08223</text:p>
          </table:table-cell>
          <table:table-cell office:value-type="float" office:value="92.73" calcext:value-type="float">
            <text:p>92,73</text:p>
          </table:table-cell>
          <table:table-cell office:value-type="string" calcext:value-type="string">
            <text:p>um</text:p>
          </table:table-cell>
          <table:table-cell office:value-type="float" office:value="68.69" calcext:value-type="float">
            <text:p>68,6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2,76 um</text:p>
          </table:table-cell>
          <table:table-cell table:number-columns-repeated="2"/>
          <table:table-cell table:formula="of:=[.E70]*0.000001" office:value-type="float" office:value="0.00009273" calcext:value-type="float">
            <text:p>9,273E-05</text:p>
          </table:table-cell>
          <table:table-cell table:formula="of:=[.A70]*1000" office:value-type="float" office:value="3250" calcext:value-type="float">
            <text:p>3250</text:p>
          </table:table-cell>
          <table:table-cell table:number-columns-repeated="3"/>
          <table:table-cell table:formula="of:=([.$L$160]-[.L70])/[.$L$160]" office:value-type="float" office:value="0.999449902117815" calcext:value-type="float">
            <text:p>0,999449902117815</text:p>
          </table:table-cell>
          <table:table-cell table:formula="of:=[.M70]/[.$M$160]" office:value-type="float" office:value="0.000325" calcext:value-type="float">
            <text:p>0,000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keV</text:p>
          </table:table-cell>
          <table:table-cell office:value-type="float" office:value="0.1139" calcext:value-type="float">
            <text:p>0,1139</text:p>
          </table:table-cell>
          <table:table-cell office:value-type="float" office:value="0.0804" calcext:value-type="float">
            <text:p>0,0804</text:p>
          </table:table-cell>
          <table:table-cell office:value-type="float" office:value="100.17" calcext:value-type="float">
            <text:p>100,17</text:p>
          </table:table-cell>
          <table:table-cell office:value-type="string" calcext:value-type="string">
            <text:p>um</text:p>
          </table:table-cell>
          <table:table-cell office:value-type="float" office:value="72.89" calcext:value-type="float">
            <text:p>72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6,18 um</text:p>
          </table:table-cell>
          <table:table-cell table:number-columns-repeated="2"/>
          <table:table-cell table:formula="of:=[.E71]*0.000001" office:value-type="float" office:value="0.00010017" calcext:value-type="float">
            <text:p>0,00010017</text:p>
          </table:table-cell>
          <table:table-cell table:formula="of:=[.A71]*1000" office:value-type="float" office:value="3500" calcext:value-type="float">
            <text:p>3500</text:p>
          </table:table-cell>
          <table:table-cell table:number-columns-repeated="3"/>
          <table:table-cell table:formula="of:=([.$L$160]-[.L71])/[.$L$160]" office:value-type="float" office:value="0.999405766150561" calcext:value-type="float">
            <text:p>0,999405766150561</text:p>
          </table:table-cell>
          <table:table-cell table:formula="of:=[.M71]/[.$M$160]" office:value-type="float" office:value="0.00035" calcext:value-type="float">
            <text:p>0,000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keV</text:p>
          </table:table-cell>
          <table:table-cell office:value-type="float" office:value="0.1178" calcext:value-type="float">
            <text:p>0,1178</text:p>
          </table:table-cell>
          <table:table-cell office:value-type="float" office:value="0.07865" calcext:value-type="float">
            <text:p>0,07865</text:p>
          </table:table-cell>
          <table:table-cell office:value-type="float" office:value="107.64" calcext:value-type="float">
            <text:p>107,64</text:p>
          </table:table-cell>
          <table:table-cell office:value-type="string" calcext:value-type="string">
            <text:p>um</text:p>
          </table:table-cell>
          <table:table-cell office:value-type="float" office:value="77.01" calcext:value-type="float">
            <text:p>77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59,57 um</text:p>
          </table:table-cell>
          <table:table-cell table:number-columns-repeated="2"/>
          <table:table-cell table:formula="of:=[.E72]*0.000001" office:value-type="float" office:value="0.00010764" calcext:value-type="float">
            <text:p>0,00010764</text:p>
          </table:table-cell>
          <table:table-cell table:formula="of:=[.A72]*1000" office:value-type="float" office:value="3750" calcext:value-type="float">
            <text:p>3750</text:p>
          </table:table-cell>
          <table:table-cell table:number-columns-repeated="3"/>
          <table:table-cell table:formula="of:=([.$L$160]-[.L72])/[.$L$160]" office:value-type="float" office:value="0.999361452215697" calcext:value-type="float">
            <text:p>0,999361452215697</text:p>
          </table:table-cell>
          <table:table-cell table:formula="of:=[.M72]/[.$M$160]" office:value-type="float" office:value="0.000375" calcext:value-type="float">
            <text:p>0,000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keV</text:p>
          </table:table-cell>
          <table:table-cell office:value-type="float" office:value="0.1217" calcext:value-type="float">
            <text:p>0,1217</text:p>
          </table:table-cell>
          <table:table-cell office:value-type="float" office:value="0.07699" calcext:value-type="float">
            <text:p>0,07699</text:p>
          </table:table-cell>
          <table:table-cell office:value-type="float" office:value="115.16" calcext:value-type="float">
            <text:p>115,16</text:p>
          </table:table-cell>
          <table:table-cell office:value-type="string" calcext:value-type="string">
            <text:p>um</text:p>
          </table:table-cell>
          <table:table-cell office:value-type="float" office:value="81.05" calcext:value-type="float">
            <text:p>81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2,92 um</text:p>
          </table:table-cell>
          <table:table-cell table:number-columns-repeated="2"/>
          <table:table-cell table:formula="of:=[.E73]*0.000001" office:value-type="float" office:value="0.00011516" calcext:value-type="float">
            <text:p>0,00011516</text:p>
          </table:table-cell>
          <table:table-cell table:formula="of:=[.A73]*1000" office:value-type="float" office:value="4000" calcext:value-type="float">
            <text:p>4000</text:p>
          </table:table-cell>
          <table:table-cell table:number-columns-repeated="3"/>
          <table:table-cell table:formula="of:=([.$L$160]-[.L73])/[.$L$160]" office:value-type="float" office:value="0.99931684166815" calcext:value-type="float">
            <text:p>0,99931684166815</text:p>
          </table:table-cell>
          <table:table-cell table:formula="of:=[.M73]/[.$M$160]" office:value-type="float" office:value="0.0004" calcext:value-type="float">
            <text:p>0,000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keV</text:p>
          </table:table-cell>
          <table:table-cell office:value-type="float" office:value="0.1291" calcext:value-type="float">
            <text:p>0,1291</text:p>
          </table:table-cell>
          <table:table-cell office:value-type="float" office:value="0.07388" calcext:value-type="float">
            <text:p>0,07388</text:p>
          </table:table-cell>
          <table:table-cell office:value-type="float" office:value="130.29" calcext:value-type="float">
            <text:p>130,29</text:p>
          </table:table-cell>
          <table:table-cell office:value-type="string" calcext:value-type="string">
            <text:p>um</text:p>
          </table:table-cell>
          <table:table-cell office:value-type="float" office:value="88.85" calcext:value-type="float">
            <text:p>88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69,56 um</text:p>
          </table:table-cell>
          <table:table-cell table:number-columns-repeated="2"/>
          <table:table-cell table:formula="of:=[.E74]*0.000001" office:value-type="float" office:value="0.00013029" calcext:value-type="float">
            <text:p>0,00013029</text:p>
          </table:table-cell>
          <table:table-cell table:formula="of:=[.A74]*1000" office:value-type="float" office:value="4500" calcext:value-type="float">
            <text:p>4500</text:p>
          </table:table-cell>
          <table:table-cell table:number-columns-repeated="3"/>
          <table:table-cell table:formula="of:=([.$L$160]-[.L74])/[.$L$160]" office:value-type="float" office:value="0.999227086670226" calcext:value-type="float">
            <text:p>0,999227086670226</text:p>
          </table:table-cell>
          <table:table-cell table:formula="of:=[.M74]/[.$M$160]" office:value-type="float" office:value="0.00045" calcext:value-type="float">
            <text:p>0,000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keV</text:p>
          </table:table-cell>
          <table:table-cell office:value-type="float" office:value="0.1361" calcext:value-type="float">
            <text:p>0,1361</text:p>
          </table:table-cell>
          <table:table-cell office:value-type="float" office:value="0.07105" calcext:value-type="float">
            <text:p>0,07105</text:p>
          </table:table-cell>
          <table:table-cell office:value-type="float" office:value="145.51" calcext:value-type="float">
            <text:p>145,51</text:p>
          </table:table-cell>
          <table:table-cell office:value-type="string" calcext:value-type="string">
            <text:p>um</text:p>
          </table:table-cell>
          <table:table-cell office:value-type="float" office:value="96.4" calcext:value-type="float">
            <text:p>96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76,02 um</text:p>
          </table:table-cell>
          <table:table-cell table:number-columns-repeated="2"/>
          <table:table-cell table:formula="of:=[.E75]*0.000001" office:value-type="float" office:value="0.00014551" calcext:value-type="float">
            <text:p>0,00014551</text:p>
          </table:table-cell>
          <table:table-cell table:formula="of:=[.A75]*1000" office:value-type="float" office:value="5000" calcext:value-type="float">
            <text:p>5000</text:p>
          </table:table-cell>
          <table:table-cell table:number-columns-repeated="3"/>
          <table:table-cell table:formula="of:=([.$L$160]-[.L75])/[.$L$160]" office:value-type="float" office:value="0.999136797769473" calcext:value-type="float">
            <text:p>0,999136797769473</text:p>
          </table:table-cell>
          <table:table-cell table:formula="of:=[.M75]/[.$M$160]" office:value-type="float" office:value="0.0005" calcext:value-type="float">
            <text:p>0,000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keV</text:p>
          </table:table-cell>
          <table:table-cell office:value-type="float" office:value="0.1427" calcext:value-type="float">
            <text:p>0,1427</text:p>
          </table:table-cell>
          <table:table-cell office:value-type="float" office:value="0.06846" calcext:value-type="float">
            <text:p>0,06846</text:p>
          </table:table-cell>
          <table:table-cell office:value-type="float" office:value="160.78" calcext:value-type="float">
            <text:p>160,78</text:p>
          </table:table-cell>
          <table:table-cell office:value-type="string" calcext:value-type="string">
            <text:p>um</text:p>
          </table:table-cell>
          <table:table-cell office:value-type="float" office:value="103.7" calcext:value-type="float">
            <text:p>103,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2,34 um</text:p>
          </table:table-cell>
          <table:table-cell table:number-columns-repeated="2"/>
          <table:table-cell table:formula="of:=[.E76]*0.000001" office:value-type="float" office:value="0.00016078" calcext:value-type="float">
            <text:p>0,00016078</text:p>
          </table:table-cell>
          <table:table-cell table:formula="of:=[.A76]*1000" office:value-type="float" office:value="5500" calcext:value-type="float">
            <text:p>5500</text:p>
          </table:table-cell>
          <table:table-cell table:number-columns-repeated="3"/>
          <table:table-cell table:formula="of:=([.$L$160]-[.L76])/[.$L$160]" office:value-type="float" office:value="0.999046212256036" calcext:value-type="float">
            <text:p>0,999046212256036</text:p>
          </table:table-cell>
          <table:table-cell table:formula="of:=[.M76]/[.$M$160]"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keV</text:p>
          </table:table-cell>
          <table:table-cell office:value-type="float" office:value="0.1491" calcext:value-type="float">
            <text:p>0,1491</text:p>
          </table:table-cell>
          <table:table-cell office:value-type="float" office:value="0.06608" calcext:value-type="float">
            <text:p>0,06608</text:p>
          </table:table-cell>
          <table:table-cell office:value-type="float" office:value="176.1" calcext:value-type="float">
            <text:p>176,1</text:p>
          </table:table-cell>
          <table:table-cell office:value-type="string" calcext:value-type="string">
            <text:p>um</text:p>
          </table:table-cell>
          <table:table-cell office:value-type="float" office:value="110.75" calcext:value-type="float">
            <text:p>110,7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88,52 um</text:p>
          </table:table-cell>
          <table:table-cell table:number-columns-repeated="2"/>
          <table:table-cell table:formula="of:=[.E77]*0.000001" office:value-type="float" office:value="0.0001761" calcext:value-type="float">
            <text:p>0,0001761</text:p>
          </table:table-cell>
          <table:table-cell table:formula="of:=[.A77]*1000" office:value-type="float" office:value="6000" calcext:value-type="float">
            <text:p>6000</text:p>
          </table:table-cell>
          <table:table-cell table:number-columns-repeated="3"/>
          <table:table-cell table:formula="of:=([.$L$160]-[.L77])/[.$L$160]" office:value-type="float" office:value="0.998955330129916" calcext:value-type="float">
            <text:p>0,998955330129916</text:p>
          </table:table-cell>
          <table:table-cell table:formula="of:=[.M77]/[.$M$160]" office:value-type="float" office:value="0.0006" calcext:value-type="float">
            <text:p>0,000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keV</text:p>
          </table:table-cell>
          <table:table-cell office:value-type="float" office:value="0.1552" calcext:value-type="float">
            <text:p>0,1552</text:p>
          </table:table-cell>
          <table:table-cell office:value-type="float" office:value="0.06389" calcext:value-type="float">
            <text:p>0,06389</text:p>
          </table:table-cell>
          <table:table-cell office:value-type="float" office:value="191.44" calcext:value-type="float">
            <text:p>191,44</text:p>
          </table:table-cell>
          <table:table-cell office:value-type="string" calcext:value-type="string">
            <text:p>um</text:p>
          </table:table-cell>
          <table:table-cell office:value-type="float" office:value="117.57" calcext:value-type="float">
            <text:p>117,5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2"/>94,57 um</text:p>
          </table:table-cell>
          <table:table-cell table:number-columns-repeated="2"/>
          <table:table-cell table:formula="of:=[.E78]*0.000001" office:value-type="float" office:value="0.00019144" calcext:value-type="float">
            <text:p>0,00019144</text:p>
          </table:table-cell>
          <table:table-cell table:formula="of:=[.A78]*1000" office:value-type="float" office:value="6500" calcext:value-type="float">
            <text:p>6500</text:p>
          </table:table-cell>
          <table:table-cell table:number-columns-repeated="3"/>
          <table:table-cell table:formula="of:=([.$L$160]-[.L78])/[.$L$160]" office:value-type="float" office:value="0.998864329358723" calcext:value-type="float">
            <text:p>0,998864329358723</text:p>
          </table:table-cell>
          <table:table-cell table:formula="of:=[.M78]/[.$M$160]" office:value-type="float" office:value="0.00065" calcext:value-type="float">
            <text:p>0,000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keV</text:p>
          </table:table-cell>
          <table:table-cell office:value-type="float" office:value="0.161" calcext:value-type="float">
            <text:p>0,161</text:p>
          </table:table-cell>
          <table:table-cell office:value-type="float" office:value="0.06186" calcext:value-type="float">
            <text:p>0,06186</text:p>
          </table:table-cell>
          <table:table-cell office:value-type="float" office:value="206.79" calcext:value-type="float">
            <text:p>206,79</text:p>
          </table:table-cell>
          <table:table-cell office:value-type="string" calcext:value-type="string">
            <text:p>um</text:p>
          </table:table-cell>
          <table:table-cell office:value-type="float" office:value="124.16" calcext:value-type="float">
            <text:p>124,1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00,50 um</text:p>
          </table:table-cell>
          <table:table-cell table:number-columns-repeated="2"/>
          <table:table-cell table:formula="of:=[.E79]*0.000001" office:value-type="float" office:value="0.00020679" calcext:value-type="float">
            <text:p>0,00020679</text:p>
          </table:table-cell>
          <table:table-cell table:formula="of:=[.A79]*1000" office:value-type="float" office:value="7000" calcext:value-type="float">
            <text:p>7000</text:p>
          </table:table-cell>
          <table:table-cell table:number-columns-repeated="3"/>
          <table:table-cell table:formula="of:=([.$L$160]-[.L79])/[.$L$160]" office:value-type="float" office:value="0.998773269264994" calcext:value-type="float">
            <text:p>0,998773269264994</text:p>
          </table:table-cell>
          <table:table-cell table:formula="of:=[.M79]/[.$M$160]" office:value-type="float" office:value="0.0007" calcext:value-type="float">
            <text:p>0,00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keV</text:p>
          </table:table-cell>
          <table:table-cell office:value-type="float" office:value="0.1721" calcext:value-type="float">
            <text:p>0,1721</text:p>
          </table:table-cell>
          <table:table-cell office:value-type="float" office:value="0.05822" calcext:value-type="float">
            <text:p>0,05822</text:p>
          </table:table-cell>
          <table:table-cell office:value-type="float" office:value="237.51" calcext:value-type="float">
            <text:p>237,51</text:p>
          </table:table-cell>
          <table:table-cell office:value-type="string" calcext:value-type="string">
            <text:p>um</text:p>
          </table:table-cell>
          <table:table-cell office:value-type="float" office:value="136.64" calcext:value-type="float">
            <text:p>136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12,03 um</text:p>
          </table:table-cell>
          <table:table-cell table:number-columns-repeated="2"/>
          <table:table-cell table:formula="of:=[.E80]*0.000001" office:value-type="float" office:value="0.00023751" calcext:value-type="float">
            <text:p>0,00023751</text:p>
          </table:table-cell>
          <table:table-cell table:formula="of:=[.A80]*1000" office:value-type="float" office:value="8000" calcext:value-type="float">
            <text:p>8000</text:p>
          </table:table-cell>
          <table:table-cell table:number-columns-repeated="3"/>
          <table:table-cell table:formula="of:=([.$L$160]-[.L80])/[.$L$160]" office:value-type="float" office:value="0.998591030432461" calcext:value-type="float">
            <text:p>0,998591030432461</text:p>
          </table:table-cell>
          <table:table-cell table:formula="of:=[.M80]/[.$M$160]" office:value-type="float" office:value="0.0008" calcext:value-type="float">
            <text:p>0,00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keV</text:p>
          </table:table-cell>
          <table:table-cell office:value-type="float" office:value="0.1826" calcext:value-type="float">
            <text:p>0,1826</text:p>
          </table:table-cell>
          <table:table-cell office:value-type="float" office:value="0.05506" calcext:value-type="float">
            <text:p>0,05506</text:p>
          </table:table-cell>
          <table:table-cell office:value-type="float" office:value="268.12" calcext:value-type="float">
            <text:p>268,12</text:p>
          </table:table-cell>
          <table:table-cell office:value-type="string" calcext:value-type="string">
            <text:p>um</text:p>
          </table:table-cell>
          <table:table-cell office:value-type="float" office:value="148.4" calcext:value-type="float">
            <text:p>148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23,08 um</text:p>
          </table:table-cell>
          <table:table-cell table:number-columns-repeated="2"/>
          <table:table-cell table:formula="of:=[.E81]*0.000001" office:value-type="float" office:value="0.00026812" calcext:value-type="float">
            <text:p>0,00026812</text:p>
          </table:table-cell>
          <table:table-cell table:formula="of:=[.A81]*1000" office:value-type="float" office:value="9000" calcext:value-type="float">
            <text:p>9000</text:p>
          </table:table-cell>
          <table:table-cell table:number-columns-repeated="3"/>
          <table:table-cell table:formula="of:=([.$L$160]-[.L81])/[.$L$160]" office:value-type="float" office:value="0.998409444147832" calcext:value-type="float">
            <text:p>0,998409444147832</text:p>
          </table:table-cell>
          <table:table-cell table:formula="of:=[.M81]/[.$M$160]" office:value-type="float" office:value="0.0009" calcext:value-type="float">
            <text:p>0,00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keV</text:p>
          </table:table-cell>
          <table:table-cell office:value-type="float" office:value="0.1926" calcext:value-type="float">
            <text:p>0,1926</text:p>
          </table:table-cell>
          <table:table-cell office:value-type="float" office:value="0.05227" calcext:value-type="float">
            <text:p>0,05227</text:p>
          </table:table-cell>
          <table:table-cell office:value-type="float" office:value="298.58" calcext:value-type="float">
            <text:p>298,58</text:p>
          </table:table-cell>
          <table:table-cell office:value-type="string" calcext:value-type="string">
            <text:p>um</text:p>
          </table:table-cell>
          <table:table-cell office:value-type="float" office:value="159.47" calcext:value-type="float">
            <text:p>159,4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33,69 um</text:p>
          </table:table-cell>
          <table:table-cell table:number-columns-repeated="2"/>
          <table:table-cell table:formula="of:=[.E82]*0.000001" office:value-type="float" office:value="0.00029858" calcext:value-type="float">
            <text:p>0,00029858</text:p>
          </table:table-cell>
          <table:table-cell table:formula="of:=[.A82]*1000" office:value-type="float" office:value="10000" calcext:value-type="float">
            <text:p>10000</text:p>
          </table:table-cell>
          <table:table-cell table:number-columns-repeated="3"/>
          <table:table-cell table:formula="of:=([.$L$160]-[.L82])/[.$L$160]" office:value-type="float" office:value="0.998228747701252" calcext:value-type="float">
            <text:p>0,998228747701252</text:p>
          </table:table-cell>
          <table:table-cell table:formula="of:=[.M82]/[.$M$160]" office:value-type="float" office:value="0.001" calcext:value-type="float">
            <text:p>0,0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keV</text:p>
          </table:table-cell>
          <table:table-cell office:value-type="float" office:value="0.2021" calcext:value-type="float">
            <text:p>0,2021</text:p>
          </table:table-cell>
          <table:table-cell office:value-type="float" office:value="0.0498" calcext:value-type="float">
            <text:p>0,0498</text:p>
          </table:table-cell>
          <table:table-cell office:value-type="float" office:value="328.84" calcext:value-type="float">
            <text:p>328,84</text:p>
          </table:table-cell>
          <table:table-cell office:value-type="string" calcext:value-type="string">
            <text:p>um</text:p>
          </table:table-cell>
          <table:table-cell office:value-type="float" office:value="169.92" calcext:value-type="float">
            <text:p>169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43,88 um</text:p>
          </table:table-cell>
          <table:table-cell table:number-columns-repeated="2"/>
          <table:table-cell table:formula="of:=[.E83]*0.000001" office:value-type="float" office:value="0.00032884" calcext:value-type="float">
            <text:p>0,00032884</text:p>
          </table:table-cell>
          <table:table-cell table:formula="of:=[.A83]*1000" office:value-type="float" office:value="11000" calcext:value-type="float">
            <text:p>11000</text:p>
          </table:table-cell>
          <table:table-cell table:number-columns-repeated="3"/>
          <table:table-cell table:formula="of:=([.$L$160]-[.L83])/[.$L$160]" office:value-type="float" office:value="0.998049237705404" calcext:value-type="float">
            <text:p>0,998049237705404</text:p>
          </table:table-cell>
          <table:table-cell table:formula="of:=[.M83]/[.$M$160]" office:value-type="float" office:value="0.0011" calcext:value-type="float">
            <text:p>0,00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keV</text:p>
          </table:table-cell>
          <table:table-cell office:value-type="float" office:value="0.2112" calcext:value-type="float">
            <text:p>0,2112</text:p>
          </table:table-cell>
          <table:table-cell office:value-type="float" office:value="0.04759" calcext:value-type="float">
            <text:p>0,04759</text:p>
          </table:table-cell>
          <table:table-cell office:value-type="float" office:value="358.88" calcext:value-type="float">
            <text:p>358,88</text:p>
          </table:table-cell>
          <table:table-cell office:value-type="string" calcext:value-type="string">
            <text:p>um</text:p>
          </table:table-cell>
          <table:table-cell office:value-type="float" office:value="179.79" calcext:value-type="float">
            <text:p>179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53,69 um</text:p>
          </table:table-cell>
          <table:table-cell table:number-columns-repeated="2"/>
          <table:table-cell table:formula="of:=[.E84]*0.000001" office:value-type="float" office:value="0.00035888" calcext:value-type="float">
            <text:p>0,00035888</text:p>
          </table:table-cell>
          <table:table-cell table:formula="of:=[.A84]*1000" office:value-type="float" office:value="12000" calcext:value-type="float">
            <text:p>12000</text:p>
          </table:table-cell>
          <table:table-cell table:number-columns-repeated="3"/>
          <table:table-cell table:formula="of:=([.$L$160]-[.L84])/[.$L$160]" office:value-type="float" office:value="0.997871032805363" calcext:value-type="float">
            <text:p>0,997871032805363</text:p>
          </table:table-cell>
          <table:table-cell table:formula="of:=[.M84]/[.$M$160]" office:value-type="float" office:value="0.0012" calcext:value-type="float">
            <text:p>0,00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keV</text:p>
          </table:table-cell>
          <table:table-cell office:value-type="float" office:value="0.2199" calcext:value-type="float">
            <text:p>0,2199</text:p>
          </table:table-cell>
          <table:table-cell office:value-type="float" office:value="0.0456" calcext:value-type="float">
            <text:p>0,0456</text:p>
          </table:table-cell>
          <table:table-cell office:value-type="float" office:value="388.67" calcext:value-type="float">
            <text:p>388,67</text:p>
          </table:table-cell>
          <table:table-cell office:value-type="string" calcext:value-type="string">
            <text:p>um</text:p>
          </table:table-cell>
          <table:table-cell office:value-type="float" office:value="189.14" calcext:value-type="float">
            <text:p>189,1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63,14 um</text:p>
          </table:table-cell>
          <table:table-cell table:number-columns-repeated="2"/>
          <table:table-cell table:formula="of:=[.E85]*0.000001" office:value-type="float" office:value="0.00038867" calcext:value-type="float">
            <text:p>0,00038867</text:p>
          </table:table-cell>
          <table:table-cell table:formula="of:=[.A85]*1000" office:value-type="float" office:value="13000" calcext:value-type="float">
            <text:p>13000</text:p>
          </table:table-cell>
          <table:table-cell table:number-columns-repeated="3"/>
          <table:table-cell table:formula="of:=([.$L$160]-[.L85])/[.$L$160]" office:value-type="float" office:value="0.997694310968737" calcext:value-type="float">
            <text:p>0,997694310968737</text:p>
          </table:table-cell>
          <table:table-cell table:formula="of:=[.M85]/[.$M$160]" office:value-type="float" office:value="0.0013" calcext:value-type="float">
            <text:p>0,00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keV</text:p>
          </table:table-cell>
          <table:table-cell office:value-type="float" office:value="0.2283" calcext:value-type="float">
            <text:p>0,2283</text:p>
          </table:table-cell>
          <table:table-cell office:value-type="float" office:value="0.04379" calcext:value-type="float">
            <text:p>0,04379</text:p>
          </table:table-cell>
          <table:table-cell office:value-type="float" office:value="418.2" calcext:value-type="float">
            <text:p>418,2</text:p>
          </table:table-cell>
          <table:table-cell office:value-type="string" calcext:value-type="string">
            <text:p>um</text:p>
          </table:table-cell>
          <table:table-cell office:value-type="float" office:value="198.01" calcext:value-type="float">
            <text:p>198,0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72,25 um</text:p>
          </table:table-cell>
          <table:table-cell table:number-columns-repeated="2"/>
          <table:table-cell table:formula="of:=[.E86]*0.000001" office:value-type="float" office:value="0.0004182" calcext:value-type="float">
            <text:p>0,0004182</text:p>
          </table:table-cell>
          <table:table-cell table:formula="of:=[.A86]*1000" office:value-type="float" office:value="14000" calcext:value-type="float">
            <text:p>14000</text:p>
          </table:table-cell>
          <table:table-cell table:number-columns-repeated="3"/>
          <table:table-cell table:formula="of:=([.$L$160]-[.L86])/[.$L$160]" office:value-type="float" office:value="0.997519131518064" calcext:value-type="float">
            <text:p>0,997519131518064</text:p>
          </table:table-cell>
          <table:table-cell table:formula="of:=[.M86]/[.$M$160]" office:value-type="float" office:value="0.0014" calcext:value-type="float">
            <text:p>0,00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keV</text:p>
          </table:table-cell>
          <table:table-cell office:value-type="float" office:value="0.2365" calcext:value-type="float">
            <text:p>0,2365</text:p>
          </table:table-cell>
          <table:table-cell office:value-type="float" office:value="0.04214" calcext:value-type="float">
            <text:p>0,04214</text:p>
          </table:table-cell>
          <table:table-cell office:value-type="float" office:value="447.46" calcext:value-type="float">
            <text:p>447,46</text:p>
          </table:table-cell>
          <table:table-cell office:value-type="string" calcext:value-type="string">
            <text:p>um</text:p>
          </table:table-cell>
          <table:table-cell office:value-type="float" office:value="206.43" calcext:value-type="float">
            <text:p>206,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81,04 um</text:p>
          </table:table-cell>
          <table:table-cell table:number-columns-repeated="2"/>
          <table:table-cell table:formula="of:=[.E87]*0.000001" office:value-type="float" office:value="0.00044746" calcext:value-type="float">
            <text:p>0,00044746</text:p>
          </table:table-cell>
          <table:table-cell table:formula="of:=[.A87]*1000" office:value-type="float" office:value="15000" calcext:value-type="float">
            <text:p>15000</text:p>
          </table:table-cell>
          <table:table-cell table:number-columns-repeated="3"/>
          <table:table-cell table:formula="of:=([.$L$160]-[.L87])/[.$L$160]" office:value-type="float" office:value="0.997345553775879" calcext:value-type="float">
            <text:p>0,997345553775879</text:p>
          </table:table-cell>
          <table:table-cell table:formula="of:=[.M87]/[.$M$160]" office:value-type="float" office:value="0.0015" calcext:value-type="float">
            <text:p>0,00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keV</text:p>
          </table:table-cell>
          <table:table-cell office:value-type="float" office:value="0.2444" calcext:value-type="float">
            <text:p>0,2444</text:p>
          </table:table-cell>
          <table:table-cell office:value-type="float" office:value="0.04063" calcext:value-type="float">
            <text:p>0,04063</text:p>
          </table:table-cell>
          <table:table-cell office:value-type="float" office:value="476.44" calcext:value-type="float">
            <text:p>476,44</text:p>
          </table:table-cell>
          <table:table-cell office:value-type="string" calcext:value-type="string">
            <text:p>um</text:p>
          </table:table-cell>
          <table:table-cell office:value-type="float" office:value="214.44" calcext:value-type="float">
            <text:p>214,4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89,53 um</text:p>
          </table:table-cell>
          <table:table-cell table:number-columns-repeated="2"/>
          <table:table-cell table:formula="of:=[.E88]*0.000001" office:value-type="float" office:value="0.00047644" calcext:value-type="float">
            <text:p>0,00047644</text:p>
          </table:table-cell>
          <table:table-cell table:formula="of:=[.A88]*1000" office:value-type="float" office:value="16000" calcext:value-type="float">
            <text:p>16000</text:p>
          </table:table-cell>
          <table:table-cell table:number-columns-repeated="3"/>
          <table:table-cell table:formula="of:=([.$L$160]-[.L88])/[.$L$160]" office:value-type="float" office:value="0.997173637064721" calcext:value-type="float">
            <text:p>0,997173637064721</text:p>
          </table:table-cell>
          <table:table-cell table:formula="of:=[.M88]/[.$M$160]" office:value-type="float" office:value="0.0016" calcext:value-type="float">
            <text:p>0,0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keV</text:p>
          </table:table-cell>
          <table:table-cell office:value-type="float" office:value="0.252" calcext:value-type="float">
            <text:p>0,252</text:p>
          </table:table-cell>
          <table:table-cell office:value-type="float" office:value="0.03925" calcext:value-type="float">
            <text:p>0,03925</text:p>
          </table:table-cell>
          <table:table-cell office:value-type="float" office:value="505.14" calcext:value-type="float">
            <text:p>505,14</text:p>
          </table:table-cell>
          <table:table-cell office:value-type="string" calcext:value-type="string">
            <text:p>um</text:p>
          </table:table-cell>
          <table:table-cell office:value-type="float" office:value="222.07" calcext:value-type="float">
            <text:p>222,0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197,73 um</text:p>
          </table:table-cell>
          <table:table-cell table:number-columns-repeated="2"/>
          <table:table-cell table:formula="of:=[.E89]*0.000001" office:value-type="float" office:value="0.00050514" calcext:value-type="float">
            <text:p>0,00050514</text:p>
          </table:table-cell>
          <table:table-cell table:formula="of:=[.A89]*1000" office:value-type="float" office:value="17000" calcext:value-type="float">
            <text:p>17000</text:p>
          </table:table-cell>
          <table:table-cell table:number-columns-repeated="3"/>
          <table:table-cell table:formula="of:=([.$L$160]-[.L89])/[.$L$160]" office:value-type="float" office:value="0.997003381384588" calcext:value-type="float">
            <text:p>0,997003381384588</text:p>
          </table:table-cell>
          <table:table-cell table:formula="of:=[.M89]/[.$M$160]" office:value-type="float" office:value="0.0017" calcext:value-type="float">
            <text:p>0,00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keV</text:p>
          </table:table-cell>
          <table:table-cell office:value-type="float" office:value="0.2595" calcext:value-type="float">
            <text:p>0,2595</text:p>
          </table:table-cell>
          <table:table-cell office:value-type="float" office:value="0.03797" calcext:value-type="float">
            <text:p>0,03797</text:p>
          </table:table-cell>
          <table:table-cell office:value-type="float" office:value="533.57" calcext:value-type="float">
            <text:p>533,57</text:p>
          </table:table-cell>
          <table:table-cell office:value-type="string" calcext:value-type="string">
            <text:p>um</text:p>
          </table:table-cell>
          <table:table-cell office:value-type="float" office:value="229.36" calcext:value-type="float">
            <text:p>229,3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05,67 um</text:p>
          </table:table-cell>
          <table:table-cell table:number-columns-repeated="2"/>
          <table:table-cell table:formula="of:=[.E90]*0.000001" office:value-type="float" office:value="0.00053357" calcext:value-type="float">
            <text:p>0,00053357</text:p>
          </table:table-cell>
          <table:table-cell table:formula="of:=[.A90]*1000" office:value-type="float" office:value="18000" calcext:value-type="float">
            <text:p>18000</text:p>
          </table:table-cell>
          <table:table-cell table:number-columns-repeated="3"/>
          <table:table-cell table:formula="of:=([.$L$160]-[.L90])/[.$L$160]" office:value-type="float" office:value="0.996834727412944" calcext:value-type="float">
            <text:p>0,996834727412944</text:p>
          </table:table-cell>
          <table:table-cell table:formula="of:=[.M90]/[.$M$160]" office:value-type="float" office:value="0.0018" calcext:value-type="float">
            <text:p>0,0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keV</text:p>
          </table:table-cell>
          <table:table-cell office:value-type="float" office:value="0.2739" calcext:value-type="float">
            <text:p>0,2739</text:p>
          </table:table-cell>
          <table:table-cell office:value-type="float" office:value="0.03567" calcext:value-type="float">
            <text:p>0,03567</text:p>
          </table:table-cell>
          <table:table-cell office:value-type="float" office:value="589.6" calcext:value-type="float">
            <text:p>589,6</text:p>
          </table:table-cell>
          <table:table-cell office:value-type="string" calcext:value-type="string">
            <text:p>um</text:p>
          </table:table-cell>
          <table:table-cell office:value-type="float" office:value="242.96" calcext:value-type="float">
            <text:p>242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20,84 um</text:p>
          </table:table-cell>
          <table:table-cell table:number-columns-repeated="2"/>
          <table:table-cell table:formula="of:=[.E91]*0.000001" office:value-type="float" office:value="0.0005896" calcext:value-type="float">
            <text:p>0,0005896</text:p>
          </table:table-cell>
          <table:table-cell table:formula="of:=[.A91]*1000" office:value-type="float" office:value="20000" calcext:value-type="float">
            <text:p>20000</text:p>
          </table:table-cell>
          <table:table-cell table:number-columns-repeated="3"/>
          <table:table-cell table:formula="of:=([.$L$160]-[.L91])/[.$L$160]" office:value-type="float" office:value="0.996502343240197" calcext:value-type="float">
            <text:p>0,996502343240197</text:p>
          </table:table-cell>
          <table:table-cell table:formula="of:=[.M91]/[.$M$160]" office:value-type="float" office:value="0.002" calcext:value-type="float">
            <text:p>0,002</text:p>
          </table:table-cell>
        </table:table-row>
        <table:table-row table:style-name="ro1">
          <table:table-cell office:value-type="float" office:value="22.5" calcext:value-type="float">
            <text:p>22,5</text:p>
          </table:table-cell>
          <table:table-cell office:value-type="string" calcext:value-type="string">
            <text:p><text:s/>keV</text:p>
          </table:table-cell>
          <table:table-cell office:value-type="float" office:value="0.2909" calcext:value-type="float">
            <text:p>0,2909</text:p>
          </table:table-cell>
          <table:table-cell office:value-type="float" office:value="0.03322" calcext:value-type="float">
            <text:p>0,03322</text:p>
          </table:table-cell>
          <table:table-cell office:value-type="float" office:value="658.09" calcext:value-type="float">
            <text:p>658,09</text:p>
          </table:table-cell>
          <table:table-cell office:value-type="string" calcext:value-type="string">
            <text:p>um</text:p>
          </table:table-cell>
          <table:table-cell office:value-type="float" office:value="258.41" calcext:value-type="float">
            <text:p>258,4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38,53 um</text:p>
          </table:table-cell>
          <table:table-cell table:number-columns-repeated="2"/>
          <table:table-cell table:formula="of:=[.E92]*0.000001" office:value-type="float" office:value="0.00065809" calcext:value-type="float">
            <text:p>0,00065809</text:p>
          </table:table-cell>
          <table:table-cell table:formula="of:=[.A92]*1000" office:value-type="float" office:value="22500" calcext:value-type="float">
            <text:p>22500</text:p>
          </table:table-cell>
          <table:table-cell table:number-columns-repeated="3"/>
          <table:table-cell table:formula="of:=([.$L$160]-[.L92])/[.$L$160]" office:value-type="float" office:value="0.996096043186807" calcext:value-type="float">
            <text:p>0,996096043186807</text:p>
          </table:table-cell>
          <table:table-cell table:formula="of:=[.M92]/[.$M$160]" office:value-type="float" office:value="0.00225" calcext:value-type="float">
            <text:p>0,002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keV</text:p>
          </table:table-cell>
          <table:table-cell office:value-type="float" office:value="0.3072" calcext:value-type="float">
            <text:p>0,3072</text:p>
          </table:table-cell>
          <table:table-cell office:value-type="float" office:value="0.03113" calcext:value-type="float">
            <text:p>0,03113</text:p>
          </table:table-cell>
          <table:table-cell office:value-type="float" office:value="724.9" calcext:value-type="float">
            <text:p>724,9</text:p>
          </table:table-cell>
          <table:table-cell office:value-type="string" calcext:value-type="string">
            <text:p>um</text:p>
          </table:table-cell>
          <table:table-cell office:value-type="float" office:value="272.39" calcext:value-type="float">
            <text:p>272,3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54,97 um</text:p>
          </table:table-cell>
          <table:table-cell table:number-columns-repeated="2"/>
          <table:table-cell table:formula="of:=[.E93]*0.000001" office:value-type="float" office:value="0.0007249" calcext:value-type="float">
            <text:p>0,0007249</text:p>
          </table:table-cell>
          <table:table-cell table:formula="of:=[.A93]*1000" office:value-type="float" office:value="25000" calcext:value-type="float">
            <text:p>25000</text:p>
          </table:table-cell>
          <table:table-cell table:number-columns-repeated="3"/>
          <table:table-cell table:formula="of:=([.$L$160]-[.L93])/[.$L$160]" office:value-type="float" office:value="0.995699709319571" calcext:value-type="float">
            <text:p>0,995699709319571</text:p>
          </table:table-cell>
          <table:table-cell table:formula="of:=[.M93]/[.$M$160]" office:value-type="float" office:value="0.0025" calcext:value-type="float">
            <text:p>0,0025</text:p>
          </table:table-cell>
        </table:table-row>
        <table:table-row table:style-name="ro1">
          <table:table-cell office:value-type="float" office:value="27.5" calcext:value-type="float">
            <text:p>27,5</text:p>
          </table:table-cell>
          <table:table-cell office:value-type="string" calcext:value-type="string">
            <text:p><text:s/>keV</text:p>
          </table:table-cell>
          <table:table-cell office:value-type="float" office:value="0.3227" calcext:value-type="float">
            <text:p>0,3227</text:p>
          </table:table-cell>
          <table:table-cell office:value-type="float" office:value="0.02932" calcext:value-type="float">
            <text:p>0,02932</text:p>
          </table:table-cell>
          <table:table-cell office:value-type="float" office:value="790.1" calcext:value-type="float">
            <text:p>790,1</text:p>
          </table:table-cell>
          <table:table-cell office:value-type="string" calcext:value-type="string">
            <text:p>um</text:p>
          </table:table-cell>
          <table:table-cell office:value-type="float" office:value="285.11" calcext:value-type="float">
            <text:p>285,1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70,32 um</text:p>
          </table:table-cell>
          <table:table-cell table:number-columns-repeated="2"/>
          <table:table-cell table:formula="of:=[.E94]*0.000001" office:value-type="float" office:value="0.0007901" calcext:value-type="float">
            <text:p>0,0007901</text:p>
          </table:table-cell>
          <table:table-cell table:formula="of:=[.A94]*1000" office:value-type="float" office:value="27500" calcext:value-type="float">
            <text:p>27500</text:p>
          </table:table-cell>
          <table:table-cell table:number-columns-repeated="3"/>
          <table:table-cell table:formula="of:=([.$L$160]-[.L94])/[.$L$160]" office:value-type="float" office:value="0.995312926380732" calcext:value-type="float">
            <text:p>0,995312926380732</text:p>
          </table:table-cell>
          <table:table-cell table:formula="of:=[.M94]/[.$M$160]" office:value-type="float" office:value="0.00275" calcext:value-type="float">
            <text:p>0,002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keV</text:p>
          </table:table-cell>
          <table:table-cell office:value-type="float" office:value="0.3375" calcext:value-type="float">
            <text:p>0,3375</text:p>
          </table:table-cell>
          <table:table-cell office:value-type="float" office:value="0.02774" calcext:value-type="float">
            <text:p>0,02774</text:p>
          </table:table-cell>
          <table:table-cell office:value-type="float" office:value="853.76" calcext:value-type="float">
            <text:p>853,76</text:p>
          </table:table-cell>
          <table:table-cell office:value-type="string" calcext:value-type="string">
            <text:p>um</text:p>
          </table:table-cell>
          <table:table-cell office:value-type="float" office:value="296.74" calcext:value-type="float">
            <text:p>296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84,69 um</text:p>
          </table:table-cell>
          <table:table-cell table:number-columns-repeated="2"/>
          <table:table-cell table:formula="of:=[.E95]*0.000001" office:value-type="float" office:value="0.00085376" calcext:value-type="float">
            <text:p>0,00085376</text:p>
          </table:table-cell>
          <table:table-cell table:formula="of:=[.A95]*1000" office:value-type="float" office:value="30000" calcext:value-type="float">
            <text:p>30000</text:p>
          </table:table-cell>
          <table:table-cell table:number-columns-repeated="3"/>
          <table:table-cell table:formula="of:=([.$L$160]-[.L95])/[.$L$160]" office:value-type="float" office:value="0.994935279112535" calcext:value-type="float">
            <text:p>0,994935279112535</text:p>
          </table:table-cell>
          <table:table-cell table:formula="of:=[.M95]/[.$M$160]" office:value-type="float" office:value="0.003" calcext:value-type="float">
            <text:p>0,003</text:p>
          </table:table-cell>
        </table:table-row>
        <table:table-row table:style-name="ro1">
          <table:table-cell office:value-type="float" office:value="32.5" calcext:value-type="float">
            <text:p>32,5</text:p>
          </table:table-cell>
          <table:table-cell office:value-type="string" calcext:value-type="string">
            <text:p><text:s/>keV</text:p>
          </table:table-cell>
          <table:table-cell office:value-type="float" office:value="0.3519" calcext:value-type="float">
            <text:p>0,3519</text:p>
          </table:table-cell>
          <table:table-cell office:value-type="float" office:value="0.02634" calcext:value-type="float">
            <text:p>0,02634</text:p>
          </table:table-cell>
          <table:table-cell office:value-type="float" office:value="915.97" calcext:value-type="float">
            <text:p>915,97</text:p>
          </table:table-cell>
          <table:table-cell office:value-type="string" calcext:value-type="string">
            <text:p>um</text:p>
          </table:table-cell>
          <table:table-cell office:value-type="float" office:value="307.43" calcext:value-type="float">
            <text:p>307,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298,19 um</text:p>
          </table:table-cell>
          <table:table-cell table:number-columns-repeated="2"/>
          <table:table-cell table:formula="of:=[.E96]*0.000001" office:value-type="float" office:value="0.00091597" calcext:value-type="float">
            <text:p>0,00091597</text:p>
          </table:table-cell>
          <table:table-cell table:formula="of:=[.A96]*1000" office:value-type="float" office:value="32500" calcext:value-type="float">
            <text:p>32500</text:p>
          </table:table-cell>
          <table:table-cell table:number-columns-repeated="3"/>
          <table:table-cell table:formula="of:=([.$L$160]-[.L96])/[.$L$160]" office:value-type="float" office:value="0.994566233612149" calcext:value-type="float">
            <text:p>0,994566233612149</text:p>
          </table:table-cell>
          <table:table-cell table:formula="of:=[.M96]/[.$M$160]" office:value-type="float" office:value="0.00325" calcext:value-type="float">
            <text:p>0,003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keV</text:p>
          </table:table-cell>
          <table:table-cell office:value-type="float" office:value="0.3657" calcext:value-type="float">
            <text:p>0,3657</text:p>
          </table:table-cell>
          <table:table-cell office:value-type="float" office:value="0.02509" calcext:value-type="float">
            <text:p>0,02509</text:p>
          </table:table-cell>
          <table:table-cell office:value-type="float" office:value="976.8" calcext:value-type="float">
            <text:p>976,8</text:p>
          </table:table-cell>
          <table:table-cell office:value-type="string" calcext:value-type="string">
            <text:p>um</text:p>
          </table:table-cell>
          <table:table-cell office:value-type="float" office:value="317.29" calcext:value-type="float">
            <text:p>317,2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10,92 um</text:p>
          </table:table-cell>
          <table:table-cell table:number-columns-repeated="2"/>
          <table:table-cell table:formula="of:=[.E97]*0.000001" office:value-type="float" office:value="0.0009768" calcext:value-type="float">
            <text:p>0,0009768</text:p>
          </table:table-cell>
          <table:table-cell table:formula="of:=[.A97]*1000" office:value-type="float" office:value="35000" calcext:value-type="float">
            <text:p>35000</text:p>
          </table:table-cell>
          <table:table-cell table:number-columns-repeated="3"/>
          <table:table-cell table:formula="of:=([.$L$160]-[.L97])/[.$L$160]" office:value-type="float" office:value="0.994205374621819" calcext:value-type="float">
            <text:p>0,994205374621819</text:p>
          </table:table-cell>
          <table:table-cell table:formula="of:=[.M97]/[.$M$160]" office:value-type="float" office:value="0.0035" calcext:value-type="float">
            <text:p>0,0035</text:p>
          </table:table-cell>
        </table:table-row>
        <table:table-row table:style-name="ro1">
          <table:table-cell office:value-type="float" office:value="37.5" calcext:value-type="float">
            <text:p>37,5</text:p>
          </table:table-cell>
          <table:table-cell office:value-type="string" calcext:value-type="string">
            <text:p><text:s/>keV</text:p>
          </table:table-cell>
          <table:table-cell office:value-type="float" office:value="0.3791" calcext:value-type="float">
            <text:p>0,3791</text:p>
          </table:table-cell>
          <table:table-cell office:value-type="float" office:value="0.02397" calcext:value-type="float">
            <text:p>0,02397</text:p>
          </table:table-cell>
          <table:table-cell office:value-type="float" office:value="1.04" calcext:value-type="float">
            <text:p>1,04</text:p>
          </table:table-cell>
          <table:table-cell office:value-type="string" calcext:value-type="string">
            <text:p>mm</text:p>
          </table:table-cell>
          <table:table-cell office:value-type="float" office:value="326.43" calcext:value-type="float">
            <text:p>326,4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22,93 um</text:p>
          </table:table-cell>
          <table:table-cell table:number-columns-repeated="2"/>
          <table:table-cell table:formula="of:=[.E98]*0.001" office:value-type="float" office:value="0.00104" calcext:value-type="float">
            <text:p>0,00104</text:p>
          </table:table-cell>
          <table:table-cell table:formula="of:=[.A98]*1000" office:value-type="float" office:value="37500" calcext:value-type="float">
            <text:p>37500</text:p>
          </table:table-cell>
          <table:table-cell table:number-columns-repeated="3"/>
          <table:table-cell table:formula="of:=([.$L$160]-[.L98])/[.$L$160]" office:value-type="float" office:value="0.993830456190307" calcext:value-type="float">
            <text:p>0,993830456190307</text:p>
          </table:table-cell>
          <table:table-cell table:formula="of:=[.M98]/[.$M$160]" office:value-type="float" office:value="0.00375" calcext:value-type="float">
            <text:p>0,0037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keV</text:p>
          </table:table-cell>
          <table:table-cell office:value-type="float" office:value="0.3921" calcext:value-type="float">
            <text:p>0,3921</text:p>
          </table:table-cell>
          <table:table-cell office:value-type="float" office:value="0.02296" calcext:value-type="float">
            <text:p>0,02296</text:p>
          </table:table-cell>
          <table:table-cell office:value-type="float" office:value="1.09" calcext:value-type="float">
            <text:p>1,09</text:p>
          </table:table-cell>
          <table:table-cell office:value-type="string" calcext:value-type="string">
            <text:p>mm</text:p>
          </table:table-cell>
          <table:table-cell office:value-type="float" office:value="334.92" calcext:value-type="float">
            <text:p>334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34,31 um</text:p>
          </table:table-cell>
          <table:table-cell table:number-columns-repeated="2"/>
          <table:table-cell table:formula="of:=[.E99]*0.001" office:value-type="float" office:value="0.00109" calcext:value-type="float">
            <text:p>0,00109</text:p>
          </table:table-cell>
          <table:table-cell table:formula="of:=[.A99]*1000" office:value-type="float" office:value="40000" calcext:value-type="float">
            <text:p>40000</text:p>
          </table:table-cell>
          <table:table-cell table:number-columns-repeated="3"/>
          <table:table-cell table:formula="of:=([.$L$160]-[.L99])/[.$L$160]" office:value-type="float" office:value="0.993533843507148" calcext:value-type="float">
            <text:p>0,993533843507148</text:p>
          </table:table-cell>
          <table:table-cell table:formula="of:=[.M99]/[.$M$160]" office:value-type="float" office:value="0.004" calcext:value-type="float">
            <text:p>0,0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keV</text:p>
          </table:table-cell>
          <table:table-cell office:value-type="float" office:value="0.417" calcext:value-type="float">
            <text:p>0,417</text:p>
          </table:table-cell>
          <table:table-cell office:value-type="float" office:value="0.0212" calcext:value-type="float">
            <text:p>0,0212</text:p>
          </table:table-cell>
          <table:table-cell office:value-type="float" office:value="1.21" calcext:value-type="float">
            <text:p>1,21</text:p>
          </table:table-cell>
          <table:table-cell office:value-type="string" calcext:value-type="string">
            <text:p>mm</text:p>
          </table:table-cell>
          <table:table-cell office:value-type="float" office:value="350.33" calcext:value-type="float">
            <text:p>350,3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55,40 um</text:p>
          </table:table-cell>
          <table:table-cell table:number-columns-repeated="2"/>
          <table:table-cell table:formula="of:=[.E100]*0.001" office:value-type="float" office:value="0.00121" calcext:value-type="float">
            <text:p>0,00121</text:p>
          </table:table-cell>
          <table:table-cell table:formula="of:=[.A100]*1000" office:value-type="float" office:value="45000" calcext:value-type="float">
            <text:p>45000</text:p>
          </table:table-cell>
          <table:table-cell table:number-columns-repeated="3"/>
          <table:table-cell table:formula="of:=([.$L$160]-[.L100])/[.$L$160]" office:value-type="float" office:value="0.992821973067568" calcext:value-type="float">
            <text:p>0,992821973067568</text:p>
          </table:table-cell>
          <table:table-cell table:formula="of:=[.M100]/[.$M$160]" office:value-type="float" office:value="0.0045" calcext:value-type="float">
            <text:p>0,00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keV</text:p>
          </table:table-cell>
          <table:table-cell office:value-type="float" office:value="0.4407" calcext:value-type="float">
            <text:p>0,4407</text:p>
          </table:table-cell>
          <table:table-cell office:value-type="float" office:value="0.01973" calcext:value-type="float">
            <text:p>0,01973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mm</text:p>
          </table:table-cell>
          <table:table-cell office:value-type="float" office:value="363.88" calcext:value-type="float">
            <text:p>363,8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74,53 um</text:p>
          </table:table-cell>
          <table:table-cell table:number-columns-repeated="2"/>
          <table:table-cell table:formula="of:=[.E101]*0.001" office:value-type="float" office:value="0.00132" calcext:value-type="float">
            <text:p>0,00132</text:p>
          </table:table-cell>
          <table:table-cell table:formula="of:=[.A101]*1000" office:value-type="float" office:value="50000" calcext:value-type="float">
            <text:p>50000</text:p>
          </table:table-cell>
          <table:table-cell table:number-columns-repeated="3"/>
          <table:table-cell table:formula="of:=([.$L$160]-[.L101])/[.$L$160]" office:value-type="float" office:value="0.99216942516462" calcext:value-type="float">
            <text:p>0,99216942516462</text:p>
          </table:table-cell>
          <table:table-cell table:formula="of:=[.M101]/[.$M$160]" office:value-type="float" office:value="0.005" calcext:value-type="float">
            <text:p>0,00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keV</text:p>
          </table:table-cell>
          <table:table-cell office:value-type="float" office:value="0.4632" calcext:value-type="float">
            <text:p>0,4632</text:p>
          </table:table-cell>
          <table:table-cell office:value-type="float" office:value="0.01846" calcext:value-type="float">
            <text:p>0,01846</text:p>
          </table:table-cell>
          <table:table-cell office:value-type="float" office:value="1.42" calcext:value-type="float">
            <text:p>1,42</text:p>
          </table:table-cell>
          <table:table-cell office:value-type="string" calcext:value-type="string">
            <text:p>mm</text:p>
          </table:table-cell>
          <table:table-cell office:value-type="float" office:value="375.91" calcext:value-type="float">
            <text:p>375,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392,02 um</text:p>
          </table:table-cell>
          <table:table-cell table:number-columns-repeated="2"/>
          <table:table-cell table:formula="of:=[.E102]*0.001" office:value-type="float" office:value="0.00142" calcext:value-type="float">
            <text:p>0,00142</text:p>
          </table:table-cell>
          <table:table-cell table:formula="of:=[.A102]*1000" office:value-type="float" office:value="55000" calcext:value-type="float">
            <text:p>55000</text:p>
          </table:table-cell>
          <table:table-cell table:number-columns-repeated="3"/>
          <table:table-cell table:formula="of:=([.$L$160]-[.L102])/[.$L$160]" office:value-type="float" office:value="0.991576199798303" calcext:value-type="float">
            <text:p>0,991576199798303</text:p>
          </table:table-cell>
          <table:table-cell table:formula="of:=[.M102]/[.$M$160]" office:value-type="float" office:value="0.0055" calcext:value-type="float">
            <text:p>0,005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keV</text:p>
          </table:table-cell>
          <table:table-cell office:value-type="float" office:value="0.4848" calcext:value-type="float">
            <text:p>0,4848</text:p>
          </table:table-cell>
          <table:table-cell office:value-type="float" office:value="0.01737" calcext:value-type="float">
            <text:p>0,01737</text:p>
          </table:table-cell>
          <table:table-cell office:value-type="float" office:value="1.52" calcext:value-type="float">
            <text:p>1,52</text:p>
          </table:table-cell>
          <table:table-cell office:value-type="string" calcext:value-type="string">
            <text:p>mm</text:p>
          </table:table-cell>
          <table:table-cell office:value-type="float" office:value="386.69" calcext:value-type="float">
            <text:p>386,6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08,09 um</text:p>
          </table:table-cell>
          <table:table-cell table:number-columns-repeated="2"/>
          <table:table-cell table:formula="of:=[.E103]*0.001" office:value-type="float" office:value="0.00152" calcext:value-type="float">
            <text:p>0,00152</text:p>
          </table:table-cell>
          <table:table-cell table:formula="of:=[.A103]*1000" office:value-type="float" office:value="60000" calcext:value-type="float">
            <text:p>60000</text:p>
          </table:table-cell>
          <table:table-cell table:number-columns-repeated="3"/>
          <table:table-cell table:formula="of:=([.$L$160]-[.L103])/[.$L$160]" office:value-type="float" office:value="0.990982974431987" calcext:value-type="float">
            <text:p>0,990982974431987</text:p>
          </table:table-cell>
          <table:table-cell table:formula="of:=[.M103]/[.$M$160]" office:value-type="float" office:value="0.006" calcext:value-type="float">
            <text:p>0,00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keV</text:p>
          </table:table-cell>
          <table:table-cell office:value-type="float" office:value="0.5055" calcext:value-type="float">
            <text:p>0,5055</text:p>
          </table:table-cell>
          <table:table-cell office:value-type="float" office:value="0.01641" calcext:value-type="float">
            <text:p>0,01641</text:p>
          </table:table-cell>
          <table:table-cell office:value-type="float" office:value="1.62" calcext:value-type="float">
            <text:p>1,62</text:p>
          </table:table-cell>
          <table:table-cell office:value-type="string" calcext:value-type="string">
            <text:p>mm</text:p>
          </table:table-cell>
          <table:table-cell office:value-type="float" office:value="396.4" calcext:value-type="float">
            <text:p>396,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22,94 um</text:p>
          </table:table-cell>
          <table:table-cell table:number-columns-repeated="2"/>
          <table:table-cell table:formula="of:=[.E104]*0.001" office:value-type="float" office:value="0.00162" calcext:value-type="float">
            <text:p>0,00162</text:p>
          </table:table-cell>
          <table:table-cell table:formula="of:=[.A104]*1000" office:value-type="float" office:value="65000" calcext:value-type="float">
            <text:p>65000</text:p>
          </table:table-cell>
          <table:table-cell table:number-columns-repeated="3"/>
          <table:table-cell table:formula="of:=([.$L$160]-[.L104])/[.$L$160]" office:value-type="float" office:value="0.99038974906567" calcext:value-type="float">
            <text:p>0,99038974906567</text:p>
          </table:table-cell>
          <table:table-cell table:formula="of:=[.M104]/[.$M$160]" office:value-type="float" office:value="0.0065" calcext:value-type="float">
            <text:p>0,006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keV</text:p>
          </table:table-cell>
          <table:table-cell office:value-type="float" office:value="0.5253" calcext:value-type="float">
            <text:p>0,5253</text:p>
          </table:table-cell>
          <table:table-cell office:value-type="float" office:value="0.01557" calcext:value-type="float">
            <text:p>0,01557</text:p>
          </table:table-cell>
          <table:table-cell office:value-type="float" office:value="1.72" calcext:value-type="float">
            <text:p>1,72</text:p>
          </table:table-cell>
          <table:table-cell office:value-type="string" calcext:value-type="string">
            <text:p>mm</text:p>
          </table:table-cell>
          <table:table-cell office:value-type="float" office:value="405.22" calcext:value-type="float">
            <text:p>405,2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36,73 um</text:p>
          </table:table-cell>
          <table:table-cell table:number-columns-repeated="2"/>
          <table:table-cell table:formula="of:=[.E105]*0.001" office:value-type="float" office:value="0.00172" calcext:value-type="float">
            <text:p>0,00172</text:p>
          </table:table-cell>
          <table:table-cell table:formula="of:=[.A105]*1000" office:value-type="float" office:value="70000" calcext:value-type="float">
            <text:p>70000</text:p>
          </table:table-cell>
          <table:table-cell table:number-columns-repeated="3"/>
          <table:table-cell table:formula="of:=([.$L$160]-[.L105])/[.$L$160]" office:value-type="float" office:value="0.989796523699353" calcext:value-type="float">
            <text:p>0,989796523699353</text:p>
          </table:table-cell>
          <table:table-cell table:formula="of:=[.M105]/[.$M$160]" office:value-type="float" office:value="0.007" calcext:value-type="float">
            <text:p>0,00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keV</text:p>
          </table:table-cell>
          <table:table-cell office:value-type="float" office:value="0.5628" calcext:value-type="float">
            <text:p>0,5628</text:p>
          </table:table-cell>
          <table:table-cell office:value-type="float" office:value="0.01414" calcext:value-type="float">
            <text:p>0,01414</text:p>
          </table:table-cell>
          <table:table-cell office:value-type="float" office:value="1.9" calcext:value-type="float">
            <text:p>1,9</text:p>
          </table:table-cell>
          <table:table-cell office:value-type="string" calcext:value-type="string">
            <text:p>mm</text:p>
          </table:table-cell>
          <table:table-cell office:value-type="float" office:value="420.96" calcext:value-type="float">
            <text:p>420,9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61,62 um</text:p>
          </table:table-cell>
          <table:table-cell table:number-columns-repeated="2"/>
          <table:table-cell table:formula="of:=[.E106]*0.001" office:value-type="float" office:value="0.0019" calcext:value-type="float">
            <text:p>0,0019</text:p>
          </table:table-cell>
          <table:table-cell table:formula="of:=[.A106]*1000" office:value-type="float" office:value="80000" calcext:value-type="float">
            <text:p>80000</text:p>
          </table:table-cell>
          <table:table-cell table:number-columns-repeated="3"/>
          <table:table-cell table:formula="of:=([.$L$160]-[.L106])/[.$L$160]" office:value-type="float" office:value="0.988728718039983" calcext:value-type="float">
            <text:p>0,988728718039983</text:p>
          </table:table-cell>
          <table:table-cell table:formula="of:=[.M106]/[.$M$160]"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keV</text:p>
          </table:table-cell>
          <table:table-cell office:value-type="float" office:value="0.5976" calcext:value-type="float">
            <text:p>0,5976</text:p>
          </table:table-cell>
          <table:table-cell office:value-type="float" office:value="0.01297" calcext:value-type="float">
            <text:p>0,01297</text:p>
          </table:table-cell>
          <table:table-cell office:value-type="float" office:value="2.07" calcext:value-type="float">
            <text:p>2,07</text:p>
          </table:table-cell>
          <table:table-cell office:value-type="string" calcext:value-type="string">
            <text:p>mm</text:p>
          </table:table-cell>
          <table:table-cell office:value-type="float" office:value="434.34" calcext:value-type="float">
            <text:p>434,3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483,56 um</text:p>
          </table:table-cell>
          <table:table-cell table:number-columns-repeated="2"/>
          <table:table-cell table:formula="of:=[.E107]*0.001" office:value-type="float" office:value="0.00207" calcext:value-type="float">
            <text:p>0,00207</text:p>
          </table:table-cell>
          <table:table-cell table:formula="of:=[.A107]*1000" office:value-type="float" office:value="90000" calcext:value-type="float">
            <text:p>90000</text:p>
          </table:table-cell>
          <table:table-cell table:number-columns-repeated="3"/>
          <table:table-cell table:formula="of:=([.$L$160]-[.L107])/[.$L$160]" office:value-type="float" office:value="0.987720234917245" calcext:value-type="float">
            <text:p>0,987720234917245</text:p>
          </table:table-cell>
          <table:table-cell table:formula="of:=[.M107]/[.$M$160]" office:value-type="float" office:value="0.009" calcext:value-type="float">
            <text:p>0,0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keV</text:p>
          </table:table-cell>
          <table:table-cell office:value-type="float" office:value="0.6301" calcext:value-type="float">
            <text:p>0,6301</text:p>
          </table:table-cell>
          <table:table-cell office:value-type="float" office:value="0.012" calcext:value-type="float">
            <text:p>0,012</text:p>
          </table:table-cell>
          <table:table-cell office:value-type="float" office:value="2.24" calcext:value-type="float">
            <text:p>2,24</text:p>
          </table:table-cell>
          <table:table-cell office:value-type="string" calcext:value-type="string">
            <text:p>mm</text:p>
          </table:table-cell>
          <table:table-cell office:value-type="float" office:value="445.91" calcext:value-type="float">
            <text:p>445,9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03,14 um</text:p>
          </table:table-cell>
          <table:table-cell table:number-columns-repeated="2"/>
          <table:table-cell table:formula="of:=[.E108]*0.001" office:value-type="float" office:value="0.00224" calcext:value-type="float">
            <text:p>0,00224</text:p>
          </table:table-cell>
          <table:table-cell table:formula="of:=[.A108]*1000" office:value-type="float" office:value="100000" calcext:value-type="float">
            <text:p>100000</text:p>
          </table:table-cell>
          <table:table-cell table:number-columns-repeated="3"/>
          <table:table-cell table:formula="of:=([.$L$160]-[.L108])/[.$L$160]" office:value-type="float" office:value="0.986711751794507" calcext:value-type="float">
            <text:p>0,986711751794507</text:p>
          </table:table-cell>
          <table:table-cell table:formula="of:=[.M108]/[.$M$160]" office:value-type="float" office:value="0.01" calcext:value-type="float">
            <text:p>0,0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keV</text:p>
          </table:table-cell>
          <table:table-cell office:value-type="float" office:value="0.6604" calcext:value-type="float">
            <text:p>0,6604</text:p>
          </table:table-cell>
          <table:table-cell office:value-type="float" office:value="0.01118" calcext:value-type="float">
            <text:p>0,01118</text:p>
          </table:table-cell>
          <table:table-cell office:value-type="float" office:value="2.4" calcext:value-type="float">
            <text:p>2,4</text:p>
          </table:table-cell>
          <table:table-cell office:value-type="string" calcext:value-type="string">
            <text:p>mm</text:p>
          </table:table-cell>
          <table:table-cell office:value-type="float" office:value="456.05" calcext:value-type="float">
            <text:p>456,0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20,79 um</text:p>
          </table:table-cell>
          <table:table-cell table:number-columns-repeated="2"/>
          <table:table-cell table:formula="of:=[.E109]*0.001" office:value-type="float" office:value="0.0024" calcext:value-type="float">
            <text:p>0,0024</text:p>
          </table:table-cell>
          <table:table-cell table:formula="of:=[.A109]*1000" office:value-type="float" office:value="110000" calcext:value-type="float">
            <text:p>110000</text:p>
          </table:table-cell>
          <table:table-cell table:number-columns-repeated="3"/>
          <table:table-cell table:formula="of:=([.$L$160]-[.L109])/[.$L$160]" office:value-type="float" office:value="0.9857625912084" calcext:value-type="float">
            <text:p>0,9857625912084</text:p>
          </table:table-cell>
          <table:table-cell table:formula="of:=[.M109]/[.$M$160]" office:value-type="float" office:value="0.011" calcext:value-type="float">
            <text:p>0,01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keV</text:p>
          </table:table-cell>
          <table:table-cell office:value-type="float" office:value="0.6887" calcext:value-type="float">
            <text:p>0,6887</text:p>
          </table:table-cell>
          <table:table-cell office:value-type="float" office:value="0.01048" calcext:value-type="float">
            <text:p>0,01048</text:p>
          </table:table-cell>
          <table:table-cell office:value-type="float" office:value="2.55" calcext:value-type="float">
            <text:p>2,55</text:p>
          </table:table-cell>
          <table:table-cell office:value-type="string" calcext:value-type="string">
            <text:p>mm</text:p>
          </table:table-cell>
          <table:table-cell office:value-type="float" office:value="465.04" calcext:value-type="float">
            <text:p>465,0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36,84 um</text:p>
          </table:table-cell>
          <table:table-cell table:number-columns-repeated="2"/>
          <table:table-cell table:formula="of:=[.E110]*0.001" office:value-type="float" office:value="0.00255" calcext:value-type="float">
            <text:p>0,00255</text:p>
          </table:table-cell>
          <table:table-cell table:formula="of:=[.A110]*1000" office:value-type="float" office:value="120000" calcext:value-type="float">
            <text:p>120000</text:p>
          </table:table-cell>
          <table:table-cell table:number-columns-repeated="3"/>
          <table:table-cell table:formula="of:=([.$L$160]-[.L110])/[.$L$160]" office:value-type="float" office:value="0.984872753158925" calcext:value-type="float">
            <text:p>0,984872753158925</text:p>
          </table:table-cell>
          <table:table-cell table:formula="of:=[.M110]/[.$M$160]" office:value-type="float" office:value="0.012" calcext:value-type="float">
            <text:p>0,01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keV</text:p>
          </table:table-cell>
          <table:table-cell office:value-type="float" office:value="0.7154" calcext:value-type="float">
            <text:p>0,7154</text:p>
          </table:table-cell>
          <table:table-cell office:value-type="float" office:value="0.009864" calcext:value-type="float">
            <text:p>0,009864</text:p>
          </table:table-cell>
          <table:table-cell office:value-type="float" office:value="2.7" calcext:value-type="float">
            <text:p>2,7</text:p>
          </table:table-cell>
          <table:table-cell office:value-type="string" calcext:value-type="string">
            <text:p>mm</text:p>
          </table:table-cell>
          <table:table-cell office:value-type="float" office:value="473.09" calcext:value-type="float">
            <text:p>473,0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51,55 um</text:p>
          </table:table-cell>
          <table:table-cell table:number-columns-repeated="2"/>
          <table:table-cell table:formula="of:=[.E111]*0.001" office:value-type="float" office:value="0.0027" calcext:value-type="float">
            <text:p>0,0027</text:p>
          </table:table-cell>
          <table:table-cell table:formula="of:=[.A111]*1000" office:value-type="float" office:value="130000" calcext:value-type="float">
            <text:p>130000</text:p>
          </table:table-cell>
          <table:table-cell table:number-columns-repeated="3"/>
          <table:table-cell table:formula="of:=([.$L$160]-[.L111])/[.$L$160]" office:value-type="float" office:value="0.98398291510945" calcext:value-type="float">
            <text:p>0,98398291510945</text:p>
          </table:table-cell>
          <table:table-cell table:formula="of:=[.M111]/[.$M$160]" office:value-type="float" office:value="0.013" calcext:value-type="float">
            <text:p>0,01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keV</text:p>
          </table:table-cell>
          <table:table-cell office:value-type="float" office:value="0.7405" calcext:value-type="float">
            <text:p>0,7405</text:p>
          </table:table-cell>
          <table:table-cell office:value-type="float" office:value="0.009325" calcext:value-type="float">
            <text:p>0,009325</text:p>
          </table:table-cell>
          <table:table-cell office:value-type="float" office:value="2.85" calcext:value-type="float">
            <text:p>2,85</text:p>
          </table:table-cell>
          <table:table-cell office:value-type="string" calcext:value-type="string">
            <text:p>mm</text:p>
          </table:table-cell>
          <table:table-cell office:value-type="float" office:value="480.36" calcext:value-type="float">
            <text:p>480,3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65,11 um</text:p>
          </table:table-cell>
          <table:table-cell table:number-columns-repeated="2"/>
          <table:table-cell table:formula="of:=[.E112]*0.001" office:value-type="float" office:value="0.00285" calcext:value-type="float">
            <text:p>0,00285</text:p>
          </table:table-cell>
          <table:table-cell table:formula="of:=[.A112]*1000" office:value-type="float" office:value="140000" calcext:value-type="float">
            <text:p>140000</text:p>
          </table:table-cell>
          <table:table-cell table:number-columns-repeated="3"/>
          <table:table-cell table:formula="of:=([.$L$160]-[.L112])/[.$L$160]" office:value-type="float" office:value="0.983093077059975" calcext:value-type="float">
            <text:p>0,983093077059975</text:p>
          </table:table-cell>
          <table:table-cell table:formula="of:=[.M112]/[.$M$160]" office:value-type="float" office:value="0.014" calcext:value-type="float">
            <text:p>0,01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keV</text:p>
          </table:table-cell>
          <table:table-cell office:value-type="float" office:value="0.7643" calcext:value-type="float">
            <text:p>0,7643</text:p>
          </table:table-cell>
          <table:table-cell office:value-type="float" office:value="0.008848" calcext:value-type="float">
            <text:p>0,008848</text:p>
          </table:table-cell>
          <table:table-cell office:value-type="float" office:value="2.99" calcext:value-type="float">
            <text:p>2,99</text:p>
          </table:table-cell>
          <table:table-cell office:value-type="string" calcext:value-type="string">
            <text:p>mm</text:p>
          </table:table-cell>
          <table:table-cell office:value-type="float" office:value="486.97" calcext:value-type="float">
            <text:p>486,9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77,68 um</text:p>
          </table:table-cell>
          <table:table-cell table:number-columns-repeated="2"/>
          <table:table-cell table:formula="of:=[.E113]*0.001" office:value-type="float" office:value="0.00299" calcext:value-type="float">
            <text:p>0,00299</text:p>
          </table:table-cell>
          <table:table-cell table:formula="of:=[.A113]*1000" office:value-type="float" office:value="150000" calcext:value-type="float">
            <text:p>150000</text:p>
          </table:table-cell>
          <table:table-cell table:number-columns-repeated="3"/>
          <table:table-cell table:formula="of:=([.$L$160]-[.L113])/[.$L$160]" office:value-type="float" office:value="0.982262561547132" calcext:value-type="float">
            <text:p>0,982262561547132</text:p>
          </table:table-cell>
          <table:table-cell table:formula="of:=[.M113]/[.$M$160]" office:value-type="float" office:value="0.015" calcext:value-type="float">
            <text:p>0,01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keV</text:p>
          </table:table-cell>
          <table:table-cell office:value-type="float" office:value="0.7869" calcext:value-type="float">
            <text:p>0,7869</text:p>
          </table:table-cell>
          <table:table-cell office:value-type="float" office:value="0.008421" calcext:value-type="float">
            <text:p>0,008421</text:p>
          </table:table-cell>
          <table:table-cell office:value-type="float" office:value="3.12" calcext:value-type="float">
            <text:p>3,12</text:p>
          </table:table-cell>
          <table:table-cell office:value-type="string" calcext:value-type="string">
            <text:p>mm</text:p>
          </table:table-cell>
          <table:table-cell office:value-type="float" office:value="493.03" calcext:value-type="float">
            <text:p>493,0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589,40 um</text:p>
          </table:table-cell>
          <table:table-cell table:number-columns-repeated="2"/>
          <table:table-cell table:formula="of:=[.E114]*0.001" office:value-type="float" office:value="0.00312" calcext:value-type="float">
            <text:p>0,00312</text:p>
          </table:table-cell>
          <table:table-cell table:formula="of:=[.A114]*1000" office:value-type="float" office:value="160000" calcext:value-type="float">
            <text:p>160000</text:p>
          </table:table-cell>
          <table:table-cell table:number-columns-repeated="3"/>
          <table:table-cell table:formula="of:=([.$L$160]-[.L114])/[.$L$160]" office:value-type="float" office:value="0.98149136857092" calcext:value-type="float">
            <text:p>0,98149136857092</text:p>
          </table:table-cell>
          <table:table-cell table:formula="of:=[.M114]/[.$M$160]" office:value-type="float" office:value="0.016" calcext:value-type="float">
            <text:p>0,0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keV</text:p>
          </table:table-cell>
          <table:table-cell office:value-type="float" office:value="0.8085" calcext:value-type="float">
            <text:p>0,8085</text:p>
          </table:table-cell>
          <table:table-cell office:value-type="float" office:value="0.008038" calcext:value-type="float">
            <text:p>0,008038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mm</text:p>
          </table:table-cell>
          <table:table-cell office:value-type="float" office:value="498.61" calcext:value-type="float">
            <text:p>498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00,38 um</text:p>
          </table:table-cell>
          <table:table-cell table:number-columns-repeated="2"/>
          <table:table-cell table:formula="of:=[.E115]*0.001" office:value-type="float" office:value="0.00325" calcext:value-type="float">
            <text:p>0,00325</text:p>
          </table:table-cell>
          <table:table-cell table:formula="of:=[.A115]*1000" office:value-type="float" office:value="170000" calcext:value-type="float">
            <text:p>170000</text:p>
          </table:table-cell>
          <table:table-cell table:number-columns-repeated="3"/>
          <table:table-cell table:formula="of:=([.$L$160]-[.L115])/[.$L$160]" office:value-type="float" office:value="0.980720175594708" calcext:value-type="float">
            <text:p>0,980720175594708</text:p>
          </table:table-cell>
          <table:table-cell table:formula="of:=[.M115]/[.$M$160]" office:value-type="float" office:value="0.017" calcext:value-type="float">
            <text:p>0,0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keV</text:p>
          </table:table-cell>
          <table:table-cell office:value-type="float" office:value="0.8291" calcext:value-type="float">
            <text:p>0,8291</text:p>
          </table:table-cell>
          <table:table-cell office:value-type="float" office:value="0.007691" calcext:value-type="float">
            <text:p>0,007691</text:p>
          </table:table-cell>
          <table:table-cell office:value-type="float" office:value="3.38" calcext:value-type="float">
            <text:p>3,38</text:p>
          </table:table-cell>
          <table:table-cell office:value-type="string" calcext:value-type="string">
            <text:p>mm</text:p>
          </table:table-cell>
          <table:table-cell office:value-type="float" office:value="503.77" calcext:value-type="float">
            <text:p>503,7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10,68 um</text:p>
          </table:table-cell>
          <table:table-cell table:number-columns-repeated="2"/>
          <table:table-cell table:formula="of:=[.E116]*0.001" office:value-type="float" office:value="0.00338" calcext:value-type="float">
            <text:p>0,00338</text:p>
          </table:table-cell>
          <table:table-cell table:formula="of:=[.A116]*1000" office:value-type="float" office:value="180000" calcext:value-type="float">
            <text:p>180000</text:p>
          </table:table-cell>
          <table:table-cell table:number-columns-repeated="3"/>
          <table:table-cell table:formula="of:=([.$L$160]-[.L116])/[.$L$160]" office:value-type="float" office:value="0.979948982618497" calcext:value-type="float">
            <text:p>0,979948982618497</text:p>
          </table:table-cell>
          <table:table-cell table:formula="of:=[.M116]/[.$M$160]" office:value-type="float" office:value="0.018" calcext:value-type="float">
            <text:p>0,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keV</text:p>
          </table:table-cell>
          <table:table-cell office:value-type="float" office:value="0.8679" calcext:value-type="float">
            <text:p>0,8679</text:p>
          </table:table-cell>
          <table:table-cell office:value-type="float" office:value="0.007087" calcext:value-type="float">
            <text:p>0,007087</text:p>
          </table:table-cell>
          <table:table-cell office:value-type="float" office:value="3.64" calcext:value-type="float">
            <text:p>3,64</text:p>
          </table:table-cell>
          <table:table-cell office:value-type="string" calcext:value-type="string">
            <text:p>mm</text:p>
          </table:table-cell>
          <table:table-cell office:value-type="float" office:value="513.63" calcext:value-type="float">
            <text:p>513,6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29,59 um</text:p>
          </table:table-cell>
          <table:table-cell table:number-columns-repeated="2"/>
          <table:table-cell table:formula="of:=[.E117]*0.001" office:value-type="float" office:value="0.00364" calcext:value-type="float">
            <text:p>0,00364</text:p>
          </table:table-cell>
          <table:table-cell table:formula="of:=[.A117]*1000" office:value-type="float" office:value="200000" calcext:value-type="float">
            <text:p>200000</text:p>
          </table:table-cell>
          <table:table-cell table:number-columns-repeated="3"/>
          <table:table-cell table:formula="of:=([.$L$160]-[.L117])/[.$L$160]" office:value-type="float" office:value="0.978406596666073" calcext:value-type="float">
            <text:p>0,978406596666073</text:p>
          </table:table-cell>
          <table:table-cell table:formula="of:=[.M117]/[.$M$160]"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keV</text:p>
          </table:table-cell>
          <table:table-cell office:value-type="float" office:value="0.9126" calcext:value-type="float">
            <text:p>0,9126</text:p>
          </table:table-cell>
          <table:table-cell office:value-type="float" office:value="0.006464" calcext:value-type="float">
            <text:p>0,006464</text:p>
          </table:table-cell>
          <table:table-cell office:value-type="float" office:value="3.94" calcext:value-type="float">
            <text:p>3,94</text:p>
          </table:table-cell>
          <table:table-cell office:value-type="string" calcext:value-type="string">
            <text:p>mm</text:p>
          </table:table-cell>
          <table:table-cell office:value-type="float" office:value="524.61" calcext:value-type="float">
            <text:p>524,6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50,59 um</text:p>
          </table:table-cell>
          <table:table-cell table:number-columns-repeated="2"/>
          <table:table-cell table:formula="of:=[.E118]*0.001" office:value-type="float" office:value="0.00394" calcext:value-type="float">
            <text:p>0,00394</text:p>
          </table:table-cell>
          <table:table-cell table:formula="of:=[.A118]*1000" office:value-type="float" office:value="225000" calcext:value-type="float">
            <text:p>225000</text:p>
          </table:table-cell>
          <table:table-cell table:number-columns-repeated="3"/>
          <table:table-cell table:formula="of:=([.$L$160]-[.L118])/[.$L$160]" office:value-type="float" office:value="0.976626920567123" calcext:value-type="float">
            <text:p>0,976626920567123</text:p>
          </table:table-cell>
          <table:table-cell table:formula="of:=[.M118]/[.$M$160]" office:value-type="float" office:value="0.0225" calcext:value-type="float">
            <text:p>0,022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keV</text:p>
          </table:table-cell>
          <table:table-cell office:value-type="float" office:value="0.9539" calcext:value-type="float">
            <text:p>0,9539</text:p>
          </table:table-cell>
          <table:table-cell office:value-type="float" office:value="0.00595" calcext:value-type="float">
            <text:p>0,00595</text:p>
          </table:table-cell>
          <table:table-cell office:value-type="float" office:value="4.23" calcext:value-type="float">
            <text:p>4,23</text:p>
          </table:table-cell>
          <table:table-cell office:value-type="string" calcext:value-type="string">
            <text:p>mm</text:p>
          </table:table-cell>
          <table:table-cell office:value-type="float" office:value="534.14" calcext:value-type="float">
            <text:p>534,1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69,24 um</text:p>
          </table:table-cell>
          <table:table-cell table:number-columns-repeated="2"/>
          <table:table-cell table:formula="of:=[.E119]*0.001" office:value-type="float" office:value="0.00423" calcext:value-type="float">
            <text:p>0,00423</text:p>
          </table:table-cell>
          <table:table-cell table:formula="of:=[.A119]*1000" office:value-type="float" office:value="250000" calcext:value-type="float">
            <text:p>250000</text:p>
          </table:table-cell>
          <table:table-cell table:number-columns-repeated="3"/>
          <table:table-cell table:formula="of:=([.$L$160]-[.L119])/[.$L$160]" office:value-type="float" office:value="0.974906567004805" calcext:value-type="float">
            <text:p>0,974906567004805</text:p>
          </table:table-cell>
          <table:table-cell table:formula="of:=[.M119]/[.$M$160]" office:value-type="float" office:value="0.025" calcext:value-type="float">
            <text:p>0,02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keV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005518" calcext:value-type="float">
            <text:p>0,005518</text:p>
          </table:table-cell>
          <table:table-cell office:value-type="float" office:value="4.5" calcext:value-type="float">
            <text:p>4,5</text:p>
          </table:table-cell>
          <table:table-cell office:value-type="string" calcext:value-type="string">
            <text:p>mm</text:p>
          </table:table-cell>
          <table:table-cell office:value-type="float" office:value="542.52" calcext:value-type="float">
            <text:p>542,5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686,01 um</text:p>
          </table:table-cell>
          <table:table-cell table:number-columns-repeated="2"/>
          <table:table-cell table:formula="of:=[.E120]*0.001" office:value-type="float" office:value="0.0045" calcext:value-type="float">
            <text:p>0,0045</text:p>
          </table:table-cell>
          <table:table-cell table:formula="of:=[.A120]*1000" office:value-type="float" office:value="275000" calcext:value-type="float">
            <text:p>275000</text:p>
          </table:table-cell>
          <table:table-cell table:number-columns-repeated="3"/>
          <table:table-cell table:formula="of:=([.$L$160]-[.L120])/[.$L$160]" office:value-type="float" office:value="0.97330485851575" calcext:value-type="float">
            <text:p>0,97330485851575</text:p>
          </table:table-cell>
          <table:table-cell table:formula="of:=[.M120]/[.$M$160]" office:value-type="float" office:value="0.0275" calcext:value-type="float">
            <text:p>0,027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<text:s/>keV</text:p>
          </table:table-cell>
          <table:table-cell office:value-type="float" office:value="1.028" calcext:value-type="float">
            <text:p>1,028</text:p>
          </table:table-cell>
          <table:table-cell office:value-type="float" office:value="0.005149" calcext:value-type="float">
            <text:p>0,005149</text:p>
          </table:table-cell>
          <table:table-cell office:value-type="float" office:value="4.77" calcext:value-type="float">
            <text:p>4,77</text:p>
          </table:table-cell>
          <table:table-cell office:value-type="string" calcext:value-type="string">
            <text:p>mm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01,22 um</text:p>
          </table:table-cell>
          <table:table-cell table:number-columns-repeated="2"/>
          <table:table-cell table:formula="of:=[.E121]*0.001" office:value-type="float" office:value="0.00477" calcext:value-type="float">
            <text:p>0,00477</text:p>
          </table:table-cell>
          <table:table-cell table:formula="of:=[.A121]*1000" office:value-type="float" office:value="300000" calcext:value-type="float">
            <text:p>300000</text:p>
          </table:table-cell>
          <table:table-cell table:number-columns-repeated="3"/>
          <table:table-cell table:formula="of:=([.$L$160]-[.L121])/[.$L$160]" office:value-type="float" office:value="0.971703150026695" calcext:value-type="float">
            <text:p>0,971703150026695</text:p>
          </table:table-cell>
          <table:table-cell table:formula="of:=[.M121]/[.$M$160]" office:value-type="float" office:value="0.03" calcext:value-type="float">
            <text:p>0,0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<text:s/>keV</text:p>
          </table:table-cell>
          <table:table-cell office:value-type="float" office:value="1.061" calcext:value-type="float">
            <text:p>1,061</text:p>
          </table:table-cell>
          <table:table-cell office:value-type="float" office:value="0.004831" calcext:value-type="float">
            <text:p>0,004831</text:p>
          </table:table-cell>
          <table:table-cell office:value-type="float" office:value="5.03" calcext:value-type="float">
            <text:p>5,03</text:p>
          </table:table-cell>
          <table:table-cell office:value-type="string" calcext:value-type="string">
            <text:p>mm</text:p>
          </table:table-cell>
          <table:table-cell office:value-type="float" office:value="556.73" calcext:value-type="float">
            <text:p>556,7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15,15 um</text:p>
          </table:table-cell>
          <table:table-cell table:number-columns-repeated="2"/>
          <table:table-cell table:formula="of:=[.E122]*0.001" office:value-type="float" office:value="0.00503" calcext:value-type="float">
            <text:p>0,00503</text:p>
          </table:table-cell>
          <table:table-cell table:formula="of:=[.A122]*1000" office:value-type="float" office:value="325000" calcext:value-type="float">
            <text:p>325000</text:p>
          </table:table-cell>
          <table:table-cell table:number-columns-repeated="3"/>
          <table:table-cell table:formula="of:=([.$L$160]-[.L122])/[.$L$160]" office:value-type="float" office:value="0.970160764074272" calcext:value-type="float">
            <text:p>0,970160764074272</text:p>
          </table:table-cell>
          <table:table-cell table:formula="of:=[.M122]/[.$M$160]" office:value-type="float" office:value="0.0325" calcext:value-type="float">
            <text:p>0,0325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<text:s/>keV</text:p>
          </table:table-cell>
          <table:table-cell office:value-type="float" office:value="1.092" calcext:value-type="float">
            <text:p>1,092</text:p>
          </table:table-cell>
          <table:table-cell office:value-type="float" office:value="0.004552" calcext:value-type="float">
            <text:p>0,004552</text:p>
          </table:table-cell>
          <table:table-cell office:value-type="float" office:value="5.28" calcext:value-type="float">
            <text:p>5,28</text:p>
          </table:table-cell>
          <table:table-cell office:value-type="string" calcext:value-type="string">
            <text:p>mm</text:p>
          </table:table-cell>
          <table:table-cell office:value-type="float" office:value="562.86" calcext:value-type="float">
            <text:p>562,8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27,99 um</text:p>
          </table:table-cell>
          <table:table-cell table:number-columns-repeated="2"/>
          <table:table-cell table:formula="of:=[.E123]*0.001" office:value-type="float" office:value="0.00528" calcext:value-type="float">
            <text:p>0,00528</text:p>
          </table:table-cell>
          <table:table-cell table:formula="of:=[.A123]*1000" office:value-type="float" office:value="350000" calcext:value-type="float">
            <text:p>350000</text:p>
          </table:table-cell>
          <table:table-cell table:number-columns-repeated="3"/>
          <table:table-cell table:formula="of:=([.$L$160]-[.L123])/[.$L$160]" office:value-type="float" office:value="0.96867770065848" calcext:value-type="float">
            <text:p>0,96867770065848</text:p>
          </table:table-cell>
          <table:table-cell table:formula="of:=[.M123]/[.$M$160]"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<text:s/>keV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4307" calcext:value-type="float">
            <text:p>0,004307</text:p>
          </table:table-cell>
          <table:table-cell office:value-type="float" office:value="5.53" calcext:value-type="float">
            <text:p>5,53</text:p>
          </table:table-cell>
          <table:table-cell office:value-type="string" calcext:value-type="string">
            <text:p>mm</text:p>
          </table:table-cell>
          <table:table-cell office:value-type="float" office:value="568.48" calcext:value-type="float">
            <text:p>568,48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39,90 um</text:p>
          </table:table-cell>
          <table:table-cell table:number-columns-repeated="2"/>
          <table:table-cell table:formula="of:=[.E124]*0.001" office:value-type="float" office:value="0.00553" calcext:value-type="float">
            <text:p>0,00553</text:p>
          </table:table-cell>
          <table:table-cell table:formula="of:=[.A124]*1000" office:value-type="float" office:value="375000" calcext:value-type="float">
            <text:p>375000</text:p>
          </table:table-cell>
          <table:table-cell table:number-columns-repeated="3"/>
          <table:table-cell table:formula="of:=([.$L$160]-[.L124])/[.$L$160]" office:value-type="float" office:value="0.967194637242688" calcext:value-type="float">
            <text:p>0,967194637242688</text:p>
          </table:table-cell>
          <table:table-cell table:formula="of:=[.M124]/[.$M$160]" office:value-type="float" office:value="0.0375" calcext:value-type="float">
            <text:p>0,037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<text:s/>keV</text:p>
          </table:table-cell>
          <table:table-cell office:value-type="float" office:value="1.148" calcext:value-type="float">
            <text:p>1,148</text:p>
          </table:table-cell>
          <table:table-cell office:value-type="float" office:value="0.004088" calcext:value-type="float">
            <text:p>0,004088</text:p>
          </table:table-cell>
          <table:table-cell office:value-type="float" office:value="5.77" calcext:value-type="float">
            <text:p>5,77</text:p>
          </table:table-cell>
          <table:table-cell office:value-type="string" calcext:value-type="string">
            <text:p>mm</text:p>
          </table:table-cell>
          <table:table-cell office:value-type="float" office:value="573.66" calcext:value-type="float">
            <text:p>573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51,02 um</text:p>
          </table:table-cell>
          <table:table-cell table:number-columns-repeated="2"/>
          <table:table-cell table:formula="of:=[.E125]*0.001" office:value-type="float" office:value="0.00577" calcext:value-type="float">
            <text:p>0,00577</text:p>
          </table:table-cell>
          <table:table-cell table:formula="of:=[.A125]*1000" office:value-type="float" office:value="400000" calcext:value-type="float">
            <text:p>400000</text:p>
          </table:table-cell>
          <table:table-cell table:number-columns-repeated="3"/>
          <table:table-cell table:formula="of:=([.$L$160]-[.L125])/[.$L$160]" office:value-type="float" office:value="0.965770896363529" calcext:value-type="float">
            <text:p>0,965770896363529</text:p>
          </table:table-cell>
          <table:table-cell table:formula="of:=[.M125]/[.$M$160]" office:value-type="float" office:value="0.04" calcext:value-type="float">
            <text:p>0,0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<text:s/>keV</text:p>
          </table:table-cell>
          <table:table-cell office:value-type="float" office:value="1.195" calcext:value-type="float">
            <text:p>1,195</text:p>
          </table:table-cell>
          <table:table-cell office:value-type="float" office:value="0.003716" calcext:value-type="float">
            <text:p>0,003716</text:p>
          </table:table-cell>
          <table:table-cell office:value-type="float" office:value="6.24" calcext:value-type="float">
            <text:p>6,24</text:p>
          </table:table-cell>
          <table:table-cell office:value-type="string" calcext:value-type="string">
            <text:p>mm</text:p>
          </table:table-cell>
          <table:table-cell office:value-type="float" office:value="584.79" calcext:value-type="float">
            <text:p>584,7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71,26 um</text:p>
          </table:table-cell>
          <table:table-cell table:number-columns-repeated="2"/>
          <table:table-cell table:formula="of:=[.E126]*0.001" office:value-type="float" office:value="0.00624" calcext:value-type="float">
            <text:p>0,00624</text:p>
          </table:table-cell>
          <table:table-cell table:formula="of:=[.A126]*1000" office:value-type="float" office:value="450000" calcext:value-type="float">
            <text:p>450000</text:p>
          </table:table-cell>
          <table:table-cell table:number-columns-repeated="3"/>
          <table:table-cell table:formula="of:=([.$L$160]-[.L126])/[.$L$160]" office:value-type="float" office:value="0.96298273714184" calcext:value-type="float">
            <text:p>0,96298273714184</text:p>
          </table:table-cell>
          <table:table-cell table:formula="of:=[.M126]/[.$M$160]" office:value-type="float" office:value="0.045" calcext:value-type="float">
            <text:p>0,04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keV</text:p>
          </table:table-cell>
          <table:table-cell office:value-type="float" office:value="1.234" calcext:value-type="float">
            <text:p>1,234</text:p>
          </table:table-cell>
          <table:table-cell office:value-type="float" office:value="0.003411" calcext:value-type="float">
            <text:p>0,003411</text:p>
          </table:table-cell>
          <table:table-cell office:value-type="float" office:value="6.69" calcext:value-type="float">
            <text:p>6,69</text:p>
          </table:table-cell>
          <table:table-cell office:value-type="string" calcext:value-type="string">
            <text:p>mm</text:p>
          </table:table-cell>
          <table:table-cell office:value-type="float" office:value="594.66" calcext:value-type="float">
            <text:p>594,6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789,37 um</text:p>
          </table:table-cell>
          <table:table-cell table:number-columns-repeated="2"/>
          <table:table-cell table:formula="of:=[.E127]*0.001" office:value-type="float" office:value="0.00669" calcext:value-type="float">
            <text:p>0,00669</text:p>
          </table:table-cell>
          <table:table-cell table:formula="of:=[.A127]*1000" office:value-type="float" office:value="500000" calcext:value-type="float">
            <text:p>500000</text:p>
          </table:table-cell>
          <table:table-cell table:number-columns-repeated="3"/>
          <table:table-cell table:formula="of:=([.$L$160]-[.L127])/[.$L$160]" office:value-type="float" office:value="0.960313222993415" calcext:value-type="float">
            <text:p>0,960313222993415</text:p>
          </table:table-cell>
          <table:table-cell table:formula="of:=[.M127]/[.$M$160]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<text:s/>keV</text:p>
          </table:table-cell>
          <table:table-cell office:value-type="float" office:value="1.267" calcext:value-type="float">
            <text:p>1,267</text:p>
          </table:table-cell>
          <table:table-cell office:value-type="float" office:value="0.003155" calcext:value-type="float">
            <text:p>0,003155</text:p>
          </table:table-cell>
          <table:table-cell office:value-type="float" office:value="7.13" calcext:value-type="float">
            <text:p>7,13</text:p>
          </table:table-cell>
          <table:table-cell office:value-type="string" calcext:value-type="string">
            <text:p>mm</text:p>
          </table:table-cell>
          <table:table-cell office:value-type="float" office:value="603.57" calcext:value-type="float">
            <text:p>603,5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05,83 um</text:p>
          </table:table-cell>
          <table:table-cell table:number-columns-repeated="2"/>
          <table:table-cell table:formula="of:=[.E128]*0.001" office:value-type="float" office:value="0.00713" calcext:value-type="float">
            <text:p>0,00713</text:p>
          </table:table-cell>
          <table:table-cell table:formula="of:=[.A128]*1000" office:value-type="float" office:value="550000" calcext:value-type="float">
            <text:p>550000</text:p>
          </table:table-cell>
          <table:table-cell table:number-columns-repeated="3"/>
          <table:table-cell table:formula="of:=([.$L$160]-[.L128])/[.$L$160]" office:value-type="float" office:value="0.957703031381622" calcext:value-type="float">
            <text:p>0,957703031381622</text:p>
          </table:table-cell>
          <table:table-cell table:formula="of:=[.M128]/[.$M$160]" office:value-type="float" office:value="0.055" calcext:value-type="float">
            <text:p>0,05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<text:s/>keV</text:p>
          </table:table-cell>
          <table:table-cell office:value-type="float" office:value="1.293" calcext:value-type="float">
            <text:p>1,293</text:p>
          </table:table-cell>
          <table:table-cell office:value-type="float" office:value="0.002938" calcext:value-type="float">
            <text:p>0,002938</text:p>
          </table:table-cell>
          <table:table-cell office:value-type="float" office:value="7.56" calcext:value-type="float">
            <text:p>7,56</text:p>
          </table:table-cell>
          <table:table-cell office:value-type="string" calcext:value-type="string">
            <text:p>mm</text:p>
          </table:table-cell>
          <table:table-cell office:value-type="float" office:value="611.74" calcext:value-type="float">
            <text:p>611,7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20,97 um</text:p>
          </table:table-cell>
          <table:table-cell table:number-columns-repeated="2"/>
          <table:table-cell table:formula="of:=[.E129]*0.001" office:value-type="float" office:value="0.00756" calcext:value-type="float">
            <text:p>0,00756</text:p>
          </table:table-cell>
          <table:table-cell table:formula="of:=[.A129]*1000" office:value-type="float" office:value="600000" calcext:value-type="float">
            <text:p>600000</text:p>
          </table:table-cell>
          <table:table-cell table:number-columns-repeated="3"/>
          <table:table-cell table:formula="of:=([.$L$160]-[.L129])/[.$L$160]" office:value-type="float" office:value="0.95515216230646" calcext:value-type="float">
            <text:p>0,95515216230646</text:p>
          </table:table-cell>
          <table:table-cell table:formula="of:=[.M129]/[.$M$160]"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keV</text:p>
          </table:table-cell>
          <table:table-cell office:value-type="float" office:value="1.314" calcext:value-type="float">
            <text:p>1,314</text:p>
          </table:table-cell>
          <table:table-cell office:value-type="float" office:value="0.002751" calcext:value-type="float">
            <text:p>0,002751</text:p>
          </table:table-cell>
          <table:table-cell office:value-type="float" office:value="7.98" calcext:value-type="float">
            <text:p>7,98</text:p>
          </table:table-cell>
          <table:table-cell office:value-type="string" calcext:value-type="string">
            <text:p>mm</text:p>
          </table:table-cell>
          <table:table-cell office:value-type="float" office:value="619.33" calcext:value-type="float">
            <text:p>619,3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35,05 um</text:p>
          </table:table-cell>
          <table:table-cell table:number-columns-repeated="2"/>
          <table:table-cell table:formula="of:=[.E130]*0.001" office:value-type="float" office:value="0.00798" calcext:value-type="float">
            <text:p>0,00798</text:p>
          </table:table-cell>
          <table:table-cell table:formula="of:=[.A130]*1000" office:value-type="float" office:value="650000" calcext:value-type="float">
            <text:p>650000</text:p>
          </table:table-cell>
          <table:table-cell table:number-columns-repeated="3"/>
          <table:table-cell table:formula="of:=([.$L$160]-[.L130])/[.$L$160]" office:value-type="float" office:value="0.95266061576793" calcext:value-type="float">
            <text:p>0,95266061576793</text:p>
          </table:table-cell>
          <table:table-cell table:formula="of:=[.M130]/[.$M$160]" office:value-type="float" office:value="0.065" calcext:value-type="float">
            <text:p>0,0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<text:s/>keV</text:p>
          </table:table-cell>
          <table:table-cell office:value-type="float" office:value="1.329" calcext:value-type="float">
            <text:p>1,329</text:p>
          </table:table-cell>
          <table:table-cell office:value-type="float" office:value="0.002587" calcext:value-type="float">
            <text:p>0,002587</text:p>
          </table:table-cell>
          <table:table-cell office:value-type="float" office:value="8.39" calcext:value-type="float">
            <text:p>8,39</text:p>
          </table:table-cell>
          <table:table-cell office:value-type="string" calcext:value-type="string">
            <text:p>mm</text:p>
          </table:table-cell>
          <table:table-cell office:value-type="float" office:value="626.46" calcext:value-type="float">
            <text:p>626,4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48,26 um</text:p>
          </table:table-cell>
          <table:table-cell table:number-columns-repeated="2"/>
          <table:table-cell table:formula="of:=[.E131]*0.001" office:value-type="float" office:value="0.00839" calcext:value-type="float">
            <text:p>0,00839</text:p>
          </table:table-cell>
          <table:table-cell table:formula="of:=[.A131]*1000" office:value-type="float" office:value="700000" calcext:value-type="float">
            <text:p>700000</text:p>
          </table:table-cell>
          <table:table-cell table:number-columns-repeated="3"/>
          <table:table-cell table:formula="of:=([.$L$160]-[.L131])/[.$L$160]" office:value-type="float" office:value="0.950228391766032" calcext:value-type="float">
            <text:p>0,950228391766032</text:p>
          </table:table-cell>
          <table:table-cell table:formula="of:=[.M131]/[.$M$160]" office:value-type="float" office:value="0.07" calcext:value-type="float">
            <text:p>0,0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<text:s/>keV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2316" calcext:value-type="float">
            <text:p>0,002316</text:p>
          </table:table-cell>
          <table:table-cell office:value-type="float" office:value="9.22" calcext:value-type="float">
            <text:p>9,22</text:p>
          </table:table-cell>
          <table:table-cell office:value-type="string" calcext:value-type="string">
            <text:p>mm</text:p>
          </table:table-cell>
          <table:table-cell office:value-type="float" office:value="644.92" calcext:value-type="float">
            <text:p>644,9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72,68 um</text:p>
          </table:table-cell>
          <table:table-cell table:number-columns-repeated="2"/>
          <table:table-cell table:formula="of:=[.E132]*0.001" office:value-type="float" office:value="0.00922" calcext:value-type="float">
            <text:p>0,00922</text:p>
          </table:table-cell>
          <table:table-cell table:formula="of:=[.A132]*1000" office:value-type="float" office:value="800000" calcext:value-type="float">
            <text:p>800000</text:p>
          </table:table-cell>
          <table:table-cell table:number-columns-repeated="3"/>
          <table:table-cell table:formula="of:=([.$L$160]-[.L132])/[.$L$160]" office:value-type="float" office:value="0.945304621225604" calcext:value-type="float">
            <text:p>0,945304621225604</text:p>
          </table:table-cell>
          <table:table-cell table:formula="of:=[.M132]/[.$M$160]"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<text:s/>keV</text:p>
          </table:table-cell>
          <table:table-cell office:value-type="float" office:value="1.352" calcext:value-type="float">
            <text:p>1,352</text:p>
          </table:table-cell>
          <table:table-cell office:value-type="float" office:value="0.0021" calcext:value-type="float">
            <text:p>0,0021</text:p>
          </table:table-cell>
          <table:table-cell office:value-type="float" office:value="10.04" calcext:value-type="float">
            <text:p>10,04</text:p>
          </table:table-cell>
          <table:table-cell office:value-type="string" calcext:value-type="string">
            <text:p>mm</text:p>
          </table:table-cell>
          <table:table-cell office:value-type="float" office:value="662.13" calcext:value-type="float">
            <text:p>662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895,13 um</text:p>
          </table:table-cell>
          <table:table-cell table:number-columns-repeated="2"/>
          <table:table-cell table:formula="of:=[.E133]*0.001" office:value-type="float" office:value="0.01004" calcext:value-type="float">
            <text:p>0,01004</text:p>
          </table:table-cell>
          <table:table-cell table:formula="of:=[.A133]*1000" office:value-type="float" office:value="900000" calcext:value-type="float">
            <text:p>900000</text:p>
          </table:table-cell>
          <table:table-cell table:number-columns-repeated="3"/>
          <table:table-cell table:formula="of:=([.$L$160]-[.L133])/[.$L$160]" office:value-type="float" office:value="0.940440173221807" calcext:value-type="float">
            <text:p>0,940440173221807</text:p>
          </table:table-cell>
          <table:table-cell table:formula="of:=[.M133]/[.$M$160]"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MeV</text:p>
          </table:table-cell>
          <table:table-cell office:value-type="float" office:value="1.347" calcext:value-type="float">
            <text:p>1,347</text:p>
          </table:table-cell>
          <table:table-cell office:value-type="float" office:value="0.001923" calcext:value-type="float">
            <text:p>0,001923</text:p>
          </table:table-cell>
          <table:table-cell office:value-type="float" office:value="10.85" calcext:value-type="float">
            <text:p>10,85</text:p>
          </table:table-cell>
          <table:table-cell office:value-type="string" calcext:value-type="string">
            <text:p>mm</text:p>
          </table:table-cell>
          <table:table-cell office:value-type="float" office:value="678.54" calcext:value-type="float">
            <text:p>678,5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16,19 um</text:p>
          </table:table-cell>
          <table:table-cell table:number-columns-repeated="2"/>
          <table:table-cell table:formula="of:=[.E134]*0.001" office:value-type="float" office:value="0.01085" calcext:value-type="float">
            <text:p>0,01085</text:p>
          </table:table-cell>
          <table:table-cell table:formula="of:=[.A134]*1000000" office:value-type="float" office:value="1000000" calcext:value-type="float">
            <text:p>1000000</text:p>
          </table:table-cell>
          <table:table-cell table:number-columns-repeated="3"/>
          <table:table-cell table:formula="of:=([.$L$160]-[.L134])/[.$L$160]" office:value-type="float" office:value="0.935635047754642" calcext:value-type="float">
            <text:p>0,935635047754642</text:p>
          </table:table-cell>
          <table:table-cell table:formula="of:=[.M134]/[.$M$160]" office:value-type="float" office:value="0.1" calcext:value-type="float">
            <text:p>0,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string" calcext:value-type="string">
            <text:p><text:s/>MeV</text:p>
          </table:table-cell>
          <table:table-cell office:value-type="float" office:value="1.334" calcext:value-type="float">
            <text:p>1,334</text:p>
          </table:table-cell>
          <table:table-cell office:value-type="float" office:value="0.001776" calcext:value-type="float">
            <text:p>0,001776</text:p>
          </table:table-cell>
          <table:table-cell office:value-type="float" office:value="11.68" calcext:value-type="float">
            <text:p>11,68</text:p>
          </table:table-cell>
          <table:table-cell office:value-type="string" calcext:value-type="string">
            <text:p>mm</text:p>
          </table:table-cell>
          <table:table-cell office:value-type="float" office:value="694.46" calcext:value-type="float">
            <text:p>694,46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36,28 um</text:p>
          </table:table-cell>
          <table:table-cell table:number-columns-repeated="2"/>
          <table:table-cell table:formula="of:=[.E135]*0.001" office:value-type="float" office:value="0.01168" calcext:value-type="float">
            <text:p>0,01168</text:p>
          </table:table-cell>
          <table:table-cell table:formula="of:=[.A135]*1000000" office:value-type="float" office:value="1100000" calcext:value-type="float">
            <text:p>1100000</text:p>
          </table:table-cell>
          <table:table-cell table:number-columns-repeated="3"/>
          <table:table-cell table:formula="of:=([.$L$160]-[.L135])/[.$L$160]" office:value-type="float" office:value="0.930711277214214" calcext:value-type="float">
            <text:p>0,930711277214214</text:p>
          </table:table-cell>
          <table:table-cell table:formula="of:=[.M135]/[.$M$160]"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1.2" calcext:value-type="float">
            <text:p>1,2</text:p>
          </table:table-cell>
          <table:table-cell office:value-type="string" calcext:value-type="string">
            <text:p><text:s/>MeV</text:p>
          </table:table-cell>
          <table:table-cell office:value-type="float" office:value="1.317" calcext:value-type="float">
            <text:p>1,317</text:p>
          </table:table-cell>
          <table:table-cell office:value-type="float" office:value="0.00165" calcext:value-type="float">
            <text:p>0,00165</text:p>
          </table:table-cell>
          <table:table-cell office:value-type="float" office:value="12.51" calcext:value-type="float">
            <text:p>12,51</text:p>
          </table:table-cell>
          <table:table-cell office:value-type="string" calcext:value-type="string">
            <text:p>mm</text:p>
          </table:table-cell>
          <table:table-cell office:value-type="float" office:value="710.12" calcext:value-type="float">
            <text:p>710,1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55,67 um</text:p>
          </table:table-cell>
          <table:table-cell table:number-columns-repeated="2"/>
          <table:table-cell table:formula="of:=[.E136]*0.001" office:value-type="float" office:value="0.01251" calcext:value-type="float">
            <text:p>0,01251</text:p>
          </table:table-cell>
          <table:table-cell table:formula="of:=[.A136]*1000000" office:value-type="float" office:value="1200000" calcext:value-type="float">
            <text:p>1200000</text:p>
          </table:table-cell>
          <table:table-cell table:number-columns-repeated="3"/>
          <table:table-cell table:formula="of:=([.$L$160]-[.L136])/[.$L$160]" office:value-type="float" office:value="0.925787506673785" calcext:value-type="float">
            <text:p>0,925787506673785</text:p>
          </table:table-cell>
          <table:table-cell table:formula="of:=[.M136]/[.$M$160]"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1.3" calcext:value-type="float">
            <text:p>1,3</text:p>
          </table:table-cell>
          <table:table-cell office:value-type="string" calcext:value-type="string">
            <text:p><text:s/>MeV</text:p>
          </table:table-cell>
          <table:table-cell office:value-type="float" office:value="1.296" calcext:value-type="float">
            <text:p>1,296</text:p>
          </table:table-cell>
          <table:table-cell office:value-type="float" office:value="0.001543" calcext:value-type="float">
            <text:p>0,001543</text:p>
          </table:table-cell>
          <table:table-cell office:value-type="float" office:value="13.36" calcext:value-type="float">
            <text:p>13,36</text:p>
          </table:table-cell>
          <table:table-cell office:value-type="string" calcext:value-type="string">
            <text:p>mm</text:p>
          </table:table-cell>
          <table:table-cell office:value-type="float" office:value="725.67" calcext:value-type="float">
            <text:p>725,67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74,60 um</text:p>
          </table:table-cell>
          <table:table-cell table:number-columns-repeated="2"/>
          <table:table-cell table:formula="of:=[.E137]*0.001" office:value-type="float" office:value="0.01336" calcext:value-type="float">
            <text:p>0,01336</text:p>
          </table:table-cell>
          <table:table-cell table:formula="of:=[.A137]*1000000" office:value-type="float" office:value="1300000" calcext:value-type="float">
            <text:p>1300000</text:p>
          </table:table-cell>
          <table:table-cell table:number-columns-repeated="3"/>
          <table:table-cell table:formula="of:=([.$L$160]-[.L137])/[.$L$160]" office:value-type="float" office:value="0.920745091060094" calcext:value-type="float">
            <text:p>0,920745091060094</text:p>
          </table:table-cell>
          <table:table-cell table:formula="of:=[.M137]/[.$M$160]" office:value-type="float" office:value="0.13" calcext:value-type="float">
            <text:p>0,13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string" calcext:value-type="string">
            <text:p><text:s/>MeV</text:p>
          </table:table-cell>
          <table:table-cell office:value-type="float" office:value="1.272" calcext:value-type="float">
            <text:p>1,272</text:p>
          </table:table-cell>
          <table:table-cell office:value-type="float" office:value="0.001449" calcext:value-type="float">
            <text:p>0,001449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mm</text:p>
          </table:table-cell>
          <table:table-cell office:value-type="float" office:value="741.21" calcext:value-type="float">
            <text:p>741,21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/>993,22 um</text:p>
          </table:table-cell>
          <table:table-cell table:number-columns-repeated="2"/>
          <table:table-cell table:formula="of:=[.E138]*0.001" office:value-type="float" office:value="0.01422" calcext:value-type="float">
            <text:p>0,01422</text:p>
          </table:table-cell>
          <table:table-cell table:formula="of:=[.A138]*1000000" office:value-type="float" office:value="1400000" calcext:value-type="float">
            <text:p>1400000</text:p>
          </table:table-cell>
          <table:table-cell table:number-columns-repeated="3"/>
          <table:table-cell table:formula="of:=([.$L$160]-[.L138])/[.$L$160]" office:value-type="float" office:value="0.91564335290977" calcext:value-type="float">
            <text:p>0,91564335290977</text:p>
          </table:table-cell>
          <table:table-cell table:formula="of:=[.M138]/[.$M$160]"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string" calcext:value-type="string">
            <text:p><text:s/>MeV</text:p>
          </table:table-cell>
          <table:table-cell office:value-type="float" office:value="1.248" calcext:value-type="float">
            <text:p>1,248</text:p>
          </table:table-cell>
          <table:table-cell office:value-type="float" office:value="0.001367" calcext:value-type="float">
            <text:p>0,001367</text:p>
          </table:table-cell>
          <table:table-cell office:value-type="float" office:value="15.1" calcext:value-type="float">
            <text:p>15,1</text:p>
          </table:table-cell>
          <table:table-cell office:value-type="string" calcext:value-type="string">
            <text:p>mm</text:p>
          </table:table-cell>
          <table:table-cell office:value-type="float" office:value="756.85" calcext:value-type="float">
            <text:p>756,8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1 mm</text:p>
          </table:table-cell>
          <table:table-cell table:number-columns-repeated="2"/>
          <table:table-cell table:formula="of:=[.E139]*0.001" office:value-type="float" office:value="0.0151" calcext:value-type="float">
            <text:p>0,0151</text:p>
          </table:table-cell>
          <table:table-cell table:formula="of:=[.A139]*1000000" office:value-type="float" office:value="1500000" calcext:value-type="float">
            <text:p>1500000</text:p>
          </table:table-cell>
          <table:table-cell table:number-columns-repeated="3"/>
          <table:table-cell table:formula="of:=([.$L$160]-[.L139])/[.$L$160]" office:value-type="float" office:value="0.910422969686184" calcext:value-type="float">
            <text:p>0,910422969686184</text:p>
          </table:table-cell>
          <table:table-cell table:formula="of:=[.M139]/[.$M$160]"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string" calcext:value-type="string">
            <text:p><text:s/>MeV</text:p>
          </table:table-cell>
          <table:table-cell office:value-type="float" office:value="1.222" calcext:value-type="float">
            <text:p>1,222</text:p>
          </table:table-cell>
          <table:table-cell office:value-type="float" office:value="0.001294" calcext:value-type="float">
            <text:p>0,001294</text:p>
          </table:table-cell>
          <table:table-cell office:value-type="float" office:value="15.99" calcext:value-type="float">
            <text:p>15,99</text:p>
          </table:table-cell>
          <table:table-cell office:value-type="string" calcext:value-type="string">
            <text:p>mm</text:p>
          </table:table-cell>
          <table:table-cell office:value-type="float" office:value="772.65" calcext:value-type="float">
            <text:p>772,65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3 mm</text:p>
          </table:table-cell>
          <table:table-cell table:number-columns-repeated="2"/>
          <table:table-cell table:formula="of:=[.E140]*0.001" office:value-type="float" office:value="0.01599" calcext:value-type="float">
            <text:p>0,01599</text:p>
          </table:table-cell>
          <table:table-cell table:formula="of:=[.A140]*1000000" office:value-type="float" office:value="1600000" calcext:value-type="float">
            <text:p>1600000</text:p>
          </table:table-cell>
          <table:table-cell table:number-columns-repeated="3"/>
          <table:table-cell table:formula="of:=([.$L$160]-[.L140])/[.$L$160]" office:value-type="float" office:value="0.905143263925965" calcext:value-type="float">
            <text:p>0,905143263925965</text:p>
          </table:table-cell>
          <table:table-cell table:formula="of:=[.M140]/[.$M$160]" office:value-type="float" office:value="0.16" calcext:value-type="float">
            <text:p>0,16</text:p>
          </table:table-cell>
        </table:table-row>
        <table:table-row table:style-name="ro1">
          <table:table-cell office:value-type="float" office:value="1.7" calcext:value-type="float">
            <text:p>1,7</text:p>
          </table:table-cell>
          <table:table-cell office:value-type="string" calcext:value-type="string">
            <text:p><text:s/>MeV</text:p>
          </table:table-cell>
          <table:table-cell office:value-type="float" office:value="1.196" calcext:value-type="float">
            <text:p>1,196</text:p>
          </table:table-cell>
          <table:table-cell office:value-type="float" office:value="0.001229" calcext:value-type="float">
            <text:p>0,001229</text:p>
          </table:table-cell>
          <table:table-cell office:value-type="float" office:value="16.91" calcext:value-type="float">
            <text:p>16,91</text:p>
          </table:table-cell>
          <table:table-cell office:value-type="string" calcext:value-type="string">
            <text:p>mm</text:p>
          </table:table-cell>
          <table:table-cell office:value-type="float" office:value="788.64" calcext:value-type="float">
            <text:p>788,64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5 mm</text:p>
          </table:table-cell>
          <table:table-cell table:number-columns-repeated="2"/>
          <table:table-cell table:formula="of:=[.E141]*0.001" office:value-type="float" office:value="0.01691" calcext:value-type="float">
            <text:p>0,01691</text:p>
          </table:table-cell>
          <table:table-cell table:formula="of:=[.A141]*1000000" office:value-type="float" office:value="1700000" calcext:value-type="float">
            <text:p>1700000</text:p>
          </table:table-cell>
          <table:table-cell table:number-columns-repeated="3"/>
          <table:table-cell table:formula="of:=([.$L$160]-[.L141])/[.$L$160]" office:value-type="float" office:value="0.899685590555852" calcext:value-type="float">
            <text:p>0,899685590555852</text:p>
          </table:table-cell>
          <table:table-cell table:formula="of:=[.M141]/[.$M$160]"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string" calcext:value-type="string">
            <text:p><text:s/>MeV</text:p>
          </table:table-cell>
          <table:table-cell office:value-type="float" office:value="1.171" calcext:value-type="float">
            <text:p>1,171</text:p>
          </table:table-cell>
          <table:table-cell office:value-type="float" office:value="0.001171" calcext:value-type="float">
            <text:p>0,001171</text:p>
          </table:table-cell>
          <table:table-cell office:value-type="float" office:value="17.85" calcext:value-type="float">
            <text:p>17,85</text:p>
          </table:table-cell>
          <table:table-cell office:value-type="string" calcext:value-type="string">
            <text:p>mm</text:p>
          </table:table-cell>
          <table:table-cell office:value-type="float" office:value="804.89" calcext:value-type="float">
            <text:p>804,89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07 mm</text:p>
          </table:table-cell>
          <table:table-cell table:number-columns-repeated="2"/>
          <table:table-cell table:formula="of:=[.E142]*0.001" office:value-type="float" office:value="0.01785" calcext:value-type="float">
            <text:p>0,01785</text:p>
          </table:table-cell>
          <table:table-cell table:formula="of:=[.A142]*1000000" office:value-type="float" office:value="1800000" calcext:value-type="float">
            <text:p>1800000</text:p>
          </table:table-cell>
          <table:table-cell table:number-columns-repeated="3"/>
          <table:table-cell table:formula="of:=([.$L$160]-[.L142])/[.$L$160]" office:value-type="float" office:value="0.894109272112475" calcext:value-type="float">
            <text:p>0,894109272112475</text:p>
          </table:table-cell>
          <table:table-cell table:formula="of:=[.M142]/[.$M$160]"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MeV</text:p>
          </table:table-cell>
          <table:table-cell office:value-type="float" office:value="1.121" calcext:value-type="float">
            <text:p>1,121</text:p>
          </table:table-cell>
          <table:table-cell office:value-type="float" office:value="0.00107" calcext:value-type="float">
            <text:p>0,00107</text:p>
          </table:table-cell>
          <table:table-cell office:value-type="float" office:value="19.78" calcext:value-type="float">
            <text:p>19,78</text:p>
          </table:table-cell>
          <table:table-cell office:value-type="string" calcext:value-type="string">
            <text:p>mm</text:p>
          </table:table-cell>
          <table:table-cell office:value-type="float" office:value="860.13" calcext:value-type="float">
            <text:p>860,1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0 mm</text:p>
          </table:table-cell>
          <table:table-cell table:number-columns-repeated="2"/>
          <table:table-cell table:formula="of:=[.E143]*0.001" office:value-type="float" office:value="0.01978" calcext:value-type="float">
            <text:p>0,01978</text:p>
          </table:table-cell>
          <table:table-cell table:formula="of:=[.A143]*1000000" office:value-type="float" office:value="2000000" calcext:value-type="float">
            <text:p>2000000</text:p>
          </table:table-cell>
          <table:table-cell table:number-columns-repeated="3"/>
          <table:table-cell table:formula="of:=([.$L$160]-[.L143])/[.$L$160]" office:value-type="float" office:value="0.882660022542564" calcext:value-type="float">
            <text:p>0,882660022542564</text:p>
          </table:table-cell>
          <table:table-cell table:formula="of:=[.M143]/[.$M$160]"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string" calcext:value-type="string">
            <text:p><text:s/>MeV</text:p>
          </table:table-cell>
          <table:table-cell office:value-type="float" office:value="1.062" calcext:value-type="float">
            <text:p>1,062</text:p>
          </table:table-cell>
          <table:table-cell office:value-type="float" office:value="0.0009678" calcext:value-type="float">
            <text:p>0,0009678</text:p>
          </table:table-cell>
          <table:table-cell office:value-type="float" office:value="22.32" calcext:value-type="float">
            <text:p>22,32</text:p>
          </table:table-cell>
          <table:table-cell office:value-type="string" calcext:value-type="string">
            <text:p>mm</text:p>
          </table:table-cell>
          <table:table-cell office:value-type="float" office:value="944.2" calcext:value-type="float">
            <text:p>944,2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<text:s text:c="3"/>1,15 mm</text:p>
          </table:table-cell>
          <table:table-cell table:number-columns-repeated="2"/>
          <table:table-cell table:formula="of:=[.E144]*0.001" office:value-type="float" office:value="0.02232" calcext:value-type="float">
            <text:p>0,02232</text:p>
          </table:table-cell>
          <table:table-cell table:formula="of:=[.A144]*1000000" office:value-type="float" office:value="2250000" calcext:value-type="float">
            <text:p>2250000</text:p>
          </table:table-cell>
          <table:table-cell table:number-columns-repeated="3"/>
          <table:table-cell table:formula="of:=([.$L$160]-[.L144])/[.$L$160]" office:value-type="float" office:value="0.867592098238121" calcext:value-type="float">
            <text:p>0,867592098238121</text:p>
          </table:table-cell>
          <table:table-cell table:formula="of:=[.M144]/[.$M$160]"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string" calcext:value-type="string">
            <text:p><text:s/>MeV</text:p>
          </table:table-cell>
          <table:table-cell office:value-type="float" office:value="1.008" calcext:value-type="float">
            <text:p>1,008</text:p>
          </table:table-cell>
          <table:table-cell office:value-type="float" office:value="0.0008842" calcext:value-type="float">
            <text:p>0,000884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m</text:p>
          </table:table-cell>
          <table:table-cell office:value-type="float" office:value="1.03" calcext:value-type="float">
            <text:p>1,03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20 mm</text:p>
          </table:table-cell>
          <table:table-cell table:number-columns-repeated="2"/>
          <table:table-cell table:formula="of:=[.E145]*0.001" office:value-type="float" office:value="0.025" calcext:value-type="float">
            <text:p>0,025</text:p>
          </table:table-cell>
          <table:table-cell table:formula="of:=[.A145]*1000000" office:value-type="float" office:value="2500000" calcext:value-type="float">
            <text:p>2500000</text:p>
          </table:table-cell>
          <table:table-cell table:number-columns-repeated="3"/>
          <table:table-cell table:formula="of:=([.$L$160]-[.L145])/[.$L$160]" office:value-type="float" office:value="0.851693658420834" calcext:value-type="float">
            <text:p>0,851693658420834</text:p>
          </table:table-cell>
          <table:table-cell table:formula="of:=[.M145]/[.$M$160]" office:value-type="float" office:value="0.25" calcext:value-type="float">
            <text:p>0,25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string" calcext:value-type="string">
            <text:p><text:s/>MeV</text:p>
          </table:table-cell>
          <table:table-cell office:value-type="float" office:value="0.9585" calcext:value-type="float">
            <text:p>0,9585</text:p>
          </table:table-cell>
          <table:table-cell office:value-type="float" office:value="0.0008146" calcext:value-type="float">
            <text:p>0,0008146</text:p>
          </table:table-cell>
          <table:table-cell office:value-type="float" office:value="27.81" calcext:value-type="float">
            <text:p>27,81</text:p>
          </table:table-cell>
          <table:table-cell office:value-type="string" calcext:value-type="string">
            <text:p>mm</text:p>
          </table:table-cell>
          <table:table-cell office:value-type="float" office:value="1.12" calcext:value-type="float">
            <text:p>1,1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25 mm</text:p>
          </table:table-cell>
          <table:table-cell table:number-columns-repeated="2"/>
          <table:table-cell table:formula="of:=[.E146]*0.001" office:value-type="float" office:value="0.02781" calcext:value-type="float">
            <text:p>0,02781</text:p>
          </table:table-cell>
          <table:table-cell table:formula="of:=[.A146]*1000000" office:value-type="float" office:value="2750000" calcext:value-type="float">
            <text:p>2750000</text:p>
          </table:table-cell>
          <table:table-cell table:number-columns-repeated="3"/>
          <table:table-cell table:formula="of:=([.$L$160]-[.L146])/[.$L$160]" office:value-type="float" office:value="0.835024025627336" calcext:value-type="float">
            <text:p>0,835024025627336</text:p>
          </table:table-cell>
          <table:table-cell table:formula="of:=[.M146]/[.$M$160]"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MeV</text:p>
          </table:table-cell>
          <table:table-cell office:value-type="float" office:value="0.9134" calcext:value-type="float">
            <text:p>0,9134</text:p>
          </table:table-cell>
          <table:table-cell office:value-type="float" office:value="0.0007558" calcext:value-type="float">
            <text:p>0,0007558</text:p>
          </table:table-cell>
          <table:table-cell office:value-type="float" office:value="30.78" calcext:value-type="float">
            <text:p>30,78</text:p>
          </table:table-cell>
          <table:table-cell office:value-type="string" calcext:value-type="string">
            <text:p>mm</text:p>
          </table:table-cell>
          <table:table-cell office:value-type="float" office:value="1.2" calcext:value-type="float">
            <text:p>1,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31 mm</text:p>
          </table:table-cell>
          <table:table-cell table:number-columns-repeated="2"/>
          <table:table-cell table:formula="of:=[.E147]*0.001" office:value-type="float" office:value="0.03078" calcext:value-type="float">
            <text:p>0,03078</text:p>
          </table:table-cell>
          <table:table-cell table:formula="of:=[.A147]*1000000" office:value-type="float" office:value="3000000" calcext:value-type="float">
            <text:p>3000000</text:p>
          </table:table-cell>
          <table:table-cell table:number-columns-repeated="3"/>
          <table:table-cell table:formula="of:=([.$L$160]-[.L147])/[.$L$160]" office:value-type="float" office:value="0.817405232247731" calcext:value-type="float">
            <text:p>0,817405232247731</text:p>
          </table:table-cell>
          <table:table-cell table:formula="of:=[.M147]/[.$M$160]"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string" calcext:value-type="string">
            <text:p><text:s/>MeV</text:p>
          </table:table-cell>
          <table:table-cell office:value-type="float" office:value="0.8724" calcext:value-type="float">
            <text:p>0,8724</text:p>
          </table:table-cell>
          <table:table-cell office:value-type="float" office:value="0.0007054" calcext:value-type="float">
            <text:p>0,0007054</text:p>
          </table:table-cell>
          <table:table-cell office:value-type="float" office:value="33.88" calcext:value-type="float">
            <text:p>33,88</text:p>
          </table:table-cell>
          <table:table-cell office:value-type="string" calcext:value-type="string">
            <text:p>mm</text:p>
          </table:table-cell>
          <table:table-cell office:value-type="float" office:value="1.29" calcext:value-type="float">
            <text:p>1,2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36 mm</text:p>
          </table:table-cell>
          <table:table-cell table:number-columns-repeated="2"/>
          <table:table-cell table:formula="of:=[.E148]*0.001" office:value-type="float" office:value="0.03388" calcext:value-type="float">
            <text:p>0,03388</text:p>
          </table:table-cell>
          <table:table-cell table:formula="of:=[.A148]*1000000" office:value-type="float" office:value="3250000" calcext:value-type="float">
            <text:p>3250000</text:p>
          </table:table-cell>
          <table:table-cell table:number-columns-repeated="3"/>
          <table:table-cell table:formula="of:=([.$L$160]-[.L148])/[.$L$160]" office:value-type="float" office:value="0.799015245891914" calcext:value-type="float">
            <text:p>0,799015245891914</text:p>
          </table:table-cell>
          <table:table-cell table:formula="of:=[.M148]/[.$M$160]" office:value-type="float" office:value="0.325" calcext:value-type="float">
            <text:p>0,325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string" calcext:value-type="string">
            <text:p><text:s/>MeV</text:p>
          </table:table-cell>
          <table:table-cell office:value-type="float" office:value="0.835" calcext:value-type="float">
            <text:p>0,835</text:p>
          </table:table-cell>
          <table:table-cell office:value-type="float" office:value="0.0006616" calcext:value-type="float">
            <text:p>0,0006616</text:p>
          </table:table-cell>
          <table:table-cell office:value-type="float" office:value="37.13" calcext:value-type="float">
            <text:p>37,13</text:p>
          </table:table-cell>
          <table:table-cell office:value-type="string" calcext:value-type="string">
            <text:p>mm</text:p>
          </table:table-cell>
          <table:table-cell office:value-type="float" office:value="1.39" calcext:value-type="float">
            <text:p>1,3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42 mm</text:p>
          </table:table-cell>
          <table:table-cell table:number-columns-repeated="2"/>
          <table:table-cell table:formula="of:=[.E149]*0.001" office:value-type="float" office:value="0.03713" calcext:value-type="float">
            <text:p>0,03713</text:p>
          </table:table-cell>
          <table:table-cell table:formula="of:=[.A149]*1000000" office:value-type="float" office:value="3500000" calcext:value-type="float">
            <text:p>3500000</text:p>
          </table:table-cell>
          <table:table-cell table:number-columns-repeated="3"/>
          <table:table-cell table:formula="of:=([.$L$160]-[.L149])/[.$L$160]" office:value-type="float" office:value="0.779735421486623" calcext:value-type="float">
            <text:p>0,779735421486623</text:p>
          </table:table-cell>
          <table:table-cell table:formula="of:=[.M149]/[.$M$160]"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string" calcext:value-type="string">
            <text:p><text:s/>MeV</text:p>
          </table:table-cell>
          <table:table-cell office:value-type="float" office:value="0.8008" calcext:value-type="float">
            <text:p>0,8008</text:p>
          </table:table-cell>
          <table:table-cell office:value-type="float" office:value="0.0006232" calcext:value-type="float">
            <text:p>0,0006232</text:p>
          </table:table-cell>
          <table:table-cell office:value-type="float" office:value="40.52" calcext:value-type="float">
            <text:p>40,52</text:p>
          </table:table-cell>
          <table:table-cell office:value-type="string" calcext:value-type="string">
            <text:p>mm</text:p>
          </table:table-cell>
          <table:table-cell office:value-type="float" office:value="1.48" calcext:value-type="float">
            <text:p>1,4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49 mm</text:p>
          </table:table-cell>
          <table:table-cell table:number-columns-repeated="2"/>
          <table:table-cell table:formula="of:=[.E150]*0.001" office:value-type="float" office:value="0.04052" calcext:value-type="float">
            <text:p>0,04052</text:p>
          </table:table-cell>
          <table:table-cell table:formula="of:=[.A150]*1000000" office:value-type="float" office:value="3750000" calcext:value-type="float">
            <text:p>3750000</text:p>
          </table:table-cell>
          <table:table-cell table:number-columns-repeated="3"/>
          <table:table-cell table:formula="of:=([.$L$160]-[.L150])/[.$L$160]" office:value-type="float" office:value="0.759625081568488" calcext:value-type="float">
            <text:p>0,759625081568488</text:p>
          </table:table-cell>
          <table:table-cell table:formula="of:=[.M150]/[.$M$160]" office:value-type="float" office:value="0.375" calcext:value-type="float">
            <text:p>0,3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MeV</text:p>
          </table:table-cell>
          <table:table-cell office:value-type="float" office:value="0.7695" calcext:value-type="float">
            <text:p>0,7695</text:p>
          </table:table-cell>
          <table:table-cell office:value-type="float" office:value="0.0005893" calcext:value-type="float">
            <text:p>0,0005893</text:p>
          </table:table-cell>
          <table:table-cell office:value-type="float" office:value="44.05" calcext:value-type="float">
            <text:p>44,05</text:p>
          </table:table-cell>
          <table:table-cell office:value-type="string" calcext:value-type="string">
            <text:p>mm</text:p>
          </table:table-cell>
          <table:table-cell office:value-type="float" office:value="1.58" calcext:value-type="float">
            <text:p>1,5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55 mm</text:p>
          </table:table-cell>
          <table:table-cell table:number-columns-repeated="2"/>
          <table:table-cell table:formula="of:=[.E151]*0.001" office:value-type="float" office:value="0.04405" calcext:value-type="float">
            <text:p>0,04405</text:p>
          </table:table-cell>
          <table:table-cell table:formula="of:=[.A151]*1000000" office:value-type="float" office:value="4000000" calcext:value-type="float">
            <text:p>4000000</text:p>
          </table:table-cell>
          <table:table-cell table:number-columns-repeated="3"/>
          <table:table-cell table:formula="of:=([.$L$160]-[.L151])/[.$L$160]" office:value-type="float" office:value="0.73868422613751" calcext:value-type="float">
            <text:p>0,73868422613751</text:p>
          </table:table-cell>
          <table:table-cell table:formula="of:=[.M151]/[.$M$160]" office:value-type="float" office:value="0.4" calcext:value-type="float">
            <text:p>0,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string" calcext:value-type="string">
            <text:p><text:s/>MeV</text:p>
          </table:table-cell>
          <table:table-cell office:value-type="float" office:value="0.7141" calcext:value-type="float">
            <text:p>0,7141</text:p>
          </table:table-cell>
          <table:table-cell office:value-type="float" office:value="0.000532" calcext:value-type="float">
            <text:p>0,000532</text:p>
          </table:table-cell>
          <table:table-cell office:value-type="float" office:value="51.53" calcext:value-type="float">
            <text:p>51,53</text:p>
          </table:table-cell>
          <table:table-cell office:value-type="string" calcext:value-type="string">
            <text:p>mm</text:p>
          </table:table-cell>
          <table:table-cell office:value-type="float" office:value="1.92" calcext:value-type="float">
            <text:p>1,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69 mm</text:p>
          </table:table-cell>
          <table:table-cell table:number-columns-repeated="2"/>
          <table:table-cell table:formula="of:=[.E152]*0.001" office:value-type="float" office:value="0.05153" calcext:value-type="float">
            <text:p>0,05153</text:p>
          </table:table-cell>
          <table:table-cell table:formula="of:=[.A152]*1000000" office:value-type="float" office:value="4500000" calcext:value-type="float">
            <text:p>4500000</text:p>
          </table:table-cell>
          <table:table-cell table:number-columns-repeated="3"/>
          <table:table-cell table:formula="of:=([.$L$160]-[.L152])/[.$L$160]" office:value-type="float" office:value="0.694310968737023" calcext:value-type="float">
            <text:p>0,694310968737023</text:p>
          </table:table-cell>
          <table:table-cell table:formula="of:=[.M152]/[.$M$160]" office:value-type="float" office:value="0.45" calcext:value-type="float">
            <text:p>0,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MeV</text:p>
          </table:table-cell>
          <table:table-cell office:value-type="float" office:value="0.6669" calcext:value-type="float">
            <text:p>0,6669</text:p>
          </table:table-cell>
          <table:table-cell office:value-type="float" office:value="0.0004854" calcext:value-type="float">
            <text:p>0,0004854</text:p>
          </table:table-cell>
          <table:table-cell office:value-type="float" office:value="59.57" calcext:value-type="float">
            <text:p>59,57</text:p>
          </table:table-cell>
          <table:table-cell office:value-type="string" calcext:value-type="string">
            <text:p>mm</text:p>
          </table:table-cell>
          <table:table-cell office:value-type="float" office:value="2.26" calcext:value-type="float">
            <text:p>2,26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1,84 mm</text:p>
          </table:table-cell>
          <table:table-cell table:number-columns-repeated="2"/>
          <table:table-cell table:formula="of:=[.E153]*0.001" office:value-type="float" office:value="0.05957" calcext:value-type="float">
            <text:p>0,05957</text:p>
          </table:table-cell>
          <table:table-cell table:formula="of:=[.A153]*1000000" office:value-type="float" office:value="5000000" calcext:value-type="float">
            <text:p>5000000</text:p>
          </table:table-cell>
          <table:table-cell table:number-columns-repeated="3"/>
          <table:table-cell table:formula="of:=([.$L$160]-[.L153])/[.$L$160]" office:value-type="float" office:value="0.646615649285163" calcext:value-type="float">
            <text:p>0,646615649285163</text:p>
          </table:table-cell>
          <table:table-cell table:formula="of:=[.M153]/[.$M$160]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string" calcext:value-type="string">
            <text:p><text:s/>MeV</text:p>
          </table:table-cell>
          <table:table-cell office:value-type="float" office:value="0.6261" calcext:value-type="float">
            <text:p>0,6261</text:p>
          </table:table-cell>
          <table:table-cell office:value-type="float" office:value="0.0004467" calcext:value-type="float">
            <text:p>0,0004467</text:p>
          </table:table-cell>
          <table:table-cell office:value-type="float" office:value="68.16" calcext:value-type="float">
            <text:p>68,16</text:p>
          </table:table-cell>
          <table:table-cell office:value-type="string" calcext:value-type="string">
            <text:p>mm</text:p>
          </table:table-cell>
          <table:table-cell office:value-type="float" office:value="2.59" calcext:value-type="float">
            <text:p>2,5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00 mm</text:p>
          </table:table-cell>
          <table:table-cell table:number-columns-repeated="2"/>
          <table:table-cell table:formula="of:=[.E154]*0.001" office:value-type="float" office:value="0.06816" calcext:value-type="float">
            <text:p>0,06816</text:p>
          </table:table-cell>
          <table:table-cell table:formula="of:=[.A154]*1000000" office:value-type="float" office:value="5500000" calcext:value-type="float">
            <text:p>5500000</text:p>
          </table:table-cell>
          <table:table-cell table:number-columns-repeated="3"/>
          <table:table-cell table:formula="of:=([.$L$160]-[.L154])/[.$L$160]" office:value-type="float" office:value="0.595657590318562" calcext:value-type="float">
            <text:p>0,595657590318562</text:p>
          </table:table-cell>
          <table:table-cell table:formula="of:=[.M154]/[.$M$160]" office:value-type="float" office:value="0.55" calcext:value-type="float">
            <text:p>0,5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MeV</text:p>
          </table:table-cell>
          <table:table-cell office:value-type="float" office:value="0.5905" calcext:value-type="float">
            <text:p>0,5905</text:p>
          </table:table-cell>
          <table:table-cell office:value-type="float" office:value="0.000414" calcext:value-type="float">
            <text:p>0,000414</text:p>
          </table:table-cell>
          <table:table-cell office:value-type="float" office:value="77.28" calcext:value-type="float">
            <text:p>77,28</text:p>
          </table:table-cell>
          <table:table-cell office:value-type="string" calcext:value-type="string">
            <text:p>mm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17 mm</text:p>
          </table:table-cell>
          <table:table-cell table:number-columns-repeated="2"/>
          <table:table-cell table:formula="of:=[.E155]*0.001" office:value-type="float" office:value="0.07728" calcext:value-type="float">
            <text:p>0,07728</text:p>
          </table:table-cell>
          <table:table-cell table:formula="of:=[.A155]*1000000" office:value-type="float" office:value="6000000" calcext:value-type="float">
            <text:p>6000000</text:p>
          </table:table-cell>
          <table:table-cell table:number-columns-repeated="3"/>
          <table:table-cell table:formula="of:=([.$L$160]-[.L155])/[.$L$160]" office:value-type="float" office:value="0.541555436910482" calcext:value-type="float">
            <text:p>0,541555436910482</text:p>
          </table:table-cell>
          <table:table-cell table:formula="of:=[.M155]/[.$M$160]"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string" calcext:value-type="string">
            <text:p><text:s/>MeV</text:p>
          </table:table-cell>
          <table:table-cell office:value-type="float" office:value="0.5591" calcext:value-type="float">
            <text:p>0,5591</text:p>
          </table:table-cell>
          <table:table-cell office:value-type="float" office:value="0.000386" calcext:value-type="float">
            <text:p>0,000386</text:p>
          </table:table-cell>
          <table:table-cell office:value-type="float" office:value="86.94" calcext:value-type="float">
            <text:p>86,94</text:p>
          </table:table-cell>
          <table:table-cell office:value-type="string" calcext:value-type="string">
            <text:p>mm</text:p>
          </table:table-cell>
          <table:table-cell office:value-type="float" office:value="3.25" calcext:value-type="float">
            <text:p>3,25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35 mm</text:p>
          </table:table-cell>
          <table:table-cell table:number-columns-repeated="2"/>
          <table:table-cell table:formula="of:=[.E156]*0.001" office:value-type="float" office:value="0.08694" calcext:value-type="float">
            <text:p>0,08694</text:p>
          </table:table-cell>
          <table:table-cell table:formula="of:=[.A156]*1000000" office:value-type="float" office:value="6500000" calcext:value-type="float">
            <text:p>6500000</text:p>
          </table:table-cell>
          <table:table-cell table:number-columns-repeated="3"/>
          <table:table-cell table:formula="of:=([.$L$160]-[.L156])/[.$L$160]" office:value-type="float" office:value="0.484249866524293" calcext:value-type="float">
            <text:p>0,484249866524293</text:p>
          </table:table-cell>
          <table:table-cell table:formula="of:=[.M156]/[.$M$160]"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MeV</text:p>
          </table:table-cell>
          <table:table-cell office:value-type="float" office:value="0.5313" calcext:value-type="float">
            <text:p>0,5313</text:p>
          </table:table-cell>
          <table:table-cell office:value-type="float" office:value="0.0003617" calcext:value-type="float">
            <text:p>0,0003617</text:p>
          </table:table-cell>
          <table:table-cell office:value-type="float" office:value="97.11" calcext:value-type="float">
            <text:p>97,11</text:p>
          </table:table-cell>
          <table:table-cell office:value-type="string" calcext:value-type="string">
            <text:p>mm</text:p>
          </table:table-cell>
          <table:table-cell office:value-type="float" office:value="3.58" calcext:value-type="float">
            <text:p>3,5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54 mm</text:p>
          </table:table-cell>
          <table:table-cell table:number-columns-repeated="2"/>
          <table:table-cell table:formula="of:=[.E157]*0.001" office:value-type="float" office:value="0.09711" calcext:value-type="float">
            <text:p>0,09711</text:p>
          </table:table-cell>
          <table:table-cell table:formula="of:=[.A157]*1000000" office:value-type="float" office:value="7000000" calcext:value-type="float">
            <text:p>7000000</text:p>
          </table:table-cell>
          <table:table-cell table:number-columns-repeated="3"/>
          <table:table-cell table:formula="of:=([.$L$160]-[.L157])/[.$L$160]" office:value-type="float" office:value="0.423918846769888" calcext:value-type="float">
            <text:p>0,423918846769888</text:p>
          </table:table-cell>
          <table:table-cell table:formula="of:=[.M157]/[.$M$160]" office:value-type="float" office:value="0.7" calcext:value-type="float">
            <text:p>0,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MeV</text:p>
          </table:table-cell>
          <table:table-cell office:value-type="float" office:value="0.4841" calcext:value-type="float">
            <text:p>0,4841</text:p>
          </table:table-cell>
          <table:table-cell office:value-type="float" office:value="0.0003217" calcext:value-type="float">
            <text:p>0,000321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m</text:p>
          </table:table-cell>
          <table:table-cell office:value-type="float" office:value="4.78" calcext:value-type="float">
            <text:p>4,78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2,96 mm</text:p>
          </table:table-cell>
          <table:table-cell table:number-columns-repeated="2"/>
          <table:table-cell table:formula="of:=[.E158]*0.001" office:value-type="float" office:value="0.119" calcext:value-type="float">
            <text:p>0,119</text:p>
          </table:table-cell>
          <table:table-cell table:formula="of:=[.A158]*1000000" office:value-type="float" office:value="8000000" calcext:value-type="float">
            <text:p>8000000</text:p>
          </table:table-cell>
          <table:table-cell table:number-columns-repeated="3"/>
          <table:table-cell table:formula="of:=([.$L$160]-[.L158])/[.$L$160]" office:value-type="float" office:value="0.29406181408317" calcext:value-type="float">
            <text:p>0,29406181408317</text:p>
          </table:table-cell>
          <table:table-cell table:formula="of:=[.M158]/[.$M$160]"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MeV</text:p>
          </table:table-cell>
          <table:table-cell office:value-type="float" office:value="0.4482" calcext:value-type="float">
            <text:p>0,4482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142.82" calcext:value-type="float">
            <text:p>142,82</text:p>
          </table:table-cell>
          <table:table-cell office:value-type="string" calcext:value-type="string">
            <text:p>mm</text:p>
          </table:table-cell>
          <table:table-cell office:value-type="float" office:value="5.9" calcext:value-type="float">
            <text:p>5,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42 mm</text:p>
          </table:table-cell>
          <table:table-cell table:number-columns-repeated="2"/>
          <table:table-cell table:formula="of:=[.E159]*0.001" office:value-type="float" office:value="0.14282" calcext:value-type="float">
            <text:p>0,14282</text:p>
          </table:table-cell>
          <table:table-cell table:formula="of:=[.A159]*1000000" office:value-type="float" office:value="9000000" calcext:value-type="float">
            <text:p>9000000</text:p>
          </table:table-cell>
          <table:table-cell table:number-columns-repeated="3"/>
          <table:table-cell table:formula="of:=([.$L$160]-[.L159])/[.$L$160]" office:value-type="float" office:value="0.152755531826541" calcext:value-type="float">
            <text:p>0,152755531826541</text:p>
          </table:table-cell>
          <table:table-cell table:formula="of:=[.M159]/[.$M$160]"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MeV</text:p>
          </table:table-cell>
          <table:table-cell office:value-type="float" office:value="0.4146" calcext:value-type="float">
            <text:p>0,4146</text:p>
          </table:table-cell>
          <table:table-cell office:value-type="float" office:value="0.0002643" calcext:value-type="float">
            <text:p>0,0002643</text:p>
          </table:table-cell>
          <table:table-cell office:value-type="float" office:value="168.57" calcext:value-type="float">
            <text:p>168,57</text:p>
          </table:table-cell>
          <table:table-cell office:value-type="string" calcext:value-type="string">
            <text:p>mm</text:p>
          </table:table-cell>
          <table:table-cell office:value-type="float" office:value="6.99" calcext:value-type="float">
            <text:p>6,99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<text:s text:c="3"/>3,91 mm</text:p>
          </table:table-cell>
          <table:table-cell table:number-columns-repeated="2"/>
          <table:table-cell table:formula="of:=[.E160]*0.001" office:value-type="float" office:value="0.16857" calcext:value-type="float">
            <text:p>0,16857</text:p>
          </table:table-cell>
          <table:table-cell table:formula="of:=[.A160]*1000000" office:value-type="float" office:value="10000000" calcext:value-type="float">
            <text:p>10000000</text:p>
          </table:table-cell>
          <table:table-cell table:number-columns-repeated="3"/>
          <table:table-cell table:formula="of:=([.$L$160]-[.L160])/[.$L$160]" office:value-type="float" office:value="0" calcext:value-type="float">
            <text:p>0</text:p>
          </table:table-cell>
          <table:table-cell table:formula="of:=[.M160]/[.$M$160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-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----</text:p>
          </table:table-cell>
          <table:table-cell office:value-type="string" calcext:value-type="string">
            <text:p>----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-</text:p>
          </table:table-cell>
          <table:table-cell office:value-type="string" calcext:value-type="string">
            <text:p>--------</text:p>
          </table:table-cell>
          <table:table-cell office:value-type="string" calcext:value-type="string">
            <text:p>---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Multip</text:p>
          </table:table-cell>
          <table:table-cell office:value-type="string" calcext:value-type="string">
            <text:p>ly Sto</text:p>
          </table:table-cell>
          <table:table-cell office:value-type="string" calcext:value-type="string">
            <text:p>pping by</text:p>
          </table:table-cell>
          <table:table-cell office:value-type="string" calcext:value-type="string">
            <text:p><text:s text:c="5"/>for Sto</text:p>
          </table:table-cell>
          <table:table-cell office:value-type="string" calcext:value-type="string">
            <text:p>pping U</text:p>
          </table:table-cell>
          <table:table-cell office:value-type="string" calcext:value-type="string">
            <text:p>nit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------</text:p>
          </table:table-cell>
          <table:table-cell office:value-type="string" calcext:value-type="string">
            <text:p>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<text:s text:c="4"/>--------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---</text:p>
          </table:table-cell>
          <table:table-cell table:number-columns-repeated="12"/>
        </table:table-row>
        <table:table-row table:style-name="ro1">
          <table:table-cell office:value-type="float" office:value="8.999" calcext:value-type="float">
            <text:p>8,999</text:p>
          </table:table-cell>
          <table:table-cell office:value-type="float" office:value="0.007" calcext:value-type="float">
            <text:p>0,007</text:p>
          </table:table-cell>
          <table:table-cell/>
          <table:table-cell office:value-type="string" calcext:value-type="string">
            <text:p><text:s text:c="5"/>eV / An</text:p>
          </table:table-cell>
          <table:table-cell office:value-type="string" calcext:value-type="string">
            <text:p>gstrom</text:p>
          </table:table-cell>
          <table:table-cell table:number-columns-repeated="13"/>
        </table:table-row>
        <table:table-row table:style-name="ro1">
          <table:table-cell office:value-type="float" office:value="8.999" calcext:value-type="float">
            <text:p>8,999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<text:s text:c="4"/>keV / mi</text:p>
          </table:table-cell>
          <table:table-cell office:value-type="string" calcext:value-type="string">
            <text:p>cron</text:p>
          </table:table-cell>
          <table:table-cell table:number-columns-repeated="13"/>
        </table:table-row>
        <table:table-row table:style-name="ro1">
          <table:table-cell office:value-type="float" office:value="8.999" calcext:value-type="float">
            <text:p>8,999</text:p>
          </table:table-cell>
          <table:table-cell office:value-type="float" office:value="0.07" calcext:value-type="float">
            <text:p>0,07</text:p>
          </table:table-cell>
          <table:table-cell/>
          <table:table-cell office:value-type="string" calcext:value-type="string">
            <text:p><text:s text:c="4"/>MeV / mm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u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M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<text:s text:c="4"/>keV / (m</text:p>
          </table:table-cell>
          <table:table-cell office:value-type="string" calcext:value-type="string">
            <text:p>g/cm2)</text:p>
          </table:table-cell>
          <table:table-cell table:number-columns-repeated="13"/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<text:s text:c="5"/>eV / (1</text:p>
          </table:table-cell>
          <table:table-cell office:value-type="string" calcext:value-type="string">
            <text:p>E15 ato</text:p>
          </table:table-cell>
          <table:table-cell office:value-type="string" calcext:value-type="string">
            <text:p>ms/c</text:p>
          </table:table-cell>
          <table:table-cell office:value-type="string" calcext:value-type="string">
            <text:p>m2)</text:p>
          </table:table-cell>
          <table:table-cell table:number-columns-repeated="11"/>
        </table:table-row>
        <table:table-row table:style-name="ro1">
          <table:table-cell office:value-type="float" office:value="2.985" calcext:value-type="float">
            <text:p>2,985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<text:s text:c="4"/>L.S.S. r</text:p>
          </table:table-cell>
          <table:table-cell office:value-type="string" calcext:value-type="string">
            <text:p>educed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<text:s/>======</text:p>
          </table:table-cell>
          <table:table-cell table:formula="of:======" office:value-type="string" office:string-value="" calcext:value-type="error">
            <text:p>Err :510</text:p>
          </table:table-cell>
          <table:table-cell table:formula="of:===========" office:value-type="string" office:string-value="" calcext:value-type="error">
            <text:p>Err :510</text:p>
          </table:table-cell>
          <table:table-cell table:formula="of:============" office:value-type="string" office:string-value="" calcext:value-type="error">
            <text:p>Err :510</text:p>
          </table:table-cell>
          <table:table-cell table:formula="of: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formula="of:====" office:value-type="string" office:string-value="" calcext:value-type="error">
            <text:p>Err :510</text:p>
          </table:table-cell>
          <table:table-cell table:formula="of:========" office:value-type="string" office:string-value="" calcext:value-type="error">
            <text:p>Err :5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(C) 19</text:p>
          </table:table-cell>
          <table:table-cell office:value-type="float" office:value="84.198" calcext:value-type="float">
            <text:p>84,198</text:p>
          </table:table-cell>
          <table:table-cell office:value-type="string" calcext:value-type="string">
            <text:p>9,1992,1998</text:p>
          </table:table-cell>
          <table:table-cell office:value-type="string" calcext:value-type="string">
            <text:p>,2008 by J.P</text:p>
          </table:table-cell>
          <table:table-cell office:value-type="string" calcext:value-type="string">
            <text:p>. Biers</text:p>
          </table:table-cell>
          <table:table-cell office:value-type="string" calcext:value-type="string">
            <text:p>ack</text:p>
          </table:table-cell>
          <table:table-cell office:value-type="string" calcext:value-type="string">
            <text:p>and J.F.</text:p>
          </table:table-cell>
          <table:table-cell office:value-type="string" calcext:value-type="string">
            <text:p><text:s/>Zie</text:p>
          </table:table-cell>
          <table:table-cell office:value-type="string" calcext:value-type="string">
            <text:p>gl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1T22:25:58.227000000</dc:date>
    <meta:editing-duration>PT1M19S</meta:editing-duration>
    <meta:editing-cycles>1</meta:editing-cycles>
    <meta:document-statistic meta:table-count="1" meta:cell-count="2139" meta:object-count="0"/>
    <meta:generator>LibreOffice/6.0.0.3$Windows_X86_64 LibreOffice_project/64a0f66915f38c6217de274f0aa8e15618924765</meta:generator>
  </office:meta>
</office:document-meta>
</file>